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um_cases_thread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fluenza_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ads</text:p>
          </table:table-cell>
          <table:table-cell office:value-type="string" table:style-name="ce1">
            <text:p>1 Thread</text:p>
          </table:table-cell>
          <table:table-cell office:value-type="string" table:style-name="ce1">
            <text:p>2 Threads</text:p>
          </table:table-cell>
          <table:table-cell office:value-type="string" table:style-name="ce1">
            <text:p>3 Threads</text:p>
          </table:table-cell>
          <table:table-cell office:value-type="string" table:style-name="ce1">
            <text:p>4 Threads</text:p>
          </table:table-cell>
          <table:table-cell office:value-type="string" table:style-name="ce1">
            <text:p>5 Threads</text:p>
          </table:table-cell>
          <table:table-cell office:value-type="string" table:style-name="ce1">
            <text:p>6 Threads</text:p>
          </table:table-cell>
          <table:table-cell office:value-type="string" table:style-name="ce1">
            <text:p>7 Threads</text:p>
          </table:table-cell>
          <table:table-cell office:value-type="string" table:style-name="ce1">
            <text:p>8 Threads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50" table:style-name="ce1">
            <text:p>1850</text:p>
          </table:table-cell>
          <table:table-cell office:value-type="float" office:value="1881" table:style-name="ce1">
            <text:p>1881</text:p>
          </table:table-cell>
          <table:table-cell office:value-type="float" office:value="1805" table:style-name="ce1">
            <text:p>1805</text:p>
          </table:table-cell>
          <table:table-cell office:value-type="float" office:value="1828" table:style-name="ce1">
            <text:p>1828</text:p>
          </table:table-cell>
          <table:table-cell office:value-type="float" office:value="1844" table:style-name="ce1">
            <text:p>1844</text:p>
          </table:table-cell>
          <table:table-cell office:value-type="float" office:value="1829" table:style-name="ce1">
            <text:p>1829</text:p>
          </table:table-cell>
          <table:table-cell office:value-type="float" office:value="1927" table:style-name="ce1">
            <text:p>1927</text:p>
          </table:table-cell>
          <table:table-cell office:value-type="float" office:value="1869" table:style-name="ce1">
            <text:p>1869</text:p>
          </table:table-cell>
          <table:table-cell table:style-name="ce1">
            <draw:frame draw:z-index="1" draw:id="id0" draw:style-name="a0" draw:name="Grafiek 6" svg:x="0.61979in" svg:y="0.02083in" svg:width="8.34896in" svg:height="5.02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67" table:style-name="ce1">
            <text:p>1967</text:p>
          </table:table-cell>
          <table:table-cell office:value-type="float" office:value="1930" table:style-name="ce1">
            <text:p>1930</text:p>
          </table:table-cell>
          <table:table-cell office:value-type="float" office:value="1907" table:style-name="ce1">
            <text:p>1907</text:p>
          </table:table-cell>
          <table:table-cell office:value-type="float" office:value="1924" table:style-name="ce1">
            <text:p>1924</text:p>
          </table:table-cell>
          <table:table-cell office:value-type="float" office:value="1867" table:style-name="ce1">
            <text:p>1867</text:p>
          </table:table-cell>
          <table:table-cell office:value-type="float" office:value="1902" table:style-name="ce1">
            <text:p>1902</text:p>
          </table:table-cell>
          <table:table-cell office:value-type="float" office:value="1927" table:style-name="ce1">
            <text:p>1927</text:p>
          </table:table-cell>
          <table:table-cell office:value-type="float" office:value="1894" table:style-name="ce1">
            <text:p>189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72" table:style-name="ce1">
            <text:p>1972</text:p>
          </table:table-cell>
          <table:table-cell office:value-type="float" office:value="1981" table:style-name="ce1">
            <text:p>1981</text:p>
          </table:table-cell>
          <table:table-cell office:value-type="float" office:value="1910" table:style-name="ce1">
            <text:p>1910</text:p>
          </table:table-cell>
          <table:table-cell office:value-type="float" office:value="1937" table:style-name="ce1">
            <text:p>1937</text:p>
          </table:table-cell>
          <table:table-cell office:value-type="float" office:value="1898" table:style-name="ce1">
            <text:p>1898</text:p>
          </table:table-cell>
          <table:table-cell office:value-type="float" office:value="1909" table:style-name="ce1">
            <text:p>1909</text:p>
          </table:table-cell>
          <table:table-cell office:value-type="float" office:value="1939" table:style-name="ce1">
            <text:p>1939</text:p>
          </table:table-cell>
          <table:table-cell office:value-type="float" office:value="1964" table:style-name="ce1">
            <text:p>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72" table:style-name="ce1">
            <text:p>1972</text:p>
          </table:table-cell>
          <table:table-cell office:value-type="float" office:value="1993" table:style-name="ce1">
            <text:p>1993</text:p>
          </table:table-cell>
          <table:table-cell office:value-type="float" office:value="1965" table:style-name="ce1">
            <text:p>1965</text:p>
          </table:table-cell>
          <table:table-cell office:value-type="float" office:value="1940" table:style-name="ce1">
            <text:p>1940</text:p>
          </table:table-cell>
          <table:table-cell office:value-type="float" office:value="1922" table:style-name="ce1">
            <text:p>1922</text:p>
          </table:table-cell>
          <table:table-cell office:value-type="float" office:value="1951" table:style-name="ce1">
            <text:p>1951</text:p>
          </table:table-cell>
          <table:table-cell office:value-type="float" office:value="1959" table:style-name="ce1">
            <text:p>1959</text:p>
          </table:table-cell>
          <table:table-cell office:value-type="float" office:value="1967" table:style-name="ce1">
            <text:p>1967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90" table:style-name="ce1">
            <text:p>1990</text:p>
          </table:table-cell>
          <table:table-cell office:value-type="float" office:value="2007" table:style-name="ce1">
            <text:p>2007</text:p>
          </table:table-cell>
          <table:table-cell office:value-type="float" office:value="1970" table:style-name="ce1">
            <text:p>1970</text:p>
          </table:table-cell>
          <table:table-cell office:value-type="float" office:value="1966" table:style-name="ce1">
            <text:p>1966</text:p>
          </table:table-cell>
          <table:table-cell office:value-type="float" office:value="1946" table:style-name="ce1">
            <text:p>1946</text:p>
          </table:table-cell>
          <table:table-cell office:value-type="float" office:value="1965" table:style-name="ce1">
            <text:p>1965</text:p>
          </table:table-cell>
          <table:table-cell office:value-type="float" office:value="1965" table:style-name="ce1">
            <text:p>1965</text:p>
          </table:table-cell>
          <table:table-cell office:value-type="float" office:value="1976" table:style-name="ce1">
            <text:p>1976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04" table:style-name="ce1">
            <text:p>2004</text:p>
          </table:table-cell>
          <table:table-cell office:value-type="float" office:value="2019" table:style-name="ce1">
            <text:p>2019</text:p>
          </table:table-cell>
          <table:table-cell office:value-type="float" office:value="1990" table:style-name="ce1">
            <text:p>1990</text:p>
          </table:table-cell>
          <table:table-cell office:value-type="float" office:value="1967" table:style-name="ce1">
            <text:p>1967</text:p>
          </table:table-cell>
          <table:table-cell office:value-type="float" office:value="1947" table:style-name="ce1">
            <text:p>1947</text:p>
          </table:table-cell>
          <table:table-cell office:value-type="float" office:value="1970" table:style-name="ce1">
            <text:p>1970</text:p>
          </table:table-cell>
          <table:table-cell office:value-type="float" office:value="2000" table:style-name="ce1">
            <text:p>2000</text:p>
          </table:table-cell>
          <table:table-cell office:value-type="float" office:value="1983" table:style-name="ce1">
            <text:p>1983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7" table:style-name="ce1">
            <text:p>2017</text:p>
          </table:table-cell>
          <table:table-cell office:value-type="float" office:value="2023" table:style-name="ce1">
            <text:p>2023</text:p>
          </table:table-cell>
          <table:table-cell office:value-type="float" office:value="1995" table:style-name="ce1">
            <text:p>1995</text:p>
          </table:table-cell>
          <table:table-cell office:value-type="float" office:value="1982" table:style-name="ce1">
            <text:p>1982</text:p>
          </table:table-cell>
          <table:table-cell office:value-type="float" office:value="1985" table:style-name="ce1">
            <text:p>1985</text:p>
          </table:table-cell>
          <table:table-cell office:value-type="float" office:value="1972" table:style-name="ce1">
            <text:p>1972</text:p>
          </table:table-cell>
          <table:table-cell office:value-type="float" office:value="2021" table:style-name="ce1">
            <text:p>2021</text:p>
          </table:table-cell>
          <table:table-cell office:value-type="float" office:value="1991" table:style-name="ce1">
            <text:p>199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25" table:style-name="ce1">
            <text:p>2025</text:p>
          </table:table-cell>
          <table:table-cell office:value-type="float" office:value="2025" table:style-name="ce1">
            <text:p>2025</text:p>
          </table:table-cell>
          <table:table-cell office:value-type="float" office:value="2007" table:style-name="ce1">
            <text:p>2007</text:p>
          </table:table-cell>
          <table:table-cell office:value-type="float" office:value="1995" table:style-name="ce1">
            <text:p>1995</text:p>
          </table:table-cell>
          <table:table-cell office:value-type="float" office:value="1988" table:style-name="ce1">
            <text:p>1988</text:p>
          </table:table-cell>
          <table:table-cell office:value-type="float" office:value="1981" table:style-name="ce1">
            <text:p>1981</text:p>
          </table:table-cell>
          <table:table-cell office:value-type="float" office:value="2042" table:style-name="ce1">
            <text:p>2042</text:p>
          </table:table-cell>
          <table:table-cell office:value-type="float" office:value="2008" table:style-name="ce1">
            <text:p>2008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29" table:style-name="ce1">
            <text:p>2029</text:p>
          </table:table-cell>
          <table:table-cell office:value-type="float" office:value="2028" table:style-name="ce1">
            <text:p>2028</text:p>
          </table:table-cell>
          <table:table-cell office:value-type="float" office:value="2008" table:style-name="ce1">
            <text:p>2008</text:p>
          </table:table-cell>
          <table:table-cell office:value-type="float" office:value="2006" table:style-name="ce1">
            <text:p>2006</text:p>
          </table:table-cell>
          <table:table-cell office:value-type="float" office:value="1995" table:style-name="ce1">
            <text:p>1995</text:p>
          </table:table-cell>
          <table:table-cell office:value-type="float" office:value="1992" table:style-name="ce1">
            <text:p>1992</text:p>
          </table:table-cell>
          <table:table-cell office:value-type="float" office:value="2054" table:style-name="ce1">
            <text:p>2054</text:p>
          </table:table-cell>
          <table:table-cell office:value-type="float" office:value="2012" table:style-name="ce1">
            <text:p>2012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13" table:style-name="ce1">
            <text:p>2013</text:p>
          </table:table-cell>
          <table:table-cell office:value-type="float" office:value="2011" table:style-name="ce1">
            <text:p>2011</text:p>
          </table:table-cell>
          <table:table-cell office:value-type="float" office:value="1999" table:style-name="ce1">
            <text:p>1999</text:p>
          </table:table-cell>
          <table:table-cell office:value-type="float" office:value="1998" table:style-name="ce1">
            <text:p>1998</text:p>
          </table:table-cell>
          <table:table-cell office:value-type="float" office:value="2056" table:style-name="ce1">
            <text:p>2056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1" table:style-name="ce1">
            <text:p>2031</text:p>
          </table:table-cell>
          <table:table-cell office:value-type="float" office:value="2046" table:style-name="ce1">
            <text:p>2046</text:p>
          </table:table-cell>
          <table:table-cell office:value-type="float" office:value="2015" table:style-name="ce1">
            <text:p>2015</text:p>
          </table:table-cell>
          <table:table-cell office:value-type="float" office:value="2023" table:style-name="ce1">
            <text:p>2023</text:p>
          </table:table-cell>
          <table:table-cell office:value-type="float" office:value="2004" table:style-name="ce1">
            <text:p>2004</text:p>
          </table:table-cell>
          <table:table-cell office:value-type="float" office:value="2007" table:style-name="ce1">
            <text:p>2007</text:p>
          </table:table-cell>
          <table:table-cell office:value-type="float" office:value="2058" table:style-name="ce1">
            <text:p>2058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35" table:style-name="ce1">
            <text:p>2035</text:p>
          </table:table-cell>
          <table:table-cell office:value-type="float" office:value="2048" table:style-name="ce1">
            <text:p>2048</text:p>
          </table:table-cell>
          <table:table-cell office:value-type="float" office:value="2025" table:style-name="ce1">
            <text:p>2025</text:p>
          </table:table-cell>
          <table:table-cell office:value-type="float" office:value="2027" table:style-name="ce1">
            <text:p>2027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67" table:style-name="ce1">
            <text:p>2067</text:p>
          </table:table-cell>
          <table:table-cell office:value-type="float" office:value="2035" table:style-name="ce1">
            <text:p>203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36" table:style-name="ce1">
            <text:p>2036</text:p>
          </table:table-cell>
          <table:table-cell office:value-type="float" office:value="2049" table:style-name="ce1">
            <text:p>2049</text:p>
          </table:table-cell>
          <table:table-cell office:value-type="float" office:value="2042" table:style-name="ce1">
            <text:p>2042</text:p>
          </table:table-cell>
          <table:table-cell office:value-type="float" office:value="2036" table:style-name="ce1">
            <text:p>2036</text:p>
          </table:table-cell>
          <table:table-cell office:value-type="float" office:value="2017" table:style-name="ce1">
            <text:p>2017</text:p>
          </table:table-cell>
          <table:table-cell office:value-type="float" office:value="2023" table:style-name="ce1">
            <text:p>2023</text:p>
          </table:table-cell>
          <table:table-cell office:value-type="float" office:value="2070" table:style-name="ce1">
            <text:p>2070</text:p>
          </table:table-cell>
          <table:table-cell office:value-type="float" office:value="2045" table:style-name="ce1">
            <text:p>204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45" table:style-name="ce1">
            <text:p>2045</text:p>
          </table:table-cell>
          <table:table-cell office:value-type="float" office:value="2078" table:style-name="ce1">
            <text:p>2078</text:p>
          </table:table-cell>
          <table:table-cell office:value-type="float" office:value="2047" table:style-name="ce1">
            <text:p>2047</text:p>
          </table:table-cell>
          <table:table-cell office:value-type="float" office:value="2042" table:style-name="ce1">
            <text:p>2042</text:p>
          </table:table-cell>
          <table:table-cell office:value-type="float" office:value="2030" table:style-name="ce1">
            <text:p>2030</text:p>
          </table:table-cell>
          <table:table-cell office:value-type="float" office:value="2037" table:style-name="ce1">
            <text:p>2037</text:p>
          </table:table-cell>
          <table:table-cell office:value-type="float" office:value="2072" table:style-name="ce1">
            <text:p>2072</text:p>
          </table:table-cell>
          <table:table-cell office:value-type="float" office:value="2048" table:style-name="ce1">
            <text:p>2048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46" table:style-name="ce1">
            <text:p>2046</text:p>
          </table:table-cell>
          <table:table-cell office:value-type="float" office:value="2081" table:style-name="ce1">
            <text:p>2081</text:p>
          </table:table-cell>
          <table:table-cell office:value-type="float" office:value="2049" table:style-name="ce1">
            <text:p>2049</text:p>
          </table:table-cell>
          <table:table-cell office:value-type="float" office:value="2051" table:style-name="ce1">
            <text:p>2051</text:p>
          </table:table-cell>
          <table:table-cell office:value-type="float" office:value="2034" table:style-name="ce1">
            <text:p>2034</text:p>
          </table:table-cell>
          <table:table-cell office:value-type="float" office:value="2039" table:style-name="ce1">
            <text:p>2039</text:p>
          </table:table-cell>
          <table:table-cell office:value-type="float" office:value="2076" table:style-name="ce1">
            <text:p>2076</text:p>
          </table:table-cell>
          <table:table-cell office:value-type="float" office:value="2050" table:style-name="ce1">
            <text:p>205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54" table:style-name="ce1">
            <text:p>2054</text:p>
          </table:table-cell>
          <table:table-cell office:value-type="float" office:value="2095" table:style-name="ce1">
            <text:p>2095</text:p>
          </table:table-cell>
          <table:table-cell office:value-type="float" office:value="2062" table:style-name="ce1">
            <text:p>2062</text:p>
          </table:table-cell>
          <table:table-cell office:value-type="float" office:value="2055" table:style-name="ce1">
            <text:p>2055</text:p>
          </table:table-cell>
          <table:table-cell office:value-type="float" office:value="2035" table:style-name="ce1">
            <text:p>2035</text:p>
          </table:table-cell>
          <table:table-cell office:value-type="float" office:value="2061" table:style-name="ce1">
            <text:p>2061</text:p>
          </table:table-cell>
          <table:table-cell office:value-type="float" office:value="2078" table:style-name="ce1">
            <text:p>2078</text:p>
          </table:table-cell>
          <table:table-cell office:value-type="float" office:value="2050" table:style-name="ce1">
            <text:p>205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77" table:style-name="ce1">
            <text:p>2077</text:p>
          </table:table-cell>
          <table:table-cell office:value-type="float" office:value="2098" table:style-name="ce1">
            <text:p>2098</text:p>
          </table:table-cell>
          <table:table-cell office:value-type="float" office:value="2063" table:style-name="ce1">
            <text:p>2063</text:p>
          </table:table-cell>
          <table:table-cell office:value-type="float" office:value="2064" table:style-name="ce1">
            <text:p>2064</text:p>
          </table:table-cell>
          <table:table-cell office:value-type="float" office:value="2041" table:style-name="ce1">
            <text:p>2041</text:p>
          </table:table-cell>
          <table:table-cell office:value-type="float" office:value="2067" table:style-name="ce1">
            <text:p>2067</text:p>
          </table:table-cell>
          <table:table-cell office:value-type="float" office:value="2081" table:style-name="ce1">
            <text:p>2081</text:p>
          </table:table-cell>
          <table:table-cell office:value-type="float" office:value="2055" table:style-name="ce1">
            <text:p>205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90" table:style-name="ce1">
            <text:p>2090</text:p>
          </table:table-cell>
          <table:table-cell office:value-type="float" office:value="2100" table:style-name="ce1">
            <text:p>2100</text:p>
          </table:table-cell>
          <table:table-cell office:value-type="float" office:value="2067" table:style-name="ce1">
            <text:p>2067</text:p>
          </table:table-cell>
          <table:table-cell office:value-type="float" office:value="2064" table:style-name="ce1">
            <text:p>2064</text:p>
          </table:table-cell>
          <table:table-cell office:value-type="float" office:value="2041" table:style-name="ce1">
            <text:p>2041</text:p>
          </table:table-cell>
          <table:table-cell office:value-type="float" office:value="2070" table:style-name="ce1">
            <text:p>2070</text:p>
          </table:table-cell>
          <table:table-cell office:value-type="float" office:value="2082" table:style-name="ce1">
            <text:p>2082</text:p>
          </table:table-cell>
          <table:table-cell office:value-type="float" office:value="2058" table:style-name="ce1">
            <text:p>2058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02" table:style-name="ce1">
            <text:p>2102</text:p>
          </table:table-cell>
          <table:table-cell office:value-type="float" office:value="2104" table:style-name="ce1">
            <text:p>2104</text:p>
          </table:table-cell>
          <table:table-cell office:value-type="float" office:value="2068" table:style-name="ce1">
            <text:p>2068</text:p>
          </table:table-cell>
          <table:table-cell office:value-type="float" office:value="2076" table:style-name="ce1">
            <text:p>2076</text:p>
          </table:table-cell>
          <table:table-cell office:value-type="float" office:value="2044" table:style-name="ce1">
            <text:p>2044</text:p>
          </table:table-cell>
          <table:table-cell office:value-type="float" office:value="2073" table:style-name="ce1">
            <text:p>2073</text:p>
          </table:table-cell>
          <table:table-cell office:value-type="float" office:value="2087" table:style-name="ce1">
            <text:p>2087</text:p>
          </table:table-cell>
          <table:table-cell office:value-type="float" office:value="2064" table:style-name="ce1">
            <text:p>20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09" table:style-name="ce1">
            <text:p>2109</text:p>
          </table:table-cell>
          <table:table-cell office:value-type="float" office:value="2105" table:style-name="ce1">
            <text:p>2105</text:p>
          </table:table-cell>
          <table:table-cell office:value-type="float" office:value="2073" table:style-name="ce1">
            <text:p>2073</text:p>
          </table:table-cell>
          <table:table-cell office:value-type="float" office:value="2079" table:style-name="ce1">
            <text:p>2079</text:p>
          </table:table-cell>
          <table:table-cell office:value-type="float" office:value="2046" table:style-name="ce1">
            <text:p>2046</text:p>
          </table:table-cell>
          <table:table-cell office:value-type="float" office:value="2074" table:style-name="ce1">
            <text:p>2074</text:p>
          </table:table-cell>
          <table:table-cell office:value-type="float" office:value="2088" table:style-name="ce1">
            <text:p>2088</text:p>
          </table:table-cell>
          <table:table-cell office:value-type="float" office:value="2067" table:style-name="ce1">
            <text:p>2067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10" table:style-name="ce1">
            <text:p>2110</text:p>
          </table:table-cell>
          <table:table-cell office:value-type="float" office:value="2116" table:style-name="ce1">
            <text:p>2116</text:p>
          </table:table-cell>
          <table:table-cell office:value-type="float" office:value="2080" table:style-name="ce1">
            <text:p>2080</text:p>
          </table:table-cell>
          <table:table-cell office:value-type="float" office:value="2092" table:style-name="ce1">
            <text:p>2092</text:p>
          </table:table-cell>
          <table:table-cell office:value-type="float" office:value="2053" table:style-name="ce1">
            <text:p>2053</text:p>
          </table:table-cell>
          <table:table-cell office:value-type="float" office:value="2075" table:style-name="ce1">
            <text:p>2075</text:p>
          </table:table-cell>
          <table:table-cell office:value-type="float" office:value="2089" table:style-name="ce1">
            <text:p>2089</text:p>
          </table:table-cell>
          <table:table-cell office:value-type="float" office:value="2071" table:style-name="ce1">
            <text:p>207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10" table:style-name="ce1">
            <text:p>2110</text:p>
          </table:table-cell>
          <table:table-cell office:value-type="float" office:value="2117" table:style-name="ce1">
            <text:p>2117</text:p>
          </table:table-cell>
          <table:table-cell office:value-type="float" office:value="2087" table:style-name="ce1">
            <text:p>2087</text:p>
          </table:table-cell>
          <table:table-cell office:value-type="float" office:value="2094" table:style-name="ce1">
            <text:p>2094</text:p>
          </table:table-cell>
          <table:table-cell office:value-type="float" office:value="2055" table:style-name="ce1">
            <text:p>2055</text:p>
          </table:table-cell>
          <table:table-cell office:value-type="float" office:value="2078" table:style-name="ce1">
            <text:p>2078</text:p>
          </table:table-cell>
          <table:table-cell office:value-type="float" office:value="2096" table:style-name="ce1">
            <text:p>2096</text:p>
          </table:table-cell>
          <table:table-cell office:value-type="float" office:value="2074" table:style-name="ce1">
            <text:p>2074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12" table:style-name="ce1">
            <text:p>2112</text:p>
          </table:table-cell>
          <table:table-cell office:value-type="float" office:value="2131" table:style-name="ce1">
            <text:p>2131</text:p>
          </table:table-cell>
          <table:table-cell office:value-type="float" office:value="2094" table:style-name="ce1">
            <text:p>2094</text:p>
          </table:table-cell>
          <table:table-cell office:value-type="float" office:value="2098" table:style-name="ce1">
            <text:p>2098</text:p>
          </table:table-cell>
          <table:table-cell office:value-type="float" office:value="2066" table:style-name="ce1">
            <text:p>2066</text:p>
          </table:table-cell>
          <table:table-cell office:value-type="float" office:value="2087" table:style-name="ce1">
            <text:p>2087</text:p>
          </table:table-cell>
          <table:table-cell office:value-type="float" office:value="2096" table:style-name="ce1">
            <text:p>2096</text:p>
          </table:table-cell>
          <table:table-cell office:value-type="float" office:value="2079" table:style-name="ce1">
            <text:p>2079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14" table:style-name="ce1">
            <text:p>2114</text:p>
          </table:table-cell>
          <table:table-cell office:value-type="float" office:value="2143" table:style-name="ce1">
            <text:p>2143</text:p>
          </table:table-cell>
          <table:table-cell office:value-type="float" office:value="2096" table:style-name="ce1">
            <text:p>2096</text:p>
          </table:table-cell>
          <table:table-cell office:value-type="float" office:value="2102" table:style-name="ce1">
            <text:p>2102</text:p>
          </table:table-cell>
          <table:table-cell office:value-type="float" office:value="2079" table:style-name="ce1">
            <text:p>2079</text:p>
          </table:table-cell>
          <table:table-cell office:value-type="float" office:value="2087" table:style-name="ce1">
            <text:p>2087</text:p>
          </table:table-cell>
          <table:table-cell office:value-type="float" office:value="2100" table:style-name="ce1">
            <text:p>2100</text:p>
          </table:table-cell>
          <table:table-cell office:value-type="float" office:value="2086" table:style-name="ce1">
            <text:p>2086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18" table:style-name="ce1">
            <text:p>2118</text:p>
          </table:table-cell>
          <table:table-cell office:value-type="float" office:value="2156" table:style-name="ce1">
            <text:p>2156</text:p>
          </table:table-cell>
          <table:table-cell office:value-type="float" office:value="2101" table:style-name="ce1">
            <text:p>2101</text:p>
          </table:table-cell>
          <table:table-cell office:value-type="float" office:value="2105" table:style-name="ce1">
            <text:p>2105</text:p>
          </table:table-cell>
          <table:table-cell office:value-type="float" office:value="2084" table:style-name="ce1">
            <text:p>2084</text:p>
          </table:table-cell>
          <table:table-cell office:value-type="float" office:value="2090" table:style-name="ce1">
            <text:p>2090</text:p>
          </table:table-cell>
          <table:table-cell office:value-type="float" office:value="2102" table:style-name="ce1">
            <text:p>2102</text:p>
          </table:table-cell>
          <table:table-cell office:value-type="float" office:value="2091" table:style-name="ce1">
            <text:p>209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30" table:style-name="ce1">
            <text:p>2130</text:p>
          </table:table-cell>
          <table:table-cell office:value-type="float" office:value="2167" table:style-name="ce1">
            <text:p>2167</text:p>
          </table:table-cell>
          <table:table-cell office:value-type="float" office:value="2101" table:style-name="ce1">
            <text:p>2101</text:p>
          </table:table-cell>
          <table:table-cell office:value-type="float" office:value="2110" table:style-name="ce1">
            <text:p>2110</text:p>
          </table:table-cell>
          <table:table-cell office:value-type="float" office:value="2106" table:style-name="ce1">
            <text:p>2106</text:p>
          </table:table-cell>
          <table:table-cell office:value-type="float" office:value="2091" table:style-name="ce1">
            <text:p>2091</text:p>
          </table:table-cell>
          <table:table-cell office:value-type="float" office:value="2108" table:style-name="ce1">
            <text:p>2108</text:p>
          </table:table-cell>
          <table:table-cell office:value-type="float" office:value="2098" table:style-name="ce1">
            <text:p>2098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36" table:style-name="ce1">
            <text:p>2136</text:p>
          </table:table-cell>
          <table:table-cell office:value-type="float" office:value="2170" table:style-name="ce1">
            <text:p>2170</text:p>
          </table:table-cell>
          <table:table-cell office:value-type="float" office:value="2104" table:style-name="ce1">
            <text:p>2104</text:p>
          </table:table-cell>
          <table:table-cell office:value-type="float" office:value="2122" table:style-name="ce1">
            <text:p>2122</text:p>
          </table:table-cell>
          <table:table-cell office:value-type="float" office:value="2122" table:style-name="ce1">
            <text:p>2122</text:p>
          </table:table-cell>
          <table:table-cell office:value-type="float" office:value="2097" table:style-name="ce1">
            <text:p>2097</text:p>
          </table:table-cell>
          <table:table-cell office:value-type="float" office:value="2120" table:style-name="ce1">
            <text:p>2120</text:p>
          </table:table-cell>
          <table:table-cell office:value-type="float" office:value="2099" table:style-name="ce1">
            <text:p>2099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38" table:style-name="ce1">
            <text:p>2138</text:p>
          </table:table-cell>
          <table:table-cell office:value-type="float" office:value="2173" table:style-name="ce1">
            <text:p>2173</text:p>
          </table:table-cell>
          <table:table-cell office:value-type="float" office:value="2107" table:style-name="ce1">
            <text:p>2107</text:p>
          </table:table-cell>
          <table:table-cell office:value-type="float" office:value="2150" table:style-name="ce1">
            <text:p>2150</text:p>
          </table:table-cell>
          <table:table-cell office:value-type="float" office:value="2125" table:style-name="ce1">
            <text:p>2125</text:p>
          </table:table-cell>
          <table:table-cell office:value-type="float" office:value="2110" table:style-name="ce1">
            <text:p>2110</text:p>
          </table:table-cell>
          <table:table-cell office:value-type="float" office:value="2121" table:style-name="ce1">
            <text:p>2121</text:p>
          </table:table-cell>
          <table:table-cell office:value-type="float" office:value="2104" table:style-name="ce1">
            <text:p>210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51" table:style-name="ce1">
            <text:p>2151</text:p>
          </table:table-cell>
          <table:table-cell office:value-type="float" office:value="2176" table:style-name="ce1">
            <text:p>2176</text:p>
          </table:table-cell>
          <table:table-cell office:value-type="float" office:value="2110" table:style-name="ce1">
            <text:p>2110</text:p>
          </table:table-cell>
          <table:table-cell office:value-type="float" office:value="2152" table:style-name="ce1">
            <text:p>2152</text:p>
          </table:table-cell>
          <table:table-cell office:value-type="float" office:value="2132" table:style-name="ce1">
            <text:p>2132</text:p>
          </table:table-cell>
          <table:table-cell office:value-type="float" office:value="2114" table:style-name="ce1">
            <text:p>2114</text:p>
          </table:table-cell>
          <table:table-cell office:value-type="float" office:value="2122" table:style-name="ce1">
            <text:p>2122</text:p>
          </table:table-cell>
          <table:table-cell office:value-type="float" office:value="2113" table:style-name="ce1">
            <text:p>2113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58" table:style-name="ce1">
            <text:p>2158</text:p>
          </table:table-cell>
          <table:table-cell office:value-type="float" office:value="2179" table:style-name="ce1">
            <text:p>2179</text:p>
          </table:table-cell>
          <table:table-cell office:value-type="float" office:value="2115" table:style-name="ce1">
            <text:p>2115</text:p>
          </table:table-cell>
          <table:table-cell office:value-type="float" office:value="2156" table:style-name="ce1">
            <text:p>2156</text:p>
          </table:table-cell>
          <table:table-cell office:value-type="float" office:value="2134" table:style-name="ce1">
            <text:p>2134</text:p>
          </table:table-cell>
          <table:table-cell office:value-type="float" office:value="2117" table:style-name="ce1">
            <text:p>2117</text:p>
          </table:table-cell>
          <table:table-cell office:value-type="float" office:value="2133" table:style-name="ce1">
            <text:p>2133</text:p>
          </table:table-cell>
          <table:table-cell office:value-type="float" office:value="2124" table:style-name="ce1">
            <text:p>212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62" table:style-name="ce1">
            <text:p>2162</text:p>
          </table:table-cell>
          <table:table-cell office:value-type="float" office:value="2179" table:style-name="ce1">
            <text:p>2179</text:p>
          </table:table-cell>
          <table:table-cell office:value-type="float" office:value="2122" table:style-name="ce1">
            <text:p>2122</text:p>
          </table:table-cell>
          <table:table-cell office:value-type="float" office:value="2158" table:style-name="ce1">
            <text:p>2158</text:p>
          </table:table-cell>
          <table:table-cell office:value-type="float" office:value="2141" table:style-name="ce1">
            <text:p>2141</text:p>
          </table:table-cell>
          <table:table-cell office:value-type="float" office:value="2138" table:style-name="ce1">
            <text:p>2138</text:p>
          </table:table-cell>
          <table:table-cell office:value-type="float" office:value="2138" table:style-name="ce1">
            <text:p>2138</text:p>
          </table:table-cell>
          <table:table-cell office:value-type="float" office:value="2130" table:style-name="ce1">
            <text:p>2130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68" table:style-name="ce1">
            <text:p>2168</text:p>
          </table:table-cell>
          <table:table-cell office:value-type="float" office:value="2182" table:style-name="ce1">
            <text:p>2182</text:p>
          </table:table-cell>
          <table:table-cell office:value-type="float" office:value="2124" table:style-name="ce1">
            <text:p>2124</text:p>
          </table:table-cell>
          <table:table-cell office:value-type="float" office:value="2165" table:style-name="ce1">
            <text:p>2165</text:p>
          </table:table-cell>
          <table:table-cell office:value-type="float" office:value="2145" table:style-name="ce1">
            <text:p>2145</text:p>
          </table:table-cell>
          <table:table-cell office:value-type="float" office:value="2151" table:style-name="ce1">
            <text:p>2151</text:p>
          </table:table-cell>
          <table:table-cell office:value-type="float" office:value="2150" table:style-name="ce1">
            <text:p>2150</text:p>
          </table:table-cell>
          <table:table-cell office:value-type="float" office:value="2132" table:style-name="ce1">
            <text:p>2132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81" table:style-name="ce1">
            <text:p>2181</text:p>
          </table:table-cell>
          <table:table-cell office:value-type="float" office:value="2188" table:style-name="ce1">
            <text:p>2188</text:p>
          </table:table-cell>
          <table:table-cell office:value-type="float" office:value="2128" table:style-name="ce1">
            <text:p>2128</text:p>
          </table:table-cell>
          <table:table-cell office:value-type="float" office:value="2165" table:style-name="ce1">
            <text:p>2165</text:p>
          </table:table-cell>
          <table:table-cell office:value-type="float" office:value="2146" table:style-name="ce1">
            <text:p>2146</text:p>
          </table:table-cell>
          <table:table-cell office:value-type="float" office:value="2157" table:style-name="ce1">
            <text:p>2157</text:p>
          </table:table-cell>
          <table:table-cell office:value-type="float" office:value="2150" table:style-name="ce1">
            <text:p>2150</text:p>
          </table:table-cell>
          <table:table-cell office:value-type="float" office:value="2136" table:style-name="ce1">
            <text:p>2136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89" table:style-name="ce1">
            <text:p>2189</text:p>
          </table:table-cell>
          <table:table-cell office:value-type="float" office:value="2192" table:style-name="ce1">
            <text:p>2192</text:p>
          </table:table-cell>
          <table:table-cell office:value-type="float" office:value="2136" table:style-name="ce1">
            <text:p>2136</text:p>
          </table:table-cell>
          <table:table-cell office:value-type="float" office:value="2168" table:style-name="ce1">
            <text:p>2168</text:p>
          </table:table-cell>
          <table:table-cell office:value-type="float" office:value="2150" table:style-name="ce1">
            <text:p>2150</text:p>
          </table:table-cell>
          <table:table-cell office:value-type="float" office:value="2176" table:style-name="ce1">
            <text:p>2176</text:p>
          </table:table-cell>
          <table:table-cell office:value-type="float" office:value="2166" table:style-name="ce1">
            <text:p>2166</text:p>
          </table:table-cell>
          <table:table-cell office:value-type="float" office:value="2154" table:style-name="ce1">
            <text:p>2154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196" table:style-name="ce1">
            <text:p>2196</text:p>
          </table:table-cell>
          <table:table-cell office:value-type="float" office:value="2192" table:style-name="ce1">
            <text:p>2192</text:p>
          </table:table-cell>
          <table:table-cell office:value-type="float" office:value="2159" table:style-name="ce1">
            <text:p>2159</text:p>
          </table:table-cell>
          <table:table-cell office:value-type="float" office:value="2172" table:style-name="ce1">
            <text:p>2172</text:p>
          </table:table-cell>
          <table:table-cell office:value-type="float" office:value="2167" table:style-name="ce1">
            <text:p>2167</text:p>
          </table:table-cell>
          <table:table-cell office:value-type="float" office:value="2180" table:style-name="ce1">
            <text:p>2180</text:p>
          </table:table-cell>
          <table:table-cell office:value-type="float" office:value="2185" table:style-name="ce1">
            <text:p>2185</text:p>
          </table:table-cell>
          <table:table-cell office:value-type="float" office:value="2158" table:style-name="ce1">
            <text:p>2158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15" table:style-name="ce1">
            <text:p>2215</text:p>
          </table:table-cell>
          <table:table-cell office:value-type="float" office:value="2194" table:style-name="ce1">
            <text:p>2194</text:p>
          </table:table-cell>
          <table:table-cell office:value-type="float" office:value="2164" table:style-name="ce1">
            <text:p>2164</text:p>
          </table:table-cell>
          <table:table-cell office:value-type="float" office:value="2180" table:style-name="ce1">
            <text:p>2180</text:p>
          </table:table-cell>
          <table:table-cell office:value-type="float" office:value="2179" table:style-name="ce1">
            <text:p>2179</text:p>
          </table:table-cell>
          <table:table-cell office:value-type="float" office:value="2186" table:style-name="ce1">
            <text:p>2186</text:p>
          </table:table-cell>
          <table:table-cell office:value-type="float" office:value="2192" table:style-name="ce1">
            <text:p>2192</text:p>
          </table:table-cell>
          <table:table-cell office:value-type="float" office:value="2160" table:style-name="ce1">
            <text:p>2160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22" table:style-name="ce1">
            <text:p>2222</text:p>
          </table:table-cell>
          <table:table-cell office:value-type="float" office:value="2195" table:style-name="ce1">
            <text:p>2195</text:p>
          </table:table-cell>
          <table:table-cell office:value-type="float" office:value="2167" table:style-name="ce1">
            <text:p>2167</text:p>
          </table:table-cell>
          <table:table-cell office:value-type="float" office:value="2186" table:style-name="ce1">
            <text:p>2186</text:p>
          </table:table-cell>
          <table:table-cell office:value-type="float" office:value="2182" table:style-name="ce1">
            <text:p>2182</text:p>
          </table:table-cell>
          <table:table-cell office:value-type="float" office:value="2197" table:style-name="ce1">
            <text:p>2197</text:p>
          </table:table-cell>
          <table:table-cell office:value-type="float" office:value="2194" table:style-name="ce1">
            <text:p>2194</text:p>
          </table:table-cell>
          <table:table-cell office:value-type="float" office:value="2162" table:style-name="ce1">
            <text:p>2162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30" table:style-name="ce1">
            <text:p>2230</text:p>
          </table:table-cell>
          <table:table-cell office:value-type="float" office:value="2197" table:style-name="ce1">
            <text:p>2197</text:p>
          </table:table-cell>
          <table:table-cell office:value-type="float" office:value="2168" table:style-name="ce1">
            <text:p>2168</text:p>
          </table:table-cell>
          <table:table-cell office:value-type="float" office:value="2186" table:style-name="ce1">
            <text:p>2186</text:p>
          </table:table-cell>
          <table:table-cell office:value-type="float" office:value="2187" table:style-name="ce1">
            <text:p>2187</text:p>
          </table:table-cell>
          <table:table-cell office:value-type="float" office:value="2200" table:style-name="ce1">
            <text:p>2200</text:p>
          </table:table-cell>
          <table:table-cell office:value-type="float" office:value="2199" table:style-name="ce1">
            <text:p>2199</text:p>
          </table:table-cell>
          <table:table-cell office:value-type="float" office:value="2165" table:style-name="ce1">
            <text:p>216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33" table:style-name="ce1">
            <text:p>2233</text:p>
          </table:table-cell>
          <table:table-cell office:value-type="float" office:value="2200" table:style-name="ce1">
            <text:p>2200</text:p>
          </table:table-cell>
          <table:table-cell office:value-type="float" office:value="2175" table:style-name="ce1">
            <text:p>2175</text:p>
          </table:table-cell>
          <table:table-cell office:value-type="float" office:value="2187" table:style-name="ce1">
            <text:p>2187</text:p>
          </table:table-cell>
          <table:table-cell office:value-type="float" office:value="2187" table:style-name="ce1">
            <text:p>2187</text:p>
          </table:table-cell>
          <table:table-cell office:value-type="float" office:value="2205" table:style-name="ce1">
            <text:p>2205</text:p>
          </table:table-cell>
          <table:table-cell office:value-type="float" office:value="2200" table:style-name="ce1">
            <text:p>2200</text:p>
          </table:table-cell>
          <table:table-cell office:value-type="float" office:value="2173" table:style-name="ce1">
            <text:p>2173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35" table:style-name="ce1">
            <text:p>2235</text:p>
          </table:table-cell>
          <table:table-cell office:value-type="float" office:value="2203" table:style-name="ce1">
            <text:p>2203</text:p>
          </table:table-cell>
          <table:table-cell office:value-type="float" office:value="2183" table:style-name="ce1">
            <text:p>2183</text:p>
          </table:table-cell>
          <table:table-cell office:value-type="float" office:value="2208" table:style-name="ce1">
            <text:p>2208</text:p>
          </table:table-cell>
          <table:table-cell office:value-type="float" office:value="2193" table:style-name="ce1">
            <text:p>2193</text:p>
          </table:table-cell>
          <table:table-cell office:value-type="float" office:value="2207" table:style-name="ce1">
            <text:p>2207</text:p>
          </table:table-cell>
          <table:table-cell office:value-type="float" office:value="2200" table:style-name="ce1">
            <text:p>2200</text:p>
          </table:table-cell>
          <table:table-cell office:value-type="float" office:value="2179" table:style-name="ce1">
            <text:p>2179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37" table:style-name="ce1">
            <text:p>2237</text:p>
          </table:table-cell>
          <table:table-cell office:value-type="float" office:value="2241" table:style-name="ce1">
            <text:p>2241</text:p>
          </table:table-cell>
          <table:table-cell office:value-type="float" office:value="2191" table:style-name="ce1">
            <text:p>2191</text:p>
          </table:table-cell>
          <table:table-cell office:value-type="float" office:value="2229" table:style-name="ce1">
            <text:p>2229</text:p>
          </table:table-cell>
          <table:table-cell office:value-type="float" office:value="2210" table:style-name="ce1">
            <text:p>2210</text:p>
          </table:table-cell>
          <table:table-cell office:value-type="float" office:value="2237" table:style-name="ce1">
            <text:p>2237</text:p>
          </table:table-cell>
          <table:table-cell office:value-type="float" office:value="2202" table:style-name="ce1">
            <text:p>2202</text:p>
          </table:table-cell>
          <table:table-cell office:value-type="float" office:value="2194" table:style-name="ce1">
            <text:p>2194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246" table:style-name="ce1">
            <text:p>2246</text:p>
          </table:table-cell>
          <table:table-cell office:value-type="float" office:value="2242" table:style-name="ce1">
            <text:p>2242</text:p>
          </table:table-cell>
          <table:table-cell office:value-type="float" office:value="2197" table:style-name="ce1">
            <text:p>2197</text:p>
          </table:table-cell>
          <table:table-cell office:value-type="float" office:value="2231" table:style-name="ce1">
            <text:p>2231</text:p>
          </table:table-cell>
          <table:table-cell office:value-type="float" office:value="2219" table:style-name="ce1">
            <text:p>2219</text:p>
          </table:table-cell>
          <table:table-cell office:value-type="float" office:value="2250" table:style-name="ce1">
            <text:p>2250</text:p>
          </table:table-cell>
          <table:table-cell office:value-type="float" office:value="2202" table:style-name="ce1">
            <text:p>2202</text:p>
          </table:table-cell>
          <table:table-cell office:value-type="float" office:value="2202" table:style-name="ce1">
            <text:p>2202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68" table:style-name="ce1">
            <text:p>2268</text:p>
          </table:table-cell>
          <table:table-cell office:value-type="float" office:value="2272" table:style-name="ce1">
            <text:p>2272</text:p>
          </table:table-cell>
          <table:table-cell office:value-type="float" office:value="2201" table:style-name="ce1">
            <text:p>2201</text:p>
          </table:table-cell>
          <table:table-cell office:value-type="float" office:value="2257" table:style-name="ce1">
            <text:p>2257</text:p>
          </table:table-cell>
          <table:table-cell office:value-type="float" office:value="2222" table:style-name="ce1">
            <text:p>2222</text:p>
          </table:table-cell>
          <table:table-cell office:value-type="float" office:value="2260" table:style-name="ce1">
            <text:p>2260</text:p>
          </table:table-cell>
          <table:table-cell office:value-type="float" office:value="2228" table:style-name="ce1">
            <text:p>2228</text:p>
          </table:table-cell>
          <table:table-cell office:value-type="float" office:value="2207" table:style-name="ce1">
            <text:p>2207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77" table:style-name="ce1">
            <text:p>2277</text:p>
          </table:table-cell>
          <table:table-cell office:value-type="float" office:value="2277" table:style-name="ce1">
            <text:p>2277</text:p>
          </table:table-cell>
          <table:table-cell office:value-type="float" office:value="2201" table:style-name="ce1">
            <text:p>2201</text:p>
          </table:table-cell>
          <table:table-cell office:value-type="float" office:value="2258" table:style-name="ce1">
            <text:p>2258</text:p>
          </table:table-cell>
          <table:table-cell office:value-type="float" office:value="2228" table:style-name="ce1">
            <text:p>2228</text:p>
          </table:table-cell>
          <table:table-cell office:value-type="float" office:value="2261" table:style-name="ce1">
            <text:p>2261</text:p>
          </table:table-cell>
          <table:table-cell office:value-type="float" office:value="2253" table:style-name="ce1">
            <text:p>2253</text:p>
          </table:table-cell>
          <table:table-cell office:value-type="float" office:value="2221" table:style-name="ce1">
            <text:p>2221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99" table:style-name="ce1">
            <text:p>2299</text:p>
          </table:table-cell>
          <table:table-cell office:value-type="float" office:value="2284" table:style-name="ce1">
            <text:p>2284</text:p>
          </table:table-cell>
          <table:table-cell office:value-type="float" office:value="2222" table:style-name="ce1">
            <text:p>2222</text:p>
          </table:table-cell>
          <table:table-cell office:value-type="float" office:value="2269" table:style-name="ce1">
            <text:p>2269</text:p>
          </table:table-cell>
          <table:table-cell office:value-type="float" office:value="2230" table:style-name="ce1">
            <text:p>2230</text:p>
          </table:table-cell>
          <table:table-cell office:value-type="float" office:value="2288" table:style-name="ce1">
            <text:p>2288</text:p>
          </table:table-cell>
          <table:table-cell office:value-type="float" office:value="2270" table:style-name="ce1">
            <text:p>2270</text:p>
          </table:table-cell>
          <table:table-cell office:value-type="float" office:value="2222" table:style-name="ce1">
            <text:p>2222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09" table:style-name="ce1">
            <text:p>2309</text:p>
          </table:table-cell>
          <table:table-cell office:value-type="float" office:value="2303" table:style-name="ce1">
            <text:p>2303</text:p>
          </table:table-cell>
          <table:table-cell office:value-type="float" office:value="2234" table:style-name="ce1">
            <text:p>2234</text:p>
          </table:table-cell>
          <table:table-cell office:value-type="float" office:value="2286" table:style-name="ce1">
            <text:p>2286</text:p>
          </table:table-cell>
          <table:table-cell office:value-type="float" office:value="2233" table:style-name="ce1">
            <text:p>2233</text:p>
          </table:table-cell>
          <table:table-cell office:value-type="float" office:value="2291" table:style-name="ce1">
            <text:p>2291</text:p>
          </table:table-cell>
          <table:table-cell office:value-type="float" office:value="2281" table:style-name="ce1">
            <text:p>2281</text:p>
          </table:table-cell>
          <table:table-cell office:value-type="float" office:value="2226" table:style-name="ce1">
            <text:p>2226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327" table:style-name="ce1">
            <text:p>2327</text:p>
          </table:table-cell>
          <table:table-cell office:value-type="float" office:value="2308" table:style-name="ce1">
            <text:p>2308</text:p>
          </table:table-cell>
          <table:table-cell office:value-type="float" office:value="2255" table:style-name="ce1">
            <text:p>2255</text:p>
          </table:table-cell>
          <table:table-cell office:value-type="float" office:value="2295" table:style-name="ce1">
            <text:p>2295</text:p>
          </table:table-cell>
          <table:table-cell office:value-type="float" office:value="2279" table:style-name="ce1">
            <text:p>2279</text:p>
          </table:table-cell>
          <table:table-cell office:value-type="float" office:value="2333" table:style-name="ce1">
            <text:p>2333</text:p>
          </table:table-cell>
          <table:table-cell office:value-type="float" office:value="2283" table:style-name="ce1">
            <text:p>2283</text:p>
          </table:table-cell>
          <table:table-cell office:value-type="float" office:value="2229" table:style-name="ce1">
            <text:p>2229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334" table:style-name="ce1">
            <text:p>2334</text:p>
          </table:table-cell>
          <table:table-cell office:value-type="float" office:value="2325" table:style-name="ce1">
            <text:p>2325</text:p>
          </table:table-cell>
          <table:table-cell office:value-type="float" office:value="2255" table:style-name="ce1">
            <text:p>2255</text:p>
          </table:table-cell>
          <table:table-cell office:value-type="float" office:value="2323" table:style-name="ce1">
            <text:p>2323</text:p>
          </table:table-cell>
          <table:table-cell office:value-type="float" office:value="2324" table:style-name="ce1">
            <text:p>2324</text:p>
          </table:table-cell>
          <table:table-cell office:value-type="float" office:value="2346" table:style-name="ce1">
            <text:p>2346</text:p>
          </table:table-cell>
          <table:table-cell office:value-type="float" office:value="2342" table:style-name="ce1">
            <text:p>2342</text:p>
          </table:table-cell>
          <table:table-cell office:value-type="float" office:value="2239" table:style-name="ce1">
            <text:p>2239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390" table:style-name="ce1">
            <text:p>2390</text:p>
          </table:table-cell>
          <table:table-cell office:value-type="float" office:value="2342" table:style-name="ce1">
            <text:p>2342</text:p>
          </table:table-cell>
          <table:table-cell office:value-type="float" office:value="2301" table:style-name="ce1">
            <text:p>2301</text:p>
          </table:table-cell>
          <table:table-cell office:value-type="float" office:value="2354" table:style-name="ce1">
            <text:p>2354</text:p>
          </table:table-cell>
          <table:table-cell office:value-type="float" office:value="2333" table:style-name="ce1">
            <text:p>2333</text:p>
          </table:table-cell>
          <table:table-cell office:value-type="float" office:value="2395" table:style-name="ce1">
            <text:p>2395</text:p>
          </table:table-cell>
          <table:table-cell office:value-type="float" office:value="2344" table:style-name="ce1">
            <text:p>2344</text:p>
          </table:table-cell>
          <table:table-cell office:value-type="float" office:value="2244" table:style-name="ce1">
            <text:p>2244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04" table:style-name="ce1">
            <text:p>2404</text:p>
          </table:table-cell>
          <table:table-cell office:value-type="float" office:value="2436" table:style-name="ce1">
            <text:p>2436</text:p>
          </table:table-cell>
          <table:table-cell office:value-type="float" office:value="2370" table:style-name="ce1">
            <text:p>2370</text:p>
          </table:table-cell>
          <table:table-cell office:value-type="float" office:value="2434" table:style-name="ce1">
            <text:p>2434</text:p>
          </table:table-cell>
          <table:table-cell office:value-type="float" office:value="2347" table:style-name="ce1">
            <text:p>2347</text:p>
          </table:table-cell>
          <table:table-cell office:value-type="float" office:value="2405" table:style-name="ce1">
            <text:p>2405</text:p>
          </table:table-cell>
          <table:table-cell office:value-type="float" office:value="2432" table:style-name="ce1">
            <text:p>2432</text:p>
          </table:table-cell>
          <table:table-cell office:value-type="float" office:value="2276" table:style-name="ce1">
            <text:p>2276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easles_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ads</text:p>
          </table:table-cell>
          <table:table-cell office:value-type="string" table:style-name="ce1">
            <text:p>1 Thread</text:p>
          </table:table-cell>
          <table:table-cell office:value-type="string" table:style-name="ce1">
            <text:p>2 Threads</text:p>
          </table:table-cell>
          <table:table-cell office:value-type="string" table:style-name="ce1">
            <text:p>3 Threads</text:p>
          </table:table-cell>
          <table:table-cell office:value-type="string" table:style-name="ce1">
            <text:p>4 Threads</text:p>
          </table:table-cell>
          <table:table-cell office:value-type="string" table:style-name="ce1">
            <text:p>5 Threads</text:p>
          </table:table-cell>
          <table:table-cell office:value-type="string" table:style-name="ce1">
            <text:p>6 Threads</text:p>
          </table:table-cell>
          <table:table-cell office:value-type="string" table:style-name="ce1">
            <text:p>7 Threads</text:p>
          </table:table-cell>
          <table:table-cell office:value-type="string" table:style-name="ce1">
            <text:p>8 Threads</text:p>
          </table:table-cell>
          <table:table-cell table:style-name="ce1">
            <draw:frame draw:z-index="2" draw:id="id1" draw:style-name="a1" draw:name="Grafiek 7" svg:x="0.57292in" svg:y="0.16667in" svg:width="9.36458in" svg:height="5.64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9194" table:style-name="ce1">
            <text:p>589194</text:p>
          </table:table-cell>
          <table:table-cell office:value-type="float" office:value="588361" table:style-name="ce1">
            <text:p>588361</text:p>
          </table:table-cell>
          <table:table-cell office:value-type="float" office:value="588644" table:style-name="ce1">
            <text:p>588644</text:p>
          </table:table-cell>
          <table:table-cell office:value-type="float" office:value="588681" table:style-name="ce1">
            <text:p>588681</text:p>
          </table:table-cell>
          <table:table-cell office:value-type="float" office:value="586979" table:style-name="ce1">
            <text:p>586979</text:p>
          </table:table-cell>
          <table:table-cell office:value-type="float" office:value="588270" table:style-name="ce1">
            <text:p>588270</text:p>
          </table:table-cell>
          <table:table-cell office:value-type="float" office:value="589033" table:style-name="ce1">
            <text:p>589033</text:p>
          </table:table-cell>
          <table:table-cell office:value-type="float" office:value="588696" table:style-name="ce1">
            <text:p>58869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89300" table:style-name="ce1">
            <text:p>589300</text:p>
          </table:table-cell>
          <table:table-cell office:value-type="float" office:value="588456" table:style-name="ce1">
            <text:p>588456</text:p>
          </table:table-cell>
          <table:table-cell office:value-type="float" office:value="589030" table:style-name="ce1">
            <text:p>589030</text:p>
          </table:table-cell>
          <table:table-cell office:value-type="float" office:value="588846" table:style-name="ce1">
            <text:p>588846</text:p>
          </table:table-cell>
          <table:table-cell office:value-type="float" office:value="588765" table:style-name="ce1">
            <text:p>588765</text:p>
          </table:table-cell>
          <table:table-cell office:value-type="float" office:value="588787" table:style-name="ce1">
            <text:p>588787</text:p>
          </table:table-cell>
          <table:table-cell office:value-type="float" office:value="589161" table:style-name="ce1">
            <text:p>589161</text:p>
          </table:table-cell>
          <table:table-cell office:value-type="float" office:value="588733" table:style-name="ce1">
            <text:p>588733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89428" table:style-name="ce1">
            <text:p>589428</text:p>
          </table:table-cell>
          <table:table-cell office:value-type="float" office:value="589129" table:style-name="ce1">
            <text:p>589129</text:p>
          </table:table-cell>
          <table:table-cell office:value-type="float" office:value="589120" table:style-name="ce1">
            <text:p>589120</text:p>
          </table:table-cell>
          <table:table-cell office:value-type="float" office:value="589146" table:style-name="ce1">
            <text:p>589146</text:p>
          </table:table-cell>
          <table:table-cell office:value-type="float" office:value="589013" table:style-name="ce1">
            <text:p>589013</text:p>
          </table:table-cell>
          <table:table-cell office:value-type="float" office:value="588950" table:style-name="ce1">
            <text:p>588950</text:p>
          </table:table-cell>
          <table:table-cell office:value-type="float" office:value="589211" table:style-name="ce1">
            <text:p>589211</text:p>
          </table:table-cell>
          <table:table-cell office:value-type="float" office:value="589041" table:style-name="ce1">
            <text:p>58904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9451" table:style-name="ce1">
            <text:p>589451</text:p>
          </table:table-cell>
          <table:table-cell office:value-type="float" office:value="589200" table:style-name="ce1">
            <text:p>589200</text:p>
          </table:table-cell>
          <table:table-cell office:value-type="float" office:value="589136" table:style-name="ce1">
            <text:p>589136</text:p>
          </table:table-cell>
          <table:table-cell office:value-type="float" office:value="589233" table:style-name="ce1">
            <text:p>589233</text:p>
          </table:table-cell>
          <table:table-cell office:value-type="float" office:value="589230" table:style-name="ce1">
            <text:p>589230</text:p>
          </table:table-cell>
          <table:table-cell office:value-type="float" office:value="588990" table:style-name="ce1">
            <text:p>588990</text:p>
          </table:table-cell>
          <table:table-cell office:value-type="float" office:value="589253" table:style-name="ce1">
            <text:p>589253</text:p>
          </table:table-cell>
          <table:table-cell office:value-type="float" office:value="589094" table:style-name="ce1">
            <text:p>58909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9553" table:style-name="ce1">
            <text:p>589553</text:p>
          </table:table-cell>
          <table:table-cell office:value-type="float" office:value="589208" table:style-name="ce1">
            <text:p>589208</text:p>
          </table:table-cell>
          <table:table-cell office:value-type="float" office:value="589142" table:style-name="ce1">
            <text:p>589142</text:p>
          </table:table-cell>
          <table:table-cell office:value-type="float" office:value="589431" table:style-name="ce1">
            <text:p>589431</text:p>
          </table:table-cell>
          <table:table-cell office:value-type="float" office:value="589239" table:style-name="ce1">
            <text:p>589239</text:p>
          </table:table-cell>
          <table:table-cell office:value-type="float" office:value="588995" table:style-name="ce1">
            <text:p>588995</text:p>
          </table:table-cell>
          <table:table-cell office:value-type="float" office:value="589396" table:style-name="ce1">
            <text:p>589396</text:p>
          </table:table-cell>
          <table:table-cell office:value-type="float" office:value="589472" table:style-name="ce1">
            <text:p>589472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9615" table:style-name="ce1">
            <text:p>589615</text:p>
          </table:table-cell>
          <table:table-cell office:value-type="float" office:value="589241" table:style-name="ce1">
            <text:p>589241</text:p>
          </table:table-cell>
          <table:table-cell office:value-type="float" office:value="589230" table:style-name="ce1">
            <text:p>589230</text:p>
          </table:table-cell>
          <table:table-cell office:value-type="float" office:value="589542" table:style-name="ce1">
            <text:p>589542</text:p>
          </table:table-cell>
          <table:table-cell office:value-type="float" office:value="589371" table:style-name="ce1">
            <text:p>589371</text:p>
          </table:table-cell>
          <table:table-cell office:value-type="float" office:value="589143" table:style-name="ce1">
            <text:p>589143</text:p>
          </table:table-cell>
          <table:table-cell office:value-type="float" office:value="589491" table:style-name="ce1">
            <text:p>589491</text:p>
          </table:table-cell>
          <table:table-cell office:value-type="float" office:value="589499" table:style-name="ce1">
            <text:p>58949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89659" table:style-name="ce1">
            <text:p>589659</text:p>
          </table:table-cell>
          <table:table-cell office:value-type="float" office:value="589310" table:style-name="ce1">
            <text:p>589310</text:p>
          </table:table-cell>
          <table:table-cell office:value-type="float" office:value="589389" table:style-name="ce1">
            <text:p>589389</text:p>
          </table:table-cell>
          <table:table-cell office:value-type="float" office:value="589690" table:style-name="ce1">
            <text:p>589690</text:p>
          </table:table-cell>
          <table:table-cell office:value-type="float" office:value="589390" table:style-name="ce1">
            <text:p>589390</text:p>
          </table:table-cell>
          <table:table-cell office:value-type="float" office:value="589174" table:style-name="ce1">
            <text:p>589174</text:p>
          </table:table-cell>
          <table:table-cell office:value-type="float" office:value="589554" table:style-name="ce1">
            <text:p>589554</text:p>
          </table:table-cell>
          <table:table-cell office:value-type="float" office:value="589550" table:style-name="ce1">
            <text:p>58955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89747" table:style-name="ce1">
            <text:p>589747</text:p>
          </table:table-cell>
          <table:table-cell office:value-type="float" office:value="589434" table:style-name="ce1">
            <text:p>589434</text:p>
          </table:table-cell>
          <table:table-cell office:value-type="float" office:value="589476" table:style-name="ce1">
            <text:p>589476</text:p>
          </table:table-cell>
          <table:table-cell office:value-type="float" office:value="589691" table:style-name="ce1">
            <text:p>589691</text:p>
          </table:table-cell>
          <table:table-cell office:value-type="float" office:value="589398" table:style-name="ce1">
            <text:p>589398</text:p>
          </table:table-cell>
          <table:table-cell office:value-type="float" office:value="589244" table:style-name="ce1">
            <text:p>589244</text:p>
          </table:table-cell>
          <table:table-cell office:value-type="float" office:value="589574" table:style-name="ce1">
            <text:p>589574</text:p>
          </table:table-cell>
          <table:table-cell office:value-type="float" office:value="589590" table:style-name="ce1">
            <text:p>58959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89766" table:style-name="ce1">
            <text:p>589766</text:p>
          </table:table-cell>
          <table:table-cell office:value-type="float" office:value="589440" table:style-name="ce1">
            <text:p>589440</text:p>
          </table:table-cell>
          <table:table-cell office:value-type="float" office:value="589496" table:style-name="ce1">
            <text:p>589496</text:p>
          </table:table-cell>
          <table:table-cell office:value-type="float" office:value="589738" table:style-name="ce1">
            <text:p>589738</text:p>
          </table:table-cell>
          <table:table-cell office:value-type="float" office:value="589441" table:style-name="ce1">
            <text:p>589441</text:p>
          </table:table-cell>
          <table:table-cell office:value-type="float" office:value="589450" table:style-name="ce1">
            <text:p>589450</text:p>
          </table:table-cell>
          <table:table-cell office:value-type="float" office:value="589623" table:style-name="ce1">
            <text:p>589623</text:p>
          </table:table-cell>
          <table:table-cell office:value-type="float" office:value="589677" table:style-name="ce1">
            <text:p>589677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89792" table:style-name="ce1">
            <text:p>589792</text:p>
          </table:table-cell>
          <table:table-cell office:value-type="float" office:value="589621" table:style-name="ce1">
            <text:p>589621</text:p>
          </table:table-cell>
          <table:table-cell office:value-type="float" office:value="589498" table:style-name="ce1">
            <text:p>589498</text:p>
          </table:table-cell>
          <table:table-cell office:value-type="float" office:value="589753" table:style-name="ce1">
            <text:p>589753</text:p>
          </table:table-cell>
          <table:table-cell office:value-type="float" office:value="589467" table:style-name="ce1">
            <text:p>589467</text:p>
          </table:table-cell>
          <table:table-cell office:value-type="float" office:value="589493" table:style-name="ce1">
            <text:p>589493</text:p>
          </table:table-cell>
          <table:table-cell office:value-type="float" office:value="589704" table:style-name="ce1">
            <text:p>589704</text:p>
          </table:table-cell>
          <table:table-cell office:value-type="float" office:value="589746" table:style-name="ce1">
            <text:p>58974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89821" table:style-name="ce1">
            <text:p>589821</text:p>
          </table:table-cell>
          <table:table-cell office:value-type="float" office:value="589630" table:style-name="ce1">
            <text:p>589630</text:p>
          </table:table-cell>
          <table:table-cell office:value-type="float" office:value="589539" table:style-name="ce1">
            <text:p>589539</text:p>
          </table:table-cell>
          <table:table-cell office:value-type="float" office:value="589769" table:style-name="ce1">
            <text:p>589769</text:p>
          </table:table-cell>
          <table:table-cell office:value-type="float" office:value="589536" table:style-name="ce1">
            <text:p>589536</text:p>
          </table:table-cell>
          <table:table-cell office:value-type="float" office:value="589509" table:style-name="ce1">
            <text:p>589509</text:p>
          </table:table-cell>
          <table:table-cell office:value-type="float" office:value="589707" table:style-name="ce1">
            <text:p>589707</text:p>
          </table:table-cell>
          <table:table-cell office:value-type="float" office:value="589836" table:style-name="ce1">
            <text:p>589836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9847" table:style-name="ce1">
            <text:p>589847</text:p>
          </table:table-cell>
          <table:table-cell office:value-type="float" office:value="589664" table:style-name="ce1">
            <text:p>589664</text:p>
          </table:table-cell>
          <table:table-cell office:value-type="float" office:value="589643" table:style-name="ce1">
            <text:p>589643</text:p>
          </table:table-cell>
          <table:table-cell office:value-type="float" office:value="589772" table:style-name="ce1">
            <text:p>589772</text:p>
          </table:table-cell>
          <table:table-cell office:value-type="float" office:value="589605" table:style-name="ce1">
            <text:p>589605</text:p>
          </table:table-cell>
          <table:table-cell office:value-type="float" office:value="589573" table:style-name="ce1">
            <text:p>589573</text:p>
          </table:table-cell>
          <table:table-cell office:value-type="float" office:value="589750" table:style-name="ce1">
            <text:p>589750</text:p>
          </table:table-cell>
          <table:table-cell office:value-type="float" office:value="589892" table:style-name="ce1">
            <text:p>58989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89889" table:style-name="ce1">
            <text:p>589889</text:p>
          </table:table-cell>
          <table:table-cell office:value-type="float" office:value="589669" table:style-name="ce1">
            <text:p>589669</text:p>
          </table:table-cell>
          <table:table-cell office:value-type="float" office:value="589659" table:style-name="ce1">
            <text:p>589659</text:p>
          </table:table-cell>
          <table:table-cell office:value-type="float" office:value="589815" table:style-name="ce1">
            <text:p>589815</text:p>
          </table:table-cell>
          <table:table-cell office:value-type="float" office:value="589621" table:style-name="ce1">
            <text:p>589621</text:p>
          </table:table-cell>
          <table:table-cell office:value-type="float" office:value="589582" table:style-name="ce1">
            <text:p>589582</text:p>
          </table:table-cell>
          <table:table-cell office:value-type="float" office:value="589765" table:style-name="ce1">
            <text:p>589765</text:p>
          </table:table-cell>
          <table:table-cell office:value-type="float" office:value="589896" table:style-name="ce1">
            <text:p>589896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89908" table:style-name="ce1">
            <text:p>589908</text:p>
          </table:table-cell>
          <table:table-cell office:value-type="float" office:value="589828" table:style-name="ce1">
            <text:p>589828</text:p>
          </table:table-cell>
          <table:table-cell office:value-type="float" office:value="589868" table:style-name="ce1">
            <text:p>589868</text:p>
          </table:table-cell>
          <table:table-cell office:value-type="float" office:value="589921" table:style-name="ce1">
            <text:p>589921</text:p>
          </table:table-cell>
          <table:table-cell office:value-type="float" office:value="589638" table:style-name="ce1">
            <text:p>589638</text:p>
          </table:table-cell>
          <table:table-cell office:value-type="float" office:value="589595" table:style-name="ce1">
            <text:p>589595</text:p>
          </table:table-cell>
          <table:table-cell office:value-type="float" office:value="589768" table:style-name="ce1">
            <text:p>589768</text:p>
          </table:table-cell>
          <table:table-cell office:value-type="float" office:value="589899" table:style-name="ce1">
            <text:p>589899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89922" table:style-name="ce1">
            <text:p>589922</text:p>
          </table:table-cell>
          <table:table-cell office:value-type="float" office:value="589828" table:style-name="ce1">
            <text:p>589828</text:p>
          </table:table-cell>
          <table:table-cell office:value-type="float" office:value="589884" table:style-name="ce1">
            <text:p>589884</text:p>
          </table:table-cell>
          <table:table-cell office:value-type="float" office:value="589932" table:style-name="ce1">
            <text:p>589932</text:p>
          </table:table-cell>
          <table:table-cell office:value-type="float" office:value="589662" table:style-name="ce1">
            <text:p>589662</text:p>
          </table:table-cell>
          <table:table-cell office:value-type="float" office:value="589662" table:style-name="ce1">
            <text:p>589662</text:p>
          </table:table-cell>
          <table:table-cell office:value-type="float" office:value="589801" table:style-name="ce1">
            <text:p>589801</text:p>
          </table:table-cell>
          <table:table-cell office:value-type="float" office:value="589910" table:style-name="ce1">
            <text:p>58991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89954" table:style-name="ce1">
            <text:p>589954</text:p>
          </table:table-cell>
          <table:table-cell office:value-type="float" office:value="589835" table:style-name="ce1">
            <text:p>589835</text:p>
          </table:table-cell>
          <table:table-cell office:value-type="float" office:value="589896" table:style-name="ce1">
            <text:p>589896</text:p>
          </table:table-cell>
          <table:table-cell office:value-type="float" office:value="589943" table:style-name="ce1">
            <text:p>589943</text:p>
          </table:table-cell>
          <table:table-cell office:value-type="float" office:value="589723" table:style-name="ce1">
            <text:p>589723</text:p>
          </table:table-cell>
          <table:table-cell office:value-type="float" office:value="589749" table:style-name="ce1">
            <text:p>589749</text:p>
          </table:table-cell>
          <table:table-cell office:value-type="float" office:value="589860" table:style-name="ce1">
            <text:p>589860</text:p>
          </table:table-cell>
          <table:table-cell office:value-type="float" office:value="589912" table:style-name="ce1">
            <text:p>58991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89972" table:style-name="ce1">
            <text:p>589972</text:p>
          </table:table-cell>
          <table:table-cell office:value-type="float" office:value="589883" table:style-name="ce1">
            <text:p>589883</text:p>
          </table:table-cell>
          <table:table-cell office:value-type="float" office:value="589912" table:style-name="ce1">
            <text:p>589912</text:p>
          </table:table-cell>
          <table:table-cell office:value-type="float" office:value="589962" table:style-name="ce1">
            <text:p>589962</text:p>
          </table:table-cell>
          <table:table-cell office:value-type="float" office:value="589809" table:style-name="ce1">
            <text:p>589809</text:p>
          </table:table-cell>
          <table:table-cell office:value-type="float" office:value="589785" table:style-name="ce1">
            <text:p>589785</text:p>
          </table:table-cell>
          <table:table-cell office:value-type="float" office:value="589908" table:style-name="ce1">
            <text:p>589908</text:p>
          </table:table-cell>
          <table:table-cell office:value-type="float" office:value="589938" table:style-name="ce1">
            <text:p>589938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90007" table:style-name="ce1">
            <text:p>590007</text:p>
          </table:table-cell>
          <table:table-cell office:value-type="float" office:value="589937" table:style-name="ce1">
            <text:p>589937</text:p>
          </table:table-cell>
          <table:table-cell office:value-type="float" office:value="589953" table:style-name="ce1">
            <text:p>589953</text:p>
          </table:table-cell>
          <table:table-cell office:value-type="float" office:value="589979" table:style-name="ce1">
            <text:p>589979</text:p>
          </table:table-cell>
          <table:table-cell office:value-type="float" office:value="589894" table:style-name="ce1">
            <text:p>589894</text:p>
          </table:table-cell>
          <table:table-cell office:value-type="float" office:value="589942" table:style-name="ce1">
            <text:p>589942</text:p>
          </table:table-cell>
          <table:table-cell office:value-type="float" office:value="589914" table:style-name="ce1">
            <text:p>589914</text:p>
          </table:table-cell>
          <table:table-cell office:value-type="float" office:value="589949" table:style-name="ce1">
            <text:p>58994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90025" table:style-name="ce1">
            <text:p>590025</text:p>
          </table:table-cell>
          <table:table-cell office:value-type="float" office:value="589947" table:style-name="ce1">
            <text:p>589947</text:p>
          </table:table-cell>
          <table:table-cell office:value-type="float" office:value="589985" table:style-name="ce1">
            <text:p>589985</text:p>
          </table:table-cell>
          <table:table-cell office:value-type="float" office:value="589999" table:style-name="ce1">
            <text:p>589999</text:p>
          </table:table-cell>
          <table:table-cell office:value-type="float" office:value="589905" table:style-name="ce1">
            <text:p>589905</text:p>
          </table:table-cell>
          <table:table-cell office:value-type="float" office:value="589964" table:style-name="ce1">
            <text:p>589964</text:p>
          </table:table-cell>
          <table:table-cell office:value-type="float" office:value="589946" table:style-name="ce1">
            <text:p>589946</text:p>
          </table:table-cell>
          <table:table-cell office:value-type="float" office:value="589960" table:style-name="ce1">
            <text:p>58996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90039" table:style-name="ce1">
            <text:p>590039</text:p>
          </table:table-cell>
          <table:table-cell office:value-type="float" office:value="589952" table:style-name="ce1">
            <text:p>589952</text:p>
          </table:table-cell>
          <table:table-cell office:value-type="float" office:value="589995" table:style-name="ce1">
            <text:p>589995</text:p>
          </table:table-cell>
          <table:table-cell office:value-type="float" office:value="590012" table:style-name="ce1">
            <text:p>590012</text:p>
          </table:table-cell>
          <table:table-cell office:value-type="float" office:value="589918" table:style-name="ce1">
            <text:p>589918</text:p>
          </table:table-cell>
          <table:table-cell office:value-type="float" office:value="589975" table:style-name="ce1">
            <text:p>589975</text:p>
          </table:table-cell>
          <table:table-cell office:value-type="float" office:value="589947" table:style-name="ce1">
            <text:p>589947</text:p>
          </table:table-cell>
          <table:table-cell office:value-type="float" office:value="589968" table:style-name="ce1">
            <text:p>589968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0067" table:style-name="ce1">
            <text:p>590067</text:p>
          </table:table-cell>
          <table:table-cell office:value-type="float" office:value="589980" table:style-name="ce1">
            <text:p>589980</text:p>
          </table:table-cell>
          <table:table-cell office:value-type="float" office:value="589996" table:style-name="ce1">
            <text:p>589996</text:p>
          </table:table-cell>
          <table:table-cell office:value-type="float" office:value="590021" table:style-name="ce1">
            <text:p>590021</text:p>
          </table:table-cell>
          <table:table-cell office:value-type="float" office:value="589928" table:style-name="ce1">
            <text:p>589928</text:p>
          </table:table-cell>
          <table:table-cell office:value-type="float" office:value="590024" table:style-name="ce1">
            <text:p>590024</text:p>
          </table:table-cell>
          <table:table-cell office:value-type="float" office:value="589977" table:style-name="ce1">
            <text:p>589977</text:p>
          </table:table-cell>
          <table:table-cell office:value-type="float" office:value="590002" table:style-name="ce1">
            <text:p>59000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0092" table:style-name="ce1">
            <text:p>590092</text:p>
          </table:table-cell>
          <table:table-cell office:value-type="float" office:value="590135" table:style-name="ce1">
            <text:p>590135</text:p>
          </table:table-cell>
          <table:table-cell office:value-type="float" office:value="590016" table:style-name="ce1">
            <text:p>590016</text:p>
          </table:table-cell>
          <table:table-cell office:value-type="float" office:value="590046" table:style-name="ce1">
            <text:p>590046</text:p>
          </table:table-cell>
          <table:table-cell office:value-type="float" office:value="590139" table:style-name="ce1">
            <text:p>590139</text:p>
          </table:table-cell>
          <table:table-cell office:value-type="float" office:value="590029" table:style-name="ce1">
            <text:p>590029</text:p>
          </table:table-cell>
          <table:table-cell office:value-type="float" office:value="589983" table:style-name="ce1">
            <text:p>589983</text:p>
          </table:table-cell>
          <table:table-cell office:value-type="float" office:value="590020" table:style-name="ce1">
            <text:p>590020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90104" table:style-name="ce1">
            <text:p>590104</text:p>
          </table:table-cell>
          <table:table-cell office:value-type="float" office:value="590151" table:style-name="ce1">
            <text:p>590151</text:p>
          </table:table-cell>
          <table:table-cell office:value-type="float" office:value="590056" table:style-name="ce1">
            <text:p>590056</text:p>
          </table:table-cell>
          <table:table-cell office:value-type="float" office:value="590053" table:style-name="ce1">
            <text:p>590053</text:p>
          </table:table-cell>
          <table:table-cell office:value-type="float" office:value="590154" table:style-name="ce1">
            <text:p>590154</text:p>
          </table:table-cell>
          <table:table-cell office:value-type="float" office:value="590098" table:style-name="ce1">
            <text:p>590098</text:p>
          </table:table-cell>
          <table:table-cell office:value-type="float" office:value="590056" table:style-name="ce1">
            <text:p>590056</text:p>
          </table:table-cell>
          <table:table-cell office:value-type="float" office:value="590056" table:style-name="ce1">
            <text:p>590056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90126" table:style-name="ce1">
            <text:p>590126</text:p>
          </table:table-cell>
          <table:table-cell office:value-type="float" office:value="590174" table:style-name="ce1">
            <text:p>590174</text:p>
          </table:table-cell>
          <table:table-cell office:value-type="float" office:value="590059" table:style-name="ce1">
            <text:p>590059</text:p>
          </table:table-cell>
          <table:table-cell office:value-type="float" office:value="590080" table:style-name="ce1">
            <text:p>590080</text:p>
          </table:table-cell>
          <table:table-cell office:value-type="float" office:value="590156" table:style-name="ce1">
            <text:p>590156</text:p>
          </table:table-cell>
          <table:table-cell office:value-type="float" office:value="590163" table:style-name="ce1">
            <text:p>590163</text:p>
          </table:table-cell>
          <table:table-cell office:value-type="float" office:value="590084" table:style-name="ce1">
            <text:p>590084</text:p>
          </table:table-cell>
          <table:table-cell office:value-type="float" office:value="590148" table:style-name="ce1">
            <text:p>590148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90183" table:style-name="ce1">
            <text:p>590183</text:p>
          </table:table-cell>
          <table:table-cell office:value-type="float" office:value="590200" table:style-name="ce1">
            <text:p>590200</text:p>
          </table:table-cell>
          <table:table-cell office:value-type="float" office:value="590089" table:style-name="ce1">
            <text:p>590089</text:p>
          </table:table-cell>
          <table:table-cell office:value-type="float" office:value="590101" table:style-name="ce1">
            <text:p>590101</text:p>
          </table:table-cell>
          <table:table-cell office:value-type="float" office:value="590163" table:style-name="ce1">
            <text:p>590163</text:p>
          </table:table-cell>
          <table:table-cell office:value-type="float" office:value="590235" table:style-name="ce1">
            <text:p>590235</text:p>
          </table:table-cell>
          <table:table-cell office:value-type="float" office:value="590106" table:style-name="ce1">
            <text:p>590106</text:p>
          </table:table-cell>
          <table:table-cell office:value-type="float" office:value="590163" table:style-name="ce1">
            <text:p>590163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90191" table:style-name="ce1">
            <text:p>590191</text:p>
          </table:table-cell>
          <table:table-cell office:value-type="float" office:value="590440" table:style-name="ce1">
            <text:p>590440</text:p>
          </table:table-cell>
          <table:table-cell office:value-type="float" office:value="590103" table:style-name="ce1">
            <text:p>590103</text:p>
          </table:table-cell>
          <table:table-cell office:value-type="float" office:value="590130" table:style-name="ce1">
            <text:p>590130</text:p>
          </table:table-cell>
          <table:table-cell office:value-type="float" office:value="590245" table:style-name="ce1">
            <text:p>590245</text:p>
          </table:table-cell>
          <table:table-cell office:value-type="float" office:value="590237" table:style-name="ce1">
            <text:p>590237</text:p>
          </table:table-cell>
          <table:table-cell office:value-type="float" office:value="590144" table:style-name="ce1">
            <text:p>590144</text:p>
          </table:table-cell>
          <table:table-cell office:value-type="float" office:value="590220" table:style-name="ce1">
            <text:p>59022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90273" table:style-name="ce1">
            <text:p>590273</text:p>
          </table:table-cell>
          <table:table-cell office:value-type="float" office:value="590451" table:style-name="ce1">
            <text:p>590451</text:p>
          </table:table-cell>
          <table:table-cell office:value-type="float" office:value="590162" table:style-name="ce1">
            <text:p>590162</text:p>
          </table:table-cell>
          <table:table-cell office:value-type="float" office:value="590138" table:style-name="ce1">
            <text:p>590138</text:p>
          </table:table-cell>
          <table:table-cell office:value-type="float" office:value="590252" table:style-name="ce1">
            <text:p>590252</text:p>
          </table:table-cell>
          <table:table-cell office:value-type="float" office:value="590248" table:style-name="ce1">
            <text:p>590248</text:p>
          </table:table-cell>
          <table:table-cell office:value-type="float" office:value="590205" table:style-name="ce1">
            <text:p>590205</text:p>
          </table:table-cell>
          <table:table-cell office:value-type="float" office:value="590282" table:style-name="ce1">
            <text:p>590282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0329" table:style-name="ce1">
            <text:p>590329</text:p>
          </table:table-cell>
          <table:table-cell office:value-type="float" office:value="590457" table:style-name="ce1">
            <text:p>590457</text:p>
          </table:table-cell>
          <table:table-cell office:value-type="float" office:value="590162" table:style-name="ce1">
            <text:p>590162</text:p>
          </table:table-cell>
          <table:table-cell office:value-type="float" office:value="590152" table:style-name="ce1">
            <text:p>590152</text:p>
          </table:table-cell>
          <table:table-cell office:value-type="float" office:value="590256" table:style-name="ce1">
            <text:p>590256</text:p>
          </table:table-cell>
          <table:table-cell office:value-type="float" office:value="590294" table:style-name="ce1">
            <text:p>590294</text:p>
          </table:table-cell>
          <table:table-cell office:value-type="float" office:value="590225" table:style-name="ce1">
            <text:p>590225</text:p>
          </table:table-cell>
          <table:table-cell office:value-type="float" office:value="590295" table:style-name="ce1">
            <text:p>59029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0346" table:style-name="ce1">
            <text:p>590346</text:p>
          </table:table-cell>
          <table:table-cell office:value-type="float" office:value="590458" table:style-name="ce1">
            <text:p>590458</text:p>
          </table:table-cell>
          <table:table-cell office:value-type="float" office:value="590167" table:style-name="ce1">
            <text:p>590167</text:p>
          </table:table-cell>
          <table:table-cell office:value-type="float" office:value="590155" table:style-name="ce1">
            <text:p>590155</text:p>
          </table:table-cell>
          <table:table-cell office:value-type="float" office:value="590256" table:style-name="ce1">
            <text:p>590256</text:p>
          </table:table-cell>
          <table:table-cell office:value-type="float" office:value="590296" table:style-name="ce1">
            <text:p>590296</text:p>
          </table:table-cell>
          <table:table-cell office:value-type="float" office:value="590241" table:style-name="ce1">
            <text:p>590241</text:p>
          </table:table-cell>
          <table:table-cell office:value-type="float" office:value="590301" table:style-name="ce1">
            <text:p>59030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90385" table:style-name="ce1">
            <text:p>590385</text:p>
          </table:table-cell>
          <table:table-cell office:value-type="float" office:value="590481" table:style-name="ce1">
            <text:p>590481</text:p>
          </table:table-cell>
          <table:table-cell office:value-type="float" office:value="590220" table:style-name="ce1">
            <text:p>590220</text:p>
          </table:table-cell>
          <table:table-cell office:value-type="float" office:value="590203" table:style-name="ce1">
            <text:p>590203</text:p>
          </table:table-cell>
          <table:table-cell office:value-type="float" office:value="590272" table:style-name="ce1">
            <text:p>590272</text:p>
          </table:table-cell>
          <table:table-cell office:value-type="float" office:value="590299" table:style-name="ce1">
            <text:p>590299</text:p>
          </table:table-cell>
          <table:table-cell office:value-type="float" office:value="590259" table:style-name="ce1">
            <text:p>590259</text:p>
          </table:table-cell>
          <table:table-cell office:value-type="float" office:value="590324" table:style-name="ce1">
            <text:p>59032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90453" table:style-name="ce1">
            <text:p>590453</text:p>
          </table:table-cell>
          <table:table-cell office:value-type="float" office:value="590486" table:style-name="ce1">
            <text:p>590486</text:p>
          </table:table-cell>
          <table:table-cell office:value-type="float" office:value="590227" table:style-name="ce1">
            <text:p>590227</text:p>
          </table:table-cell>
          <table:table-cell office:value-type="float" office:value="590249" table:style-name="ce1">
            <text:p>590249</text:p>
          </table:table-cell>
          <table:table-cell office:value-type="float" office:value="590283" table:style-name="ce1">
            <text:p>590283</text:p>
          </table:table-cell>
          <table:table-cell office:value-type="float" office:value="590303" table:style-name="ce1">
            <text:p>590303</text:p>
          </table:table-cell>
          <table:table-cell office:value-type="float" office:value="590262" table:style-name="ce1">
            <text:p>590262</text:p>
          </table:table-cell>
          <table:table-cell office:value-type="float" office:value="590347" table:style-name="ce1">
            <text:p>590347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90463" table:style-name="ce1">
            <text:p>590463</text:p>
          </table:table-cell>
          <table:table-cell office:value-type="float" office:value="590494" table:style-name="ce1">
            <text:p>590494</text:p>
          </table:table-cell>
          <table:table-cell office:value-type="float" office:value="590237" table:style-name="ce1">
            <text:p>590237</text:p>
          </table:table-cell>
          <table:table-cell office:value-type="float" office:value="590288" table:style-name="ce1">
            <text:p>590288</text:p>
          </table:table-cell>
          <table:table-cell office:value-type="float" office:value="590295" table:style-name="ce1">
            <text:p>590295</text:p>
          </table:table-cell>
          <table:table-cell office:value-type="float" office:value="590387" table:style-name="ce1">
            <text:p>590387</text:p>
          </table:table-cell>
          <table:table-cell office:value-type="float" office:value="590371" table:style-name="ce1">
            <text:p>590371</text:p>
          </table:table-cell>
          <table:table-cell office:value-type="float" office:value="590349" table:style-name="ce1">
            <text:p>590349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90495" table:style-name="ce1">
            <text:p>590495</text:p>
          </table:table-cell>
          <table:table-cell office:value-type="float" office:value="590539" table:style-name="ce1">
            <text:p>590539</text:p>
          </table:table-cell>
          <table:table-cell office:value-type="float" office:value="590282" table:style-name="ce1">
            <text:p>590282</text:p>
          </table:table-cell>
          <table:table-cell office:value-type="float" office:value="590288" table:style-name="ce1">
            <text:p>590288</text:p>
          </table:table-cell>
          <table:table-cell office:value-type="float" office:value="590340" table:style-name="ce1">
            <text:p>590340</text:p>
          </table:table-cell>
          <table:table-cell office:value-type="float" office:value="590406" table:style-name="ce1">
            <text:p>590406</text:p>
          </table:table-cell>
          <table:table-cell office:value-type="float" office:value="590372" table:style-name="ce1">
            <text:p>590372</text:p>
          </table:table-cell>
          <table:table-cell office:value-type="float" office:value="590386" table:style-name="ce1">
            <text:p>590386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90526" table:style-name="ce1">
            <text:p>590526</text:p>
          </table:table-cell>
          <table:table-cell office:value-type="float" office:value="590564" table:style-name="ce1">
            <text:p>590564</text:p>
          </table:table-cell>
          <table:table-cell office:value-type="float" office:value="590415" table:style-name="ce1">
            <text:p>590415</text:p>
          </table:table-cell>
          <table:table-cell office:value-type="float" office:value="590293" table:style-name="ce1">
            <text:p>590293</text:p>
          </table:table-cell>
          <table:table-cell office:value-type="float" office:value="590396" table:style-name="ce1">
            <text:p>590396</text:p>
          </table:table-cell>
          <table:table-cell office:value-type="float" office:value="590435" table:style-name="ce1">
            <text:p>590435</text:p>
          </table:table-cell>
          <table:table-cell office:value-type="float" office:value="590394" table:style-name="ce1">
            <text:p>590394</text:p>
          </table:table-cell>
          <table:table-cell office:value-type="float" office:value="590417" table:style-name="ce1">
            <text:p>590417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90547" table:style-name="ce1">
            <text:p>590547</text:p>
          </table:table-cell>
          <table:table-cell office:value-type="float" office:value="590578" table:style-name="ce1">
            <text:p>590578</text:p>
          </table:table-cell>
          <table:table-cell office:value-type="float" office:value="590416" table:style-name="ce1">
            <text:p>590416</text:p>
          </table:table-cell>
          <table:table-cell office:value-type="float" office:value="590364" table:style-name="ce1">
            <text:p>590364</text:p>
          </table:table-cell>
          <table:table-cell office:value-type="float" office:value="590398" table:style-name="ce1">
            <text:p>590398</text:p>
          </table:table-cell>
          <table:table-cell office:value-type="float" office:value="590468" table:style-name="ce1">
            <text:p>590468</text:p>
          </table:table-cell>
          <table:table-cell office:value-type="float" office:value="590426" table:style-name="ce1">
            <text:p>590426</text:p>
          </table:table-cell>
          <table:table-cell office:value-type="float" office:value="590418" table:style-name="ce1">
            <text:p>590418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90567" table:style-name="ce1">
            <text:p>590567</text:p>
          </table:table-cell>
          <table:table-cell office:value-type="float" office:value="590613" table:style-name="ce1">
            <text:p>590613</text:p>
          </table:table-cell>
          <table:table-cell office:value-type="float" office:value="590475" table:style-name="ce1">
            <text:p>590475</text:p>
          </table:table-cell>
          <table:table-cell office:value-type="float" office:value="590530" table:style-name="ce1">
            <text:p>590530</text:p>
          </table:table-cell>
          <table:table-cell office:value-type="float" office:value="590445" table:style-name="ce1">
            <text:p>590445</text:p>
          </table:table-cell>
          <table:table-cell office:value-type="float" office:value="590473" table:style-name="ce1">
            <text:p>590473</text:p>
          </table:table-cell>
          <table:table-cell office:value-type="float" office:value="590464" table:style-name="ce1">
            <text:p>590464</text:p>
          </table:table-cell>
          <table:table-cell office:value-type="float" office:value="590522" table:style-name="ce1">
            <text:p>590522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0583" table:style-name="ce1">
            <text:p>590583</text:p>
          </table:table-cell>
          <table:table-cell office:value-type="float" office:value="590645" table:style-name="ce1">
            <text:p>590645</text:p>
          </table:table-cell>
          <table:table-cell office:value-type="float" office:value="590483" table:style-name="ce1">
            <text:p>590483</text:p>
          </table:table-cell>
          <table:table-cell office:value-type="float" office:value="590543" table:style-name="ce1">
            <text:p>590543</text:p>
          </table:table-cell>
          <table:table-cell office:value-type="float" office:value="590454" table:style-name="ce1">
            <text:p>590454</text:p>
          </table:table-cell>
          <table:table-cell office:value-type="float" office:value="590476" table:style-name="ce1">
            <text:p>590476</text:p>
          </table:table-cell>
          <table:table-cell office:value-type="float" office:value="590619" table:style-name="ce1">
            <text:p>590619</text:p>
          </table:table-cell>
          <table:table-cell office:value-type="float" office:value="590571" table:style-name="ce1">
            <text:p>59057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90589" table:style-name="ce1">
            <text:p>590589</text:p>
          </table:table-cell>
          <table:table-cell office:value-type="float" office:value="590646" table:style-name="ce1">
            <text:p>590646</text:p>
          </table:table-cell>
          <table:table-cell office:value-type="float" office:value="590518" table:style-name="ce1">
            <text:p>590518</text:p>
          </table:table-cell>
          <table:table-cell office:value-type="float" office:value="590554" table:style-name="ce1">
            <text:p>590554</text:p>
          </table:table-cell>
          <table:table-cell office:value-type="float" office:value="590466" table:style-name="ce1">
            <text:p>590466</text:p>
          </table:table-cell>
          <table:table-cell office:value-type="float" office:value="590478" table:style-name="ce1">
            <text:p>590478</text:p>
          </table:table-cell>
          <table:table-cell office:value-type="float" office:value="590622" table:style-name="ce1">
            <text:p>590622</text:p>
          </table:table-cell>
          <table:table-cell office:value-type="float" office:value="590620" table:style-name="ce1">
            <text:p>590620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90667" table:style-name="ce1">
            <text:p>590667</text:p>
          </table:table-cell>
          <table:table-cell office:value-type="float" office:value="590715" table:style-name="ce1">
            <text:p>590715</text:p>
          </table:table-cell>
          <table:table-cell office:value-type="float" office:value="590565" table:style-name="ce1">
            <text:p>590565</text:p>
          </table:table-cell>
          <table:table-cell office:value-type="float" office:value="590555" table:style-name="ce1">
            <text:p>590555</text:p>
          </table:table-cell>
          <table:table-cell office:value-type="float" office:value="590472" table:style-name="ce1">
            <text:p>590472</text:p>
          </table:table-cell>
          <table:table-cell office:value-type="float" office:value="590537" table:style-name="ce1">
            <text:p>590537</text:p>
          </table:table-cell>
          <table:table-cell office:value-type="float" office:value="590745" table:style-name="ce1">
            <text:p>590745</text:p>
          </table:table-cell>
          <table:table-cell office:value-type="float" office:value="590630" table:style-name="ce1">
            <text:p>590630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0670" table:style-name="ce1">
            <text:p>590670</text:p>
          </table:table-cell>
          <table:table-cell office:value-type="float" office:value="590719" table:style-name="ce1">
            <text:p>590719</text:p>
          </table:table-cell>
          <table:table-cell office:value-type="float" office:value="590566" table:style-name="ce1">
            <text:p>590566</text:p>
          </table:table-cell>
          <table:table-cell office:value-type="float" office:value="590558" table:style-name="ce1">
            <text:p>590558</text:p>
          </table:table-cell>
          <table:table-cell office:value-type="float" office:value="590488" table:style-name="ce1">
            <text:p>590488</text:p>
          </table:table-cell>
          <table:table-cell office:value-type="float" office:value="590546" table:style-name="ce1">
            <text:p>590546</text:p>
          </table:table-cell>
          <table:table-cell office:value-type="float" office:value="590750" table:style-name="ce1">
            <text:p>590750</text:p>
          </table:table-cell>
          <table:table-cell office:value-type="float" office:value="590638" table:style-name="ce1">
            <text:p>590638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0673" table:style-name="ce1">
            <text:p>590673</text:p>
          </table:table-cell>
          <table:table-cell office:value-type="float" office:value="590742" table:style-name="ce1">
            <text:p>590742</text:p>
          </table:table-cell>
          <table:table-cell office:value-type="float" office:value="590625" table:style-name="ce1">
            <text:p>590625</text:p>
          </table:table-cell>
          <table:table-cell office:value-type="float" office:value="590668" table:style-name="ce1">
            <text:p>590668</text:p>
          </table:table-cell>
          <table:table-cell office:value-type="float" office:value="590503" table:style-name="ce1">
            <text:p>590503</text:p>
          </table:table-cell>
          <table:table-cell office:value-type="float" office:value="590568" table:style-name="ce1">
            <text:p>590568</text:p>
          </table:table-cell>
          <table:table-cell office:value-type="float" office:value="590759" table:style-name="ce1">
            <text:p>590759</text:p>
          </table:table-cell>
          <table:table-cell office:value-type="float" office:value="590685" table:style-name="ce1">
            <text:p>59068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0687" table:style-name="ce1">
            <text:p>590687</text:p>
          </table:table-cell>
          <table:table-cell office:value-type="float" office:value="590760" table:style-name="ce1">
            <text:p>590760</text:p>
          </table:table-cell>
          <table:table-cell office:value-type="float" office:value="590711" table:style-name="ce1">
            <text:p>590711</text:p>
          </table:table-cell>
          <table:table-cell office:value-type="float" office:value="590765" table:style-name="ce1">
            <text:p>590765</text:p>
          </table:table-cell>
          <table:table-cell office:value-type="float" office:value="590550" table:style-name="ce1">
            <text:p>590550</text:p>
          </table:table-cell>
          <table:table-cell office:value-type="float" office:value="590568" table:style-name="ce1">
            <text:p>590568</text:p>
          </table:table-cell>
          <table:table-cell office:value-type="float" office:value="590763" table:style-name="ce1">
            <text:p>590763</text:p>
          </table:table-cell>
          <table:table-cell office:value-type="float" office:value="590708" table:style-name="ce1">
            <text:p>590708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90849" table:style-name="ce1">
            <text:p>590849</text:p>
          </table:table-cell>
          <table:table-cell office:value-type="float" office:value="590803" table:style-name="ce1">
            <text:p>590803</text:p>
          </table:table-cell>
          <table:table-cell office:value-type="float" office:value="590771" table:style-name="ce1">
            <text:p>590771</text:p>
          </table:table-cell>
          <table:table-cell office:value-type="float" office:value="590818" table:style-name="ce1">
            <text:p>590818</text:p>
          </table:table-cell>
          <table:table-cell office:value-type="float" office:value="590558" table:style-name="ce1">
            <text:p>590558</text:p>
          </table:table-cell>
          <table:table-cell office:value-type="float" office:value="590608" table:style-name="ce1">
            <text:p>590608</text:p>
          </table:table-cell>
          <table:table-cell office:value-type="float" office:value="590796" table:style-name="ce1">
            <text:p>590796</text:p>
          </table:table-cell>
          <table:table-cell office:value-type="float" office:value="590725" table:style-name="ce1">
            <text:p>59072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90874" table:style-name="ce1">
            <text:p>590874</text:p>
          </table:table-cell>
          <table:table-cell office:value-type="float" office:value="590840" table:style-name="ce1">
            <text:p>590840</text:p>
          </table:table-cell>
          <table:table-cell office:value-type="float" office:value="590779" table:style-name="ce1">
            <text:p>590779</text:p>
          </table:table-cell>
          <table:table-cell office:value-type="float" office:value="590823" table:style-name="ce1">
            <text:p>590823</text:p>
          </table:table-cell>
          <table:table-cell office:value-type="float" office:value="590565" table:style-name="ce1">
            <text:p>590565</text:p>
          </table:table-cell>
          <table:table-cell office:value-type="float" office:value="590665" table:style-name="ce1">
            <text:p>590665</text:p>
          </table:table-cell>
          <table:table-cell office:value-type="float" office:value="590905" table:style-name="ce1">
            <text:p>590905</text:p>
          </table:table-cell>
          <table:table-cell office:value-type="float" office:value="590757" table:style-name="ce1">
            <text:p>590757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91008" table:style-name="ce1">
            <text:p>591008</text:p>
          </table:table-cell>
          <table:table-cell office:value-type="float" office:value="590851" table:style-name="ce1">
            <text:p>590851</text:p>
          </table:table-cell>
          <table:table-cell office:value-type="float" office:value="590779" table:style-name="ce1">
            <text:p>590779</text:p>
          </table:table-cell>
          <table:table-cell office:value-type="float" office:value="590845" table:style-name="ce1">
            <text:p>590845</text:p>
          </table:table-cell>
          <table:table-cell office:value-type="float" office:value="590764" table:style-name="ce1">
            <text:p>590764</text:p>
          </table:table-cell>
          <table:table-cell office:value-type="float" office:value="590700" table:style-name="ce1">
            <text:p>590700</text:p>
          </table:table-cell>
          <table:table-cell office:value-type="float" office:value="590979" table:style-name="ce1">
            <text:p>590979</text:p>
          </table:table-cell>
          <table:table-cell office:value-type="float" office:value="590962" table:style-name="ce1">
            <text:p>590962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1074" table:style-name="ce1">
            <text:p>591074</text:p>
          </table:table-cell>
          <table:table-cell office:value-type="float" office:value="590913" table:style-name="ce1">
            <text:p>590913</text:p>
          </table:table-cell>
          <table:table-cell office:value-type="float" office:value="590971" table:style-name="ce1">
            <text:p>590971</text:p>
          </table:table-cell>
          <table:table-cell office:value-type="float" office:value="590850" table:style-name="ce1">
            <text:p>590850</text:p>
          </table:table-cell>
          <table:table-cell office:value-type="float" office:value="590796" table:style-name="ce1">
            <text:p>590796</text:p>
          </table:table-cell>
          <table:table-cell office:value-type="float" office:value="590796" table:style-name="ce1">
            <text:p>590796</text:p>
          </table:table-cell>
          <table:table-cell office:value-type="float" office:value="591033" table:style-name="ce1">
            <text:p>591033</text:p>
          </table:table-cell>
          <table:table-cell office:value-type="float" office:value="590979" table:style-name="ce1">
            <text:p>590979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91237" table:style-name="ce1">
            <text:p>591237</text:p>
          </table:table-cell>
          <table:table-cell office:value-type="float" office:value="590960" table:style-name="ce1">
            <text:p>590960</text:p>
          </table:table-cell>
          <table:table-cell office:value-type="float" office:value="590984" table:style-name="ce1">
            <text:p>590984</text:p>
          </table:table-cell>
          <table:table-cell office:value-type="float" office:value="590970" table:style-name="ce1">
            <text:p>590970</text:p>
          </table:table-cell>
          <table:table-cell office:value-type="float" office:value="590930" table:style-name="ce1">
            <text:p>590930</text:p>
          </table:table-cell>
          <table:table-cell office:value-type="float" office:value="590951" table:style-name="ce1">
            <text:p>590951</text:p>
          </table:table-cell>
          <table:table-cell office:value-type="float" office:value="591034" table:style-name="ce1">
            <text:p>591034</text:p>
          </table:table-cell>
          <table:table-cell office:value-type="float" office:value="591020" table:style-name="ce1">
            <text:p>591020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91349" table:style-name="ce1">
            <text:p>591349</text:p>
          </table:table-cell>
          <table:table-cell office:value-type="float" office:value="590996" table:style-name="ce1">
            <text:p>590996</text:p>
          </table:table-cell>
          <table:table-cell office:value-type="float" office:value="591017" table:style-name="ce1">
            <text:p>591017</text:p>
          </table:table-cell>
          <table:table-cell office:value-type="float" office:value="591056" table:style-name="ce1">
            <text:p>591056</text:p>
          </table:table-cell>
          <table:table-cell office:value-type="float" office:value="590977" table:style-name="ce1">
            <text:p>590977</text:p>
          </table:table-cell>
          <table:table-cell office:value-type="float" office:value="590967" table:style-name="ce1">
            <text:p>590967</text:p>
          </table:table-cell>
          <table:table-cell office:value-type="float" office:value="591035" table:style-name="ce1">
            <text:p>591035</text:p>
          </table:table-cell>
          <table:table-cell office:value-type="float" office:value="591197" table:style-name="ce1">
            <text:p>591197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1385" table:style-name="ce1">
            <text:p>591385</text:p>
          </table:table-cell>
          <table:table-cell office:value-type="float" office:value="591025" table:style-name="ce1">
            <text:p>591025</text:p>
          </table:table-cell>
          <table:table-cell office:value-type="float" office:value="591112" table:style-name="ce1">
            <text:p>591112</text:p>
          </table:table-cell>
          <table:table-cell office:value-type="float" office:value="591183" table:style-name="ce1">
            <text:p>591183</text:p>
          </table:table-cell>
          <table:table-cell office:value-type="float" office:value="590988" table:style-name="ce1">
            <text:p>590988</text:p>
          </table:table-cell>
          <table:table-cell office:value-type="float" office:value="591181" table:style-name="ce1">
            <text:p>591181</text:p>
          </table:table-cell>
          <table:table-cell office:value-type="float" office:value="591189" table:style-name="ce1">
            <text:p>591189</text:p>
          </table:table-cell>
          <table:table-cell office:value-type="float" office:value="591299" table:style-name="ce1">
            <text:p>591299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91438" table:style-name="ce1">
            <text:p>591438</text:p>
          </table:table-cell>
          <table:table-cell office:value-type="float" office:value="591060" table:style-name="ce1">
            <text:p>591060</text:p>
          </table:table-cell>
          <table:table-cell office:value-type="float" office:value="591116" table:style-name="ce1">
            <text:p>591116</text:p>
          </table:table-cell>
          <table:table-cell office:value-type="float" office:value="591364" table:style-name="ce1">
            <text:p>591364</text:p>
          </table:table-cell>
          <table:table-cell office:value-type="float" office:value="591134" table:style-name="ce1">
            <text:p>591134</text:p>
          </table:table-cell>
          <table:table-cell office:value-type="float" office:value="591664" table:style-name="ce1">
            <text:p>591664</text:p>
          </table:table-cell>
          <table:table-cell office:value-type="float" office:value="591575" table:style-name="ce1">
            <text:p>591575</text:p>
          </table:table-cell>
          <table:table-cell office:value-type="float" office:value="591375" table:style-name="ce1">
            <text:p>591375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easles_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ads</text:p>
          </table:table-cell>
          <table:table-cell office:value-type="string" table:style-name="ce1">
            <text:p>1 Thread</text:p>
          </table:table-cell>
          <table:table-cell office:value-type="string" table:style-name="ce1">
            <text:p>2 Threads</text:p>
          </table:table-cell>
          <table:table-cell office:value-type="string" table:style-name="ce1">
            <text:p>3 Threads</text:p>
          </table:table-cell>
          <table:table-cell office:value-type="string" table:style-name="ce1">
            <text:p>4 Threads</text:p>
          </table:table-cell>
          <table:table-cell office:value-type="string" table:style-name="ce1">
            <text:p>5 Threads</text:p>
          </table:table-cell>
          <table:table-cell office:value-type="string" table:style-name="ce1">
            <text:p>6 Threads</text:p>
          </table:table-cell>
          <table:table-cell office:value-type="string" table:style-name="ce1">
            <text:p>7 Threads</text:p>
          </table:table-cell>
          <table:table-cell office:value-type="string" table:style-name="ce1">
            <text:p>8 Threads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9194" table:style-name="ce1">
            <text:p>589194</text:p>
          </table:table-cell>
          <table:table-cell office:value-type="float" office:value="588361" table:style-name="ce1">
            <text:p>588361</text:p>
          </table:table-cell>
          <table:table-cell office:value-type="float" office:value="588644" table:style-name="ce1">
            <text:p>588644</text:p>
          </table:table-cell>
          <table:table-cell office:value-type="float" office:value="588681" table:style-name="ce1">
            <text:p>588681</text:p>
          </table:table-cell>
          <table:table-cell office:value-type="float" office:value="586979" table:style-name="ce1">
            <text:p>586979</text:p>
          </table:table-cell>
          <table:table-cell office:value-type="float" office:value="588270" table:style-name="ce1">
            <text:p>588270</text:p>
          </table:table-cell>
          <table:table-cell office:value-type="float" office:value="589033" table:style-name="ce1">
            <text:p>589033</text:p>
          </table:table-cell>
          <table:table-cell office:value-type="float" office:value="588696" table:style-name="ce1">
            <text:p>58869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89300" table:style-name="ce1">
            <text:p>589300</text:p>
          </table:table-cell>
          <table:table-cell office:value-type="float" office:value="588456" table:style-name="ce1">
            <text:p>588456</text:p>
          </table:table-cell>
          <table:table-cell office:value-type="float" office:value="589030" table:style-name="ce1">
            <text:p>589030</text:p>
          </table:table-cell>
          <table:table-cell office:value-type="float" office:value="588846" table:style-name="ce1">
            <text:p>588846</text:p>
          </table:table-cell>
          <table:table-cell office:value-type="float" office:value="588765" table:style-name="ce1">
            <text:p>588765</text:p>
          </table:table-cell>
          <table:table-cell office:value-type="float" office:value="588787" table:style-name="ce1">
            <text:p>588787</text:p>
          </table:table-cell>
          <table:table-cell office:value-type="float" office:value="589161" table:style-name="ce1">
            <text:p>589161</text:p>
          </table:table-cell>
          <table:table-cell office:value-type="float" office:value="588733" table:style-name="ce1">
            <text:p>588733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89428" table:style-name="ce1">
            <text:p>589428</text:p>
          </table:table-cell>
          <table:table-cell office:value-type="float" office:value="589129" table:style-name="ce1">
            <text:p>589129</text:p>
          </table:table-cell>
          <table:table-cell office:value-type="float" office:value="589120" table:style-name="ce1">
            <text:p>589120</text:p>
          </table:table-cell>
          <table:table-cell office:value-type="float" office:value="589146" table:style-name="ce1">
            <text:p>589146</text:p>
          </table:table-cell>
          <table:table-cell office:value-type="float" office:value="589013" table:style-name="ce1">
            <text:p>589013</text:p>
          </table:table-cell>
          <table:table-cell office:value-type="float" office:value="588950" table:style-name="ce1">
            <text:p>588950</text:p>
          </table:table-cell>
          <table:table-cell office:value-type="float" office:value="589211" table:style-name="ce1">
            <text:p>589211</text:p>
          </table:table-cell>
          <table:table-cell office:value-type="float" office:value="589041" table:style-name="ce1">
            <text:p>58904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9451" table:style-name="ce1">
            <text:p>589451</text:p>
          </table:table-cell>
          <table:table-cell office:value-type="float" office:value="589200" table:style-name="ce1">
            <text:p>589200</text:p>
          </table:table-cell>
          <table:table-cell office:value-type="float" office:value="589136" table:style-name="ce1">
            <text:p>589136</text:p>
          </table:table-cell>
          <table:table-cell office:value-type="float" office:value="589233" table:style-name="ce1">
            <text:p>589233</text:p>
          </table:table-cell>
          <table:table-cell office:value-type="float" office:value="589230" table:style-name="ce1">
            <text:p>589230</text:p>
          </table:table-cell>
          <table:table-cell office:value-type="float" office:value="588990" table:style-name="ce1">
            <text:p>588990</text:p>
          </table:table-cell>
          <table:table-cell office:value-type="float" office:value="589253" table:style-name="ce1">
            <text:p>589253</text:p>
          </table:table-cell>
          <table:table-cell office:value-type="float" office:value="589094" table:style-name="ce1">
            <text:p>58909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9553" table:style-name="ce1">
            <text:p>589553</text:p>
          </table:table-cell>
          <table:table-cell office:value-type="float" office:value="589208" table:style-name="ce1">
            <text:p>589208</text:p>
          </table:table-cell>
          <table:table-cell office:value-type="float" office:value="589142" table:style-name="ce1">
            <text:p>589142</text:p>
          </table:table-cell>
          <table:table-cell office:value-type="float" office:value="589431" table:style-name="ce1">
            <text:p>589431</text:p>
          </table:table-cell>
          <table:table-cell office:value-type="float" office:value="589239" table:style-name="ce1">
            <text:p>589239</text:p>
          </table:table-cell>
          <table:table-cell office:value-type="float" office:value="588995" table:style-name="ce1">
            <text:p>588995</text:p>
          </table:table-cell>
          <table:table-cell office:value-type="float" office:value="589396" table:style-name="ce1">
            <text:p>589396</text:p>
          </table:table-cell>
          <table:table-cell office:value-type="float" office:value="589472" table:style-name="ce1">
            <text:p>589472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9615" table:style-name="ce1">
            <text:p>589615</text:p>
          </table:table-cell>
          <table:table-cell office:value-type="float" office:value="589241" table:style-name="ce1">
            <text:p>589241</text:p>
          </table:table-cell>
          <table:table-cell office:value-type="float" office:value="589230" table:style-name="ce1">
            <text:p>589230</text:p>
          </table:table-cell>
          <table:table-cell office:value-type="float" office:value="589542" table:style-name="ce1">
            <text:p>589542</text:p>
          </table:table-cell>
          <table:table-cell office:value-type="float" office:value="589371" table:style-name="ce1">
            <text:p>589371</text:p>
          </table:table-cell>
          <table:table-cell office:value-type="float" office:value="589143" table:style-name="ce1">
            <text:p>589143</text:p>
          </table:table-cell>
          <table:table-cell office:value-type="float" office:value="589491" table:style-name="ce1">
            <text:p>589491</text:p>
          </table:table-cell>
          <table:table-cell office:value-type="float" office:value="589499" table:style-name="ce1">
            <text:p>58949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89659" table:style-name="ce1">
            <text:p>589659</text:p>
          </table:table-cell>
          <table:table-cell office:value-type="float" office:value="589310" table:style-name="ce1">
            <text:p>589310</text:p>
          </table:table-cell>
          <table:table-cell office:value-type="float" office:value="589389" table:style-name="ce1">
            <text:p>589389</text:p>
          </table:table-cell>
          <table:table-cell office:value-type="float" office:value="589690" table:style-name="ce1">
            <text:p>589690</text:p>
          </table:table-cell>
          <table:table-cell office:value-type="float" office:value="589390" table:style-name="ce1">
            <text:p>589390</text:p>
          </table:table-cell>
          <table:table-cell office:value-type="float" office:value="589174" table:style-name="ce1">
            <text:p>589174</text:p>
          </table:table-cell>
          <table:table-cell office:value-type="float" office:value="589554" table:style-name="ce1">
            <text:p>589554</text:p>
          </table:table-cell>
          <table:table-cell office:value-type="float" office:value="589550" table:style-name="ce1">
            <text:p>58955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89747" table:style-name="ce1">
            <text:p>589747</text:p>
          </table:table-cell>
          <table:table-cell office:value-type="float" office:value="589434" table:style-name="ce1">
            <text:p>589434</text:p>
          </table:table-cell>
          <table:table-cell office:value-type="float" office:value="589476" table:style-name="ce1">
            <text:p>589476</text:p>
          </table:table-cell>
          <table:table-cell office:value-type="float" office:value="589691" table:style-name="ce1">
            <text:p>589691</text:p>
          </table:table-cell>
          <table:table-cell office:value-type="float" office:value="589398" table:style-name="ce1">
            <text:p>589398</text:p>
          </table:table-cell>
          <table:table-cell office:value-type="float" office:value="589244" table:style-name="ce1">
            <text:p>589244</text:p>
          </table:table-cell>
          <table:table-cell office:value-type="float" office:value="589574" table:style-name="ce1">
            <text:p>589574</text:p>
          </table:table-cell>
          <table:table-cell office:value-type="float" office:value="589590" table:style-name="ce1">
            <text:p>58959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89766" table:style-name="ce1">
            <text:p>589766</text:p>
          </table:table-cell>
          <table:table-cell office:value-type="float" office:value="589440" table:style-name="ce1">
            <text:p>589440</text:p>
          </table:table-cell>
          <table:table-cell office:value-type="float" office:value="589496" table:style-name="ce1">
            <text:p>589496</text:p>
          </table:table-cell>
          <table:table-cell office:value-type="float" office:value="589738" table:style-name="ce1">
            <text:p>589738</text:p>
          </table:table-cell>
          <table:table-cell office:value-type="float" office:value="589441" table:style-name="ce1">
            <text:p>589441</text:p>
          </table:table-cell>
          <table:table-cell office:value-type="float" office:value="589450" table:style-name="ce1">
            <text:p>589450</text:p>
          </table:table-cell>
          <table:table-cell office:value-type="float" office:value="589623" table:style-name="ce1">
            <text:p>589623</text:p>
          </table:table-cell>
          <table:table-cell office:value-type="float" office:value="589677" table:style-name="ce1">
            <text:p>589677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89792" table:style-name="ce1">
            <text:p>589792</text:p>
          </table:table-cell>
          <table:table-cell office:value-type="float" office:value="589621" table:style-name="ce1">
            <text:p>589621</text:p>
          </table:table-cell>
          <table:table-cell office:value-type="float" office:value="589498" table:style-name="ce1">
            <text:p>589498</text:p>
          </table:table-cell>
          <table:table-cell office:value-type="float" office:value="589753" table:style-name="ce1">
            <text:p>589753</text:p>
          </table:table-cell>
          <table:table-cell office:value-type="float" office:value="589467" table:style-name="ce1">
            <text:p>589467</text:p>
          </table:table-cell>
          <table:table-cell office:value-type="float" office:value="589493" table:style-name="ce1">
            <text:p>589493</text:p>
          </table:table-cell>
          <table:table-cell office:value-type="float" office:value="589704" table:style-name="ce1">
            <text:p>589704</text:p>
          </table:table-cell>
          <table:table-cell office:value-type="float" office:value="589746" table:style-name="ce1">
            <text:p>58974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89821" table:style-name="ce1">
            <text:p>589821</text:p>
          </table:table-cell>
          <table:table-cell office:value-type="float" office:value="589630" table:style-name="ce1">
            <text:p>589630</text:p>
          </table:table-cell>
          <table:table-cell office:value-type="float" office:value="589539" table:style-name="ce1">
            <text:p>589539</text:p>
          </table:table-cell>
          <table:table-cell office:value-type="float" office:value="589769" table:style-name="ce1">
            <text:p>589769</text:p>
          </table:table-cell>
          <table:table-cell office:value-type="float" office:value="589536" table:style-name="ce1">
            <text:p>589536</text:p>
          </table:table-cell>
          <table:table-cell office:value-type="float" office:value="589509" table:style-name="ce1">
            <text:p>589509</text:p>
          </table:table-cell>
          <table:table-cell office:value-type="float" office:value="589707" table:style-name="ce1">
            <text:p>589707</text:p>
          </table:table-cell>
          <table:table-cell office:value-type="float" office:value="589836" table:style-name="ce1">
            <text:p>589836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9847" table:style-name="ce1">
            <text:p>589847</text:p>
          </table:table-cell>
          <table:table-cell office:value-type="float" office:value="589664" table:style-name="ce1">
            <text:p>589664</text:p>
          </table:table-cell>
          <table:table-cell office:value-type="float" office:value="589643" table:style-name="ce1">
            <text:p>589643</text:p>
          </table:table-cell>
          <table:table-cell office:value-type="float" office:value="589772" table:style-name="ce1">
            <text:p>589772</text:p>
          </table:table-cell>
          <table:table-cell office:value-type="float" office:value="589605" table:style-name="ce1">
            <text:p>589605</text:p>
          </table:table-cell>
          <table:table-cell office:value-type="float" office:value="589573" table:style-name="ce1">
            <text:p>589573</text:p>
          </table:table-cell>
          <table:table-cell office:value-type="float" office:value="589750" table:style-name="ce1">
            <text:p>589750</text:p>
          </table:table-cell>
          <table:table-cell office:value-type="float" office:value="589892" table:style-name="ce1">
            <text:p>58989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89889" table:style-name="ce1">
            <text:p>589889</text:p>
          </table:table-cell>
          <table:table-cell office:value-type="float" office:value="589669" table:style-name="ce1">
            <text:p>589669</text:p>
          </table:table-cell>
          <table:table-cell office:value-type="float" office:value="589659" table:style-name="ce1">
            <text:p>589659</text:p>
          </table:table-cell>
          <table:table-cell office:value-type="float" office:value="589815" table:style-name="ce1">
            <text:p>589815</text:p>
          </table:table-cell>
          <table:table-cell office:value-type="float" office:value="589621" table:style-name="ce1">
            <text:p>589621</text:p>
          </table:table-cell>
          <table:table-cell office:value-type="float" office:value="589582" table:style-name="ce1">
            <text:p>589582</text:p>
          </table:table-cell>
          <table:table-cell office:value-type="float" office:value="589765" table:style-name="ce1">
            <text:p>589765</text:p>
          </table:table-cell>
          <table:table-cell office:value-type="float" office:value="589896" table:style-name="ce1">
            <text:p>589896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89908" table:style-name="ce1">
            <text:p>589908</text:p>
          </table:table-cell>
          <table:table-cell office:value-type="float" office:value="589828" table:style-name="ce1">
            <text:p>589828</text:p>
          </table:table-cell>
          <table:table-cell office:value-type="float" office:value="589868" table:style-name="ce1">
            <text:p>589868</text:p>
          </table:table-cell>
          <table:table-cell office:value-type="float" office:value="589921" table:style-name="ce1">
            <text:p>589921</text:p>
          </table:table-cell>
          <table:table-cell office:value-type="float" office:value="589638" table:style-name="ce1">
            <text:p>589638</text:p>
          </table:table-cell>
          <table:table-cell office:value-type="float" office:value="589595" table:style-name="ce1">
            <text:p>589595</text:p>
          </table:table-cell>
          <table:table-cell office:value-type="float" office:value="589768" table:style-name="ce1">
            <text:p>589768</text:p>
          </table:table-cell>
          <table:table-cell office:value-type="float" office:value="589899" table:style-name="ce1">
            <text:p>589899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89922" table:style-name="ce1">
            <text:p>589922</text:p>
          </table:table-cell>
          <table:table-cell office:value-type="float" office:value="589828" table:style-name="ce1">
            <text:p>589828</text:p>
          </table:table-cell>
          <table:table-cell office:value-type="float" office:value="589884" table:style-name="ce1">
            <text:p>589884</text:p>
          </table:table-cell>
          <table:table-cell office:value-type="float" office:value="589932" table:style-name="ce1">
            <text:p>589932</text:p>
          </table:table-cell>
          <table:table-cell office:value-type="float" office:value="589662" table:style-name="ce1">
            <text:p>589662</text:p>
          </table:table-cell>
          <table:table-cell office:value-type="float" office:value="589662" table:style-name="ce1">
            <text:p>589662</text:p>
          </table:table-cell>
          <table:table-cell office:value-type="float" office:value="589801" table:style-name="ce1">
            <text:p>589801</text:p>
          </table:table-cell>
          <table:table-cell office:value-type="float" office:value="589910" table:style-name="ce1">
            <text:p>58991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89954" table:style-name="ce1">
            <text:p>589954</text:p>
          </table:table-cell>
          <table:table-cell office:value-type="float" office:value="589835" table:style-name="ce1">
            <text:p>589835</text:p>
          </table:table-cell>
          <table:table-cell office:value-type="float" office:value="589896" table:style-name="ce1">
            <text:p>589896</text:p>
          </table:table-cell>
          <table:table-cell office:value-type="float" office:value="589943" table:style-name="ce1">
            <text:p>589943</text:p>
          </table:table-cell>
          <table:table-cell office:value-type="float" office:value="589723" table:style-name="ce1">
            <text:p>589723</text:p>
          </table:table-cell>
          <table:table-cell office:value-type="float" office:value="589749" table:style-name="ce1">
            <text:p>589749</text:p>
          </table:table-cell>
          <table:table-cell office:value-type="float" office:value="589860" table:style-name="ce1">
            <text:p>589860</text:p>
          </table:table-cell>
          <table:table-cell office:value-type="float" office:value="589912" table:style-name="ce1">
            <text:p>589912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89972" table:style-name="ce1">
            <text:p>589972</text:p>
          </table:table-cell>
          <table:table-cell office:value-type="float" office:value="589883" table:style-name="ce1">
            <text:p>589883</text:p>
          </table:table-cell>
          <table:table-cell office:value-type="float" office:value="589912" table:style-name="ce1">
            <text:p>589912</text:p>
          </table:table-cell>
          <table:table-cell office:value-type="float" office:value="589962" table:style-name="ce1">
            <text:p>589962</text:p>
          </table:table-cell>
          <table:table-cell office:value-type="float" office:value="589809" table:style-name="ce1">
            <text:p>589809</text:p>
          </table:table-cell>
          <table:table-cell office:value-type="float" office:value="589785" table:style-name="ce1">
            <text:p>589785</text:p>
          </table:table-cell>
          <table:table-cell office:value-type="float" office:value="589908" table:style-name="ce1">
            <text:p>589908</text:p>
          </table:table-cell>
          <table:table-cell office:value-type="float" office:value="589938" table:style-name="ce1">
            <text:p>589938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90007" table:style-name="ce1">
            <text:p>590007</text:p>
          </table:table-cell>
          <table:table-cell office:value-type="float" office:value="589937" table:style-name="ce1">
            <text:p>589937</text:p>
          </table:table-cell>
          <table:table-cell office:value-type="float" office:value="589953" table:style-name="ce1">
            <text:p>589953</text:p>
          </table:table-cell>
          <table:table-cell office:value-type="float" office:value="589979" table:style-name="ce1">
            <text:p>589979</text:p>
          </table:table-cell>
          <table:table-cell office:value-type="float" office:value="589894" table:style-name="ce1">
            <text:p>589894</text:p>
          </table:table-cell>
          <table:table-cell office:value-type="float" office:value="589942" table:style-name="ce1">
            <text:p>589942</text:p>
          </table:table-cell>
          <table:table-cell office:value-type="float" office:value="589914" table:style-name="ce1">
            <text:p>589914</text:p>
          </table:table-cell>
          <table:table-cell office:value-type="float" office:value="589949" table:style-name="ce1">
            <text:p>58994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90025" table:style-name="ce1">
            <text:p>590025</text:p>
          </table:table-cell>
          <table:table-cell office:value-type="float" office:value="589947" table:style-name="ce1">
            <text:p>589947</text:p>
          </table:table-cell>
          <table:table-cell office:value-type="float" office:value="589985" table:style-name="ce1">
            <text:p>589985</text:p>
          </table:table-cell>
          <table:table-cell office:value-type="float" office:value="589999" table:style-name="ce1">
            <text:p>589999</text:p>
          </table:table-cell>
          <table:table-cell office:value-type="float" office:value="589905" table:style-name="ce1">
            <text:p>589905</text:p>
          </table:table-cell>
          <table:table-cell office:value-type="float" office:value="589964" table:style-name="ce1">
            <text:p>589964</text:p>
          </table:table-cell>
          <table:table-cell office:value-type="float" office:value="589946" table:style-name="ce1">
            <text:p>589946</text:p>
          </table:table-cell>
          <table:table-cell office:value-type="float" office:value="589960" table:style-name="ce1">
            <text:p>58996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90039" table:style-name="ce1">
            <text:p>590039</text:p>
          </table:table-cell>
          <table:table-cell office:value-type="float" office:value="589952" table:style-name="ce1">
            <text:p>589952</text:p>
          </table:table-cell>
          <table:table-cell office:value-type="float" office:value="589995" table:style-name="ce1">
            <text:p>589995</text:p>
          </table:table-cell>
          <table:table-cell office:value-type="float" office:value="590012" table:style-name="ce1">
            <text:p>590012</text:p>
          </table:table-cell>
          <table:table-cell office:value-type="float" office:value="589918" table:style-name="ce1">
            <text:p>589918</text:p>
          </table:table-cell>
          <table:table-cell office:value-type="float" office:value="589975" table:style-name="ce1">
            <text:p>589975</text:p>
          </table:table-cell>
          <table:table-cell office:value-type="float" office:value="589947" table:style-name="ce1">
            <text:p>589947</text:p>
          </table:table-cell>
          <table:table-cell office:value-type="float" office:value="589968" table:style-name="ce1">
            <text:p>589968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0067" table:style-name="ce1">
            <text:p>590067</text:p>
          </table:table-cell>
          <table:table-cell office:value-type="float" office:value="589980" table:style-name="ce1">
            <text:p>589980</text:p>
          </table:table-cell>
          <table:table-cell office:value-type="float" office:value="589996" table:style-name="ce1">
            <text:p>589996</text:p>
          </table:table-cell>
          <table:table-cell office:value-type="float" office:value="590021" table:style-name="ce1">
            <text:p>590021</text:p>
          </table:table-cell>
          <table:table-cell office:value-type="float" office:value="589928" table:style-name="ce1">
            <text:p>589928</text:p>
          </table:table-cell>
          <table:table-cell office:value-type="float" office:value="590024" table:style-name="ce1">
            <text:p>590024</text:p>
          </table:table-cell>
          <table:table-cell office:value-type="float" office:value="589977" table:style-name="ce1">
            <text:p>589977</text:p>
          </table:table-cell>
          <table:table-cell office:value-type="float" office:value="590002" table:style-name="ce1">
            <text:p>59000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0092" table:style-name="ce1">
            <text:p>590092</text:p>
          </table:table-cell>
          <table:table-cell office:value-type="float" office:value="590135" table:style-name="ce1">
            <text:p>590135</text:p>
          </table:table-cell>
          <table:table-cell office:value-type="float" office:value="590016" table:style-name="ce1">
            <text:p>590016</text:p>
          </table:table-cell>
          <table:table-cell office:value-type="float" office:value="590046" table:style-name="ce1">
            <text:p>590046</text:p>
          </table:table-cell>
          <table:table-cell office:value-type="float" office:value="590139" table:style-name="ce1">
            <text:p>590139</text:p>
          </table:table-cell>
          <table:table-cell office:value-type="float" office:value="590029" table:style-name="ce1">
            <text:p>590029</text:p>
          </table:table-cell>
          <table:table-cell office:value-type="float" office:value="589983" table:style-name="ce1">
            <text:p>589983</text:p>
          </table:table-cell>
          <table:table-cell office:value-type="float" office:value="590020" table:style-name="ce1">
            <text:p>590020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90104" table:style-name="ce1">
            <text:p>590104</text:p>
          </table:table-cell>
          <table:table-cell office:value-type="float" office:value="590151" table:style-name="ce1">
            <text:p>590151</text:p>
          </table:table-cell>
          <table:table-cell office:value-type="float" office:value="590056" table:style-name="ce1">
            <text:p>590056</text:p>
          </table:table-cell>
          <table:table-cell office:value-type="float" office:value="590053" table:style-name="ce1">
            <text:p>590053</text:p>
          </table:table-cell>
          <table:table-cell office:value-type="float" office:value="590154" table:style-name="ce1">
            <text:p>590154</text:p>
          </table:table-cell>
          <table:table-cell office:value-type="float" office:value="590098" table:style-name="ce1">
            <text:p>590098</text:p>
          </table:table-cell>
          <table:table-cell office:value-type="float" office:value="590056" table:style-name="ce1">
            <text:p>590056</text:p>
          </table:table-cell>
          <table:table-cell office:value-type="float" office:value="590056" table:style-name="ce1">
            <text:p>590056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90126" table:style-name="ce1">
            <text:p>590126</text:p>
          </table:table-cell>
          <table:table-cell office:value-type="float" office:value="590174" table:style-name="ce1">
            <text:p>590174</text:p>
          </table:table-cell>
          <table:table-cell office:value-type="float" office:value="590059" table:style-name="ce1">
            <text:p>590059</text:p>
          </table:table-cell>
          <table:table-cell office:value-type="float" office:value="590080" table:style-name="ce1">
            <text:p>590080</text:p>
          </table:table-cell>
          <table:table-cell office:value-type="float" office:value="590156" table:style-name="ce1">
            <text:p>590156</text:p>
          </table:table-cell>
          <table:table-cell office:value-type="float" office:value="590163" table:style-name="ce1">
            <text:p>590163</text:p>
          </table:table-cell>
          <table:table-cell office:value-type="float" office:value="590084" table:style-name="ce1">
            <text:p>590084</text:p>
          </table:table-cell>
          <table:table-cell office:value-type="float" office:value="590148" table:style-name="ce1">
            <text:p>590148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90183" table:style-name="ce1">
            <text:p>590183</text:p>
          </table:table-cell>
          <table:table-cell office:value-type="float" office:value="590200" table:style-name="ce1">
            <text:p>590200</text:p>
          </table:table-cell>
          <table:table-cell office:value-type="float" office:value="590089" table:style-name="ce1">
            <text:p>590089</text:p>
          </table:table-cell>
          <table:table-cell office:value-type="float" office:value="590101" table:style-name="ce1">
            <text:p>590101</text:p>
          </table:table-cell>
          <table:table-cell office:value-type="float" office:value="590163" table:style-name="ce1">
            <text:p>590163</text:p>
          </table:table-cell>
          <table:table-cell office:value-type="float" office:value="590235" table:style-name="ce1">
            <text:p>590235</text:p>
          </table:table-cell>
          <table:table-cell office:value-type="float" office:value="590106" table:style-name="ce1">
            <text:p>590106</text:p>
          </table:table-cell>
          <table:table-cell office:value-type="float" office:value="590163" table:style-name="ce1">
            <text:p>590163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90191" table:style-name="ce1">
            <text:p>590191</text:p>
          </table:table-cell>
          <table:table-cell office:value-type="float" office:value="590440" table:style-name="ce1">
            <text:p>590440</text:p>
          </table:table-cell>
          <table:table-cell office:value-type="float" office:value="590103" table:style-name="ce1">
            <text:p>590103</text:p>
          </table:table-cell>
          <table:table-cell office:value-type="float" office:value="590130" table:style-name="ce1">
            <text:p>590130</text:p>
          </table:table-cell>
          <table:table-cell office:value-type="float" office:value="590245" table:style-name="ce1">
            <text:p>590245</text:p>
          </table:table-cell>
          <table:table-cell office:value-type="float" office:value="590237" table:style-name="ce1">
            <text:p>590237</text:p>
          </table:table-cell>
          <table:table-cell office:value-type="float" office:value="590144" table:style-name="ce1">
            <text:p>590144</text:p>
          </table:table-cell>
          <table:table-cell office:value-type="float" office:value="590220" table:style-name="ce1">
            <text:p>59022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90273" table:style-name="ce1">
            <text:p>590273</text:p>
          </table:table-cell>
          <table:table-cell office:value-type="float" office:value="590451" table:style-name="ce1">
            <text:p>590451</text:p>
          </table:table-cell>
          <table:table-cell office:value-type="float" office:value="590162" table:style-name="ce1">
            <text:p>590162</text:p>
          </table:table-cell>
          <table:table-cell office:value-type="float" office:value="590138" table:style-name="ce1">
            <text:p>590138</text:p>
          </table:table-cell>
          <table:table-cell office:value-type="float" office:value="590252" table:style-name="ce1">
            <text:p>590252</text:p>
          </table:table-cell>
          <table:table-cell office:value-type="float" office:value="590248" table:style-name="ce1">
            <text:p>590248</text:p>
          </table:table-cell>
          <table:table-cell office:value-type="float" office:value="590205" table:style-name="ce1">
            <text:p>590205</text:p>
          </table:table-cell>
          <table:table-cell office:value-type="float" office:value="590282" table:style-name="ce1">
            <text:p>590282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0329" table:style-name="ce1">
            <text:p>590329</text:p>
          </table:table-cell>
          <table:table-cell office:value-type="float" office:value="590457" table:style-name="ce1">
            <text:p>590457</text:p>
          </table:table-cell>
          <table:table-cell office:value-type="float" office:value="590162" table:style-name="ce1">
            <text:p>590162</text:p>
          </table:table-cell>
          <table:table-cell office:value-type="float" office:value="590152" table:style-name="ce1">
            <text:p>590152</text:p>
          </table:table-cell>
          <table:table-cell office:value-type="float" office:value="590256" table:style-name="ce1">
            <text:p>590256</text:p>
          </table:table-cell>
          <table:table-cell office:value-type="float" office:value="590294" table:style-name="ce1">
            <text:p>590294</text:p>
          </table:table-cell>
          <table:table-cell office:value-type="float" office:value="590225" table:style-name="ce1">
            <text:p>590225</text:p>
          </table:table-cell>
          <table:table-cell office:value-type="float" office:value="590295" table:style-name="ce1">
            <text:p>59029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0346" table:style-name="ce1">
            <text:p>590346</text:p>
          </table:table-cell>
          <table:table-cell office:value-type="float" office:value="590458" table:style-name="ce1">
            <text:p>590458</text:p>
          </table:table-cell>
          <table:table-cell office:value-type="float" office:value="590167" table:style-name="ce1">
            <text:p>590167</text:p>
          </table:table-cell>
          <table:table-cell office:value-type="float" office:value="590155" table:style-name="ce1">
            <text:p>590155</text:p>
          </table:table-cell>
          <table:table-cell office:value-type="float" office:value="590256" table:style-name="ce1">
            <text:p>590256</text:p>
          </table:table-cell>
          <table:table-cell office:value-type="float" office:value="590296" table:style-name="ce1">
            <text:p>590296</text:p>
          </table:table-cell>
          <table:table-cell office:value-type="float" office:value="590241" table:style-name="ce1">
            <text:p>590241</text:p>
          </table:table-cell>
          <table:table-cell office:value-type="float" office:value="590301" table:style-name="ce1">
            <text:p>590301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90385" table:style-name="ce1">
            <text:p>590385</text:p>
          </table:table-cell>
          <table:table-cell office:value-type="float" office:value="590481" table:style-name="ce1">
            <text:p>590481</text:p>
          </table:table-cell>
          <table:table-cell office:value-type="float" office:value="590220" table:style-name="ce1">
            <text:p>590220</text:p>
          </table:table-cell>
          <table:table-cell office:value-type="float" office:value="590203" table:style-name="ce1">
            <text:p>590203</text:p>
          </table:table-cell>
          <table:table-cell office:value-type="float" office:value="590272" table:style-name="ce1">
            <text:p>590272</text:p>
          </table:table-cell>
          <table:table-cell office:value-type="float" office:value="590299" table:style-name="ce1">
            <text:p>590299</text:p>
          </table:table-cell>
          <table:table-cell office:value-type="float" office:value="590259" table:style-name="ce1">
            <text:p>590259</text:p>
          </table:table-cell>
          <table:table-cell office:value-type="float" office:value="590324" table:style-name="ce1">
            <text:p>59032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90453" table:style-name="ce1">
            <text:p>590453</text:p>
          </table:table-cell>
          <table:table-cell office:value-type="float" office:value="590486" table:style-name="ce1">
            <text:p>590486</text:p>
          </table:table-cell>
          <table:table-cell office:value-type="float" office:value="590227" table:style-name="ce1">
            <text:p>590227</text:p>
          </table:table-cell>
          <table:table-cell office:value-type="float" office:value="590249" table:style-name="ce1">
            <text:p>590249</text:p>
          </table:table-cell>
          <table:table-cell office:value-type="float" office:value="590283" table:style-name="ce1">
            <text:p>590283</text:p>
          </table:table-cell>
          <table:table-cell office:value-type="float" office:value="590303" table:style-name="ce1">
            <text:p>590303</text:p>
          </table:table-cell>
          <table:table-cell office:value-type="float" office:value="590262" table:style-name="ce1">
            <text:p>590262</text:p>
          </table:table-cell>
          <table:table-cell office:value-type="float" office:value="590347" table:style-name="ce1">
            <text:p>590347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90463" table:style-name="ce1">
            <text:p>590463</text:p>
          </table:table-cell>
          <table:table-cell office:value-type="float" office:value="590494" table:style-name="ce1">
            <text:p>590494</text:p>
          </table:table-cell>
          <table:table-cell office:value-type="float" office:value="590237" table:style-name="ce1">
            <text:p>590237</text:p>
          </table:table-cell>
          <table:table-cell office:value-type="float" office:value="590288" table:style-name="ce1">
            <text:p>590288</text:p>
          </table:table-cell>
          <table:table-cell office:value-type="float" office:value="590295" table:style-name="ce1">
            <text:p>590295</text:p>
          </table:table-cell>
          <table:table-cell office:value-type="float" office:value="590387" table:style-name="ce1">
            <text:p>590387</text:p>
          </table:table-cell>
          <table:table-cell office:value-type="float" office:value="590371" table:style-name="ce1">
            <text:p>590371</text:p>
          </table:table-cell>
          <table:table-cell office:value-type="float" office:value="590349" table:style-name="ce1">
            <text:p>590349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90495" table:style-name="ce1">
            <text:p>590495</text:p>
          </table:table-cell>
          <table:table-cell office:value-type="float" office:value="590539" table:style-name="ce1">
            <text:p>590539</text:p>
          </table:table-cell>
          <table:table-cell office:value-type="float" office:value="590282" table:style-name="ce1">
            <text:p>590282</text:p>
          </table:table-cell>
          <table:table-cell office:value-type="float" office:value="590288" table:style-name="ce1">
            <text:p>590288</text:p>
          </table:table-cell>
          <table:table-cell office:value-type="float" office:value="590340" table:style-name="ce1">
            <text:p>590340</text:p>
          </table:table-cell>
          <table:table-cell office:value-type="float" office:value="590406" table:style-name="ce1">
            <text:p>590406</text:p>
          </table:table-cell>
          <table:table-cell office:value-type="float" office:value="590372" table:style-name="ce1">
            <text:p>590372</text:p>
          </table:table-cell>
          <table:table-cell office:value-type="float" office:value="590386" table:style-name="ce1">
            <text:p>590386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90526" table:style-name="ce1">
            <text:p>590526</text:p>
          </table:table-cell>
          <table:table-cell office:value-type="float" office:value="590564" table:style-name="ce1">
            <text:p>590564</text:p>
          </table:table-cell>
          <table:table-cell office:value-type="float" office:value="590415" table:style-name="ce1">
            <text:p>590415</text:p>
          </table:table-cell>
          <table:table-cell office:value-type="float" office:value="590293" table:style-name="ce1">
            <text:p>590293</text:p>
          </table:table-cell>
          <table:table-cell office:value-type="float" office:value="590396" table:style-name="ce1">
            <text:p>590396</text:p>
          </table:table-cell>
          <table:table-cell office:value-type="float" office:value="590435" table:style-name="ce1">
            <text:p>590435</text:p>
          </table:table-cell>
          <table:table-cell office:value-type="float" office:value="590394" table:style-name="ce1">
            <text:p>590394</text:p>
          </table:table-cell>
          <table:table-cell office:value-type="float" office:value="590417" table:style-name="ce1">
            <text:p>590417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90547" table:style-name="ce1">
            <text:p>590547</text:p>
          </table:table-cell>
          <table:table-cell office:value-type="float" office:value="590578" table:style-name="ce1">
            <text:p>590578</text:p>
          </table:table-cell>
          <table:table-cell office:value-type="float" office:value="590416" table:style-name="ce1">
            <text:p>590416</text:p>
          </table:table-cell>
          <table:table-cell office:value-type="float" office:value="590364" table:style-name="ce1">
            <text:p>590364</text:p>
          </table:table-cell>
          <table:table-cell office:value-type="float" office:value="590398" table:style-name="ce1">
            <text:p>590398</text:p>
          </table:table-cell>
          <table:table-cell office:value-type="float" office:value="590468" table:style-name="ce1">
            <text:p>590468</text:p>
          </table:table-cell>
          <table:table-cell office:value-type="float" office:value="590426" table:style-name="ce1">
            <text:p>590426</text:p>
          </table:table-cell>
          <table:table-cell office:value-type="float" office:value="590418" table:style-name="ce1">
            <text:p>590418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90567" table:style-name="ce1">
            <text:p>590567</text:p>
          </table:table-cell>
          <table:table-cell office:value-type="float" office:value="590613" table:style-name="ce1">
            <text:p>590613</text:p>
          </table:table-cell>
          <table:table-cell office:value-type="float" office:value="590475" table:style-name="ce1">
            <text:p>590475</text:p>
          </table:table-cell>
          <table:table-cell office:value-type="float" office:value="590530" table:style-name="ce1">
            <text:p>590530</text:p>
          </table:table-cell>
          <table:table-cell office:value-type="float" office:value="590445" table:style-name="ce1">
            <text:p>590445</text:p>
          </table:table-cell>
          <table:table-cell office:value-type="float" office:value="590473" table:style-name="ce1">
            <text:p>590473</text:p>
          </table:table-cell>
          <table:table-cell office:value-type="float" office:value="590464" table:style-name="ce1">
            <text:p>590464</text:p>
          </table:table-cell>
          <table:table-cell office:value-type="float" office:value="590522" table:style-name="ce1">
            <text:p>590522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0583" table:style-name="ce1">
            <text:p>590583</text:p>
          </table:table-cell>
          <table:table-cell office:value-type="float" office:value="590645" table:style-name="ce1">
            <text:p>590645</text:p>
          </table:table-cell>
          <table:table-cell office:value-type="float" office:value="590483" table:style-name="ce1">
            <text:p>590483</text:p>
          </table:table-cell>
          <table:table-cell office:value-type="float" office:value="590543" table:style-name="ce1">
            <text:p>590543</text:p>
          </table:table-cell>
          <table:table-cell office:value-type="float" office:value="590454" table:style-name="ce1">
            <text:p>590454</text:p>
          </table:table-cell>
          <table:table-cell office:value-type="float" office:value="590476" table:style-name="ce1">
            <text:p>590476</text:p>
          </table:table-cell>
          <table:table-cell office:value-type="float" office:value="590619" table:style-name="ce1">
            <text:p>590619</text:p>
          </table:table-cell>
          <table:table-cell office:value-type="float" office:value="590571" table:style-name="ce1">
            <text:p>59057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90589" table:style-name="ce1">
            <text:p>590589</text:p>
          </table:table-cell>
          <table:table-cell office:value-type="float" office:value="590646" table:style-name="ce1">
            <text:p>590646</text:p>
          </table:table-cell>
          <table:table-cell office:value-type="float" office:value="590518" table:style-name="ce1">
            <text:p>590518</text:p>
          </table:table-cell>
          <table:table-cell office:value-type="float" office:value="590554" table:style-name="ce1">
            <text:p>590554</text:p>
          </table:table-cell>
          <table:table-cell office:value-type="float" office:value="590466" table:style-name="ce1">
            <text:p>590466</text:p>
          </table:table-cell>
          <table:table-cell office:value-type="float" office:value="590478" table:style-name="ce1">
            <text:p>590478</text:p>
          </table:table-cell>
          <table:table-cell office:value-type="float" office:value="590622" table:style-name="ce1">
            <text:p>590622</text:p>
          </table:table-cell>
          <table:table-cell office:value-type="float" office:value="590620" table:style-name="ce1">
            <text:p>590620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90667" table:style-name="ce1">
            <text:p>590667</text:p>
          </table:table-cell>
          <table:table-cell office:value-type="float" office:value="590715" table:style-name="ce1">
            <text:p>590715</text:p>
          </table:table-cell>
          <table:table-cell office:value-type="float" office:value="590565" table:style-name="ce1">
            <text:p>590565</text:p>
          </table:table-cell>
          <table:table-cell office:value-type="float" office:value="590555" table:style-name="ce1">
            <text:p>590555</text:p>
          </table:table-cell>
          <table:table-cell office:value-type="float" office:value="590472" table:style-name="ce1">
            <text:p>590472</text:p>
          </table:table-cell>
          <table:table-cell office:value-type="float" office:value="590537" table:style-name="ce1">
            <text:p>590537</text:p>
          </table:table-cell>
          <table:table-cell office:value-type="float" office:value="590745" table:style-name="ce1">
            <text:p>590745</text:p>
          </table:table-cell>
          <table:table-cell office:value-type="float" office:value="590630" table:style-name="ce1">
            <text:p>590630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0670" table:style-name="ce1">
            <text:p>590670</text:p>
          </table:table-cell>
          <table:table-cell office:value-type="float" office:value="590719" table:style-name="ce1">
            <text:p>590719</text:p>
          </table:table-cell>
          <table:table-cell office:value-type="float" office:value="590566" table:style-name="ce1">
            <text:p>590566</text:p>
          </table:table-cell>
          <table:table-cell office:value-type="float" office:value="590558" table:style-name="ce1">
            <text:p>590558</text:p>
          </table:table-cell>
          <table:table-cell office:value-type="float" office:value="590488" table:style-name="ce1">
            <text:p>590488</text:p>
          </table:table-cell>
          <table:table-cell office:value-type="float" office:value="590546" table:style-name="ce1">
            <text:p>590546</text:p>
          </table:table-cell>
          <table:table-cell office:value-type="float" office:value="590750" table:style-name="ce1">
            <text:p>590750</text:p>
          </table:table-cell>
          <table:table-cell office:value-type="float" office:value="590638" table:style-name="ce1">
            <text:p>590638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0673" table:style-name="ce1">
            <text:p>590673</text:p>
          </table:table-cell>
          <table:table-cell office:value-type="float" office:value="590742" table:style-name="ce1">
            <text:p>590742</text:p>
          </table:table-cell>
          <table:table-cell office:value-type="float" office:value="590625" table:style-name="ce1">
            <text:p>590625</text:p>
          </table:table-cell>
          <table:table-cell office:value-type="float" office:value="590668" table:style-name="ce1">
            <text:p>590668</text:p>
          </table:table-cell>
          <table:table-cell office:value-type="float" office:value="590503" table:style-name="ce1">
            <text:p>590503</text:p>
          </table:table-cell>
          <table:table-cell office:value-type="float" office:value="590568" table:style-name="ce1">
            <text:p>590568</text:p>
          </table:table-cell>
          <table:table-cell office:value-type="float" office:value="590759" table:style-name="ce1">
            <text:p>590759</text:p>
          </table:table-cell>
          <table:table-cell office:value-type="float" office:value="590685" table:style-name="ce1">
            <text:p>59068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0687" table:style-name="ce1">
            <text:p>590687</text:p>
          </table:table-cell>
          <table:table-cell office:value-type="float" office:value="590760" table:style-name="ce1">
            <text:p>590760</text:p>
          </table:table-cell>
          <table:table-cell office:value-type="float" office:value="590711" table:style-name="ce1">
            <text:p>590711</text:p>
          </table:table-cell>
          <table:table-cell office:value-type="float" office:value="590765" table:style-name="ce1">
            <text:p>590765</text:p>
          </table:table-cell>
          <table:table-cell office:value-type="float" office:value="590550" table:style-name="ce1">
            <text:p>590550</text:p>
          </table:table-cell>
          <table:table-cell office:value-type="float" office:value="590568" table:style-name="ce1">
            <text:p>590568</text:p>
          </table:table-cell>
          <table:table-cell office:value-type="float" office:value="590763" table:style-name="ce1">
            <text:p>590763</text:p>
          </table:table-cell>
          <table:table-cell office:value-type="float" office:value="590708" table:style-name="ce1">
            <text:p>590708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90849" table:style-name="ce1">
            <text:p>590849</text:p>
          </table:table-cell>
          <table:table-cell office:value-type="float" office:value="590803" table:style-name="ce1">
            <text:p>590803</text:p>
          </table:table-cell>
          <table:table-cell office:value-type="float" office:value="590771" table:style-name="ce1">
            <text:p>590771</text:p>
          </table:table-cell>
          <table:table-cell office:value-type="float" office:value="590818" table:style-name="ce1">
            <text:p>590818</text:p>
          </table:table-cell>
          <table:table-cell office:value-type="float" office:value="590558" table:style-name="ce1">
            <text:p>590558</text:p>
          </table:table-cell>
          <table:table-cell office:value-type="float" office:value="590608" table:style-name="ce1">
            <text:p>590608</text:p>
          </table:table-cell>
          <table:table-cell office:value-type="float" office:value="590796" table:style-name="ce1">
            <text:p>590796</text:p>
          </table:table-cell>
          <table:table-cell office:value-type="float" office:value="590725" table:style-name="ce1">
            <text:p>59072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90874" table:style-name="ce1">
            <text:p>590874</text:p>
          </table:table-cell>
          <table:table-cell office:value-type="float" office:value="590840" table:style-name="ce1">
            <text:p>590840</text:p>
          </table:table-cell>
          <table:table-cell office:value-type="float" office:value="590779" table:style-name="ce1">
            <text:p>590779</text:p>
          </table:table-cell>
          <table:table-cell office:value-type="float" office:value="590823" table:style-name="ce1">
            <text:p>590823</text:p>
          </table:table-cell>
          <table:table-cell office:value-type="float" office:value="590565" table:style-name="ce1">
            <text:p>590565</text:p>
          </table:table-cell>
          <table:table-cell office:value-type="float" office:value="590665" table:style-name="ce1">
            <text:p>590665</text:p>
          </table:table-cell>
          <table:table-cell office:value-type="float" office:value="590905" table:style-name="ce1">
            <text:p>590905</text:p>
          </table:table-cell>
          <table:table-cell office:value-type="float" office:value="590757" table:style-name="ce1">
            <text:p>590757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91008" table:style-name="ce1">
            <text:p>591008</text:p>
          </table:table-cell>
          <table:table-cell office:value-type="float" office:value="590851" table:style-name="ce1">
            <text:p>590851</text:p>
          </table:table-cell>
          <table:table-cell office:value-type="float" office:value="590779" table:style-name="ce1">
            <text:p>590779</text:p>
          </table:table-cell>
          <table:table-cell office:value-type="float" office:value="590845" table:style-name="ce1">
            <text:p>590845</text:p>
          </table:table-cell>
          <table:table-cell office:value-type="float" office:value="590764" table:style-name="ce1">
            <text:p>590764</text:p>
          </table:table-cell>
          <table:table-cell office:value-type="float" office:value="590700" table:style-name="ce1">
            <text:p>590700</text:p>
          </table:table-cell>
          <table:table-cell office:value-type="float" office:value="590979" table:style-name="ce1">
            <text:p>590979</text:p>
          </table:table-cell>
          <table:table-cell office:value-type="float" office:value="590962" table:style-name="ce1">
            <text:p>590962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1074" table:style-name="ce1">
            <text:p>591074</text:p>
          </table:table-cell>
          <table:table-cell office:value-type="float" office:value="590913" table:style-name="ce1">
            <text:p>590913</text:p>
          </table:table-cell>
          <table:table-cell office:value-type="float" office:value="590971" table:style-name="ce1">
            <text:p>590971</text:p>
          </table:table-cell>
          <table:table-cell office:value-type="float" office:value="590850" table:style-name="ce1">
            <text:p>590850</text:p>
          </table:table-cell>
          <table:table-cell office:value-type="float" office:value="590796" table:style-name="ce1">
            <text:p>590796</text:p>
          </table:table-cell>
          <table:table-cell office:value-type="float" office:value="590796" table:style-name="ce1">
            <text:p>590796</text:p>
          </table:table-cell>
          <table:table-cell office:value-type="float" office:value="591033" table:style-name="ce1">
            <text:p>591033</text:p>
          </table:table-cell>
          <table:table-cell office:value-type="float" office:value="590979" table:style-name="ce1">
            <text:p>590979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91237" table:style-name="ce1">
            <text:p>591237</text:p>
          </table:table-cell>
          <table:table-cell office:value-type="float" office:value="590960" table:style-name="ce1">
            <text:p>590960</text:p>
          </table:table-cell>
          <table:table-cell office:value-type="float" office:value="590984" table:style-name="ce1">
            <text:p>590984</text:p>
          </table:table-cell>
          <table:table-cell office:value-type="float" office:value="590970" table:style-name="ce1">
            <text:p>590970</text:p>
          </table:table-cell>
          <table:table-cell office:value-type="float" office:value="590930" table:style-name="ce1">
            <text:p>590930</text:p>
          </table:table-cell>
          <table:table-cell office:value-type="float" office:value="590951" table:style-name="ce1">
            <text:p>590951</text:p>
          </table:table-cell>
          <table:table-cell office:value-type="float" office:value="591034" table:style-name="ce1">
            <text:p>591034</text:p>
          </table:table-cell>
          <table:table-cell office:value-type="float" office:value="591020" table:style-name="ce1">
            <text:p>591020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91349" table:style-name="ce1">
            <text:p>591349</text:p>
          </table:table-cell>
          <table:table-cell office:value-type="float" office:value="590996" table:style-name="ce1">
            <text:p>590996</text:p>
          </table:table-cell>
          <table:table-cell office:value-type="float" office:value="591017" table:style-name="ce1">
            <text:p>591017</text:p>
          </table:table-cell>
          <table:table-cell office:value-type="float" office:value="591056" table:style-name="ce1">
            <text:p>591056</text:p>
          </table:table-cell>
          <table:table-cell office:value-type="float" office:value="590977" table:style-name="ce1">
            <text:p>590977</text:p>
          </table:table-cell>
          <table:table-cell office:value-type="float" office:value="590967" table:style-name="ce1">
            <text:p>590967</text:p>
          </table:table-cell>
          <table:table-cell office:value-type="float" office:value="591035" table:style-name="ce1">
            <text:p>591035</text:p>
          </table:table-cell>
          <table:table-cell office:value-type="float" office:value="591197" table:style-name="ce1">
            <text:p>591197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1385" table:style-name="ce1">
            <text:p>591385</text:p>
          </table:table-cell>
          <table:table-cell office:value-type="float" office:value="591025" table:style-name="ce1">
            <text:p>591025</text:p>
          </table:table-cell>
          <table:table-cell office:value-type="float" office:value="591112" table:style-name="ce1">
            <text:p>591112</text:p>
          </table:table-cell>
          <table:table-cell office:value-type="float" office:value="591183" table:style-name="ce1">
            <text:p>591183</text:p>
          </table:table-cell>
          <table:table-cell office:value-type="float" office:value="590988" table:style-name="ce1">
            <text:p>590988</text:p>
          </table:table-cell>
          <table:table-cell office:value-type="float" office:value="591181" table:style-name="ce1">
            <text:p>591181</text:p>
          </table:table-cell>
          <table:table-cell office:value-type="float" office:value="591189" table:style-name="ce1">
            <text:p>591189</text:p>
          </table:table-cell>
          <table:table-cell office:value-type="float" office:value="591299" table:style-name="ce1">
            <text:p>591299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91438" table:style-name="ce1">
            <text:p>591438</text:p>
          </table:table-cell>
          <table:table-cell office:value-type="float" office:value="591060" table:style-name="ce1">
            <text:p>591060</text:p>
          </table:table-cell>
          <table:table-cell office:value-type="float" office:value="591116" table:style-name="ce1">
            <text:p>591116</text:p>
          </table:table-cell>
          <table:table-cell office:value-type="float" office:value="591364" table:style-name="ce1">
            <text:p>591364</text:p>
          </table:table-cell>
          <table:table-cell office:value-type="float" office:value="591134" table:style-name="ce1">
            <text:p>591134</text:p>
          </table:table-cell>
          <table:table-cell office:value-type="float" office:value="591664" table:style-name="ce1">
            <text:p>591664</text:p>
          </table:table-cell>
          <table:table-cell office:value-type="float" office:value="591575" table:style-name="ce1">
            <text:p>591575</text:p>
          </table:table-cell>
          <table:table-cell office:value-type="float" office:value="591375" table:style-name="ce1">
            <text:p>591375</text:p>
          </table:table-cell>
          <table:table-cell table:number-columns-repeated="16375"/>
        </table:table-row>
        <table:table-row table:number-rows-repeated="1048412" table:style-name="ro1">
          <table:table-cell table:number-columns-repeated="16384"/>
        </table:table-row>
      </table:table>
      <table:table table:name="run_time_thread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fluenza_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ads</text:p>
          </table:table-cell>
          <table:table-cell office:value-type="string" table:style-name="ce1">
            <text:p>1 Thread</text:p>
          </table:table-cell>
          <table:table-cell office:value-type="string" table:style-name="ce1">
            <text:p>2 Threads</text:p>
          </table:table-cell>
          <table:table-cell office:value-type="string" table:style-name="ce1">
            <text:p>3 Threads</text:p>
          </table:table-cell>
          <table:table-cell office:value-type="string" table:style-name="ce1">
            <text:p>4 Threads</text:p>
          </table:table-cell>
          <table:table-cell office:value-type="string" table:style-name="ce1">
            <text:p>5 Threads</text:p>
          </table:table-cell>
          <table:table-cell office:value-type="string" table:style-name="ce1">
            <text:p>6 Threads</text:p>
          </table:table-cell>
          <table:table-cell office:value-type="string" table:style-name="ce1">
            <text:p>7 Threads</text:p>
          </table:table-cell>
          <table:table-cell office:value-type="string" table:style-name="ce1">
            <text:p>8 Threads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96" table:style-name="ce1">
            <text:p>2196</text:p>
          </table:table-cell>
          <table:table-cell office:value-type="float" office:value="1679" table:style-name="ce1">
            <text:p>1679</text:p>
          </table:table-cell>
          <table:table-cell office:value-type="float" office:value="1349" table:style-name="ce1">
            <text:p>1349</text:p>
          </table:table-cell>
          <table:table-cell office:value-type="float" office:value="1165" table:style-name="ce1">
            <text:p>1165</text:p>
          </table:table-cell>
          <table:table-cell office:value-type="float" office:value="1072" table:style-name="ce1">
            <text:p>1072</text:p>
          </table:table-cell>
          <table:table-cell office:value-type="float" office:value="1007" table:style-name="ce1">
            <text:p>1007</text:p>
          </table:table-cell>
          <table:table-cell office:value-type="float" office:value="1009" table:style-name="ce1">
            <text:p>1009</text:p>
          </table:table-cell>
          <table:table-cell office:value-type="float" office:value="1068" table:style-name="ce1">
            <text:p>1068</text:p>
          </table:table-cell>
          <table:table-cell table:style-name="ce1">
            <draw:frame draw:z-index="1" draw:id="id2" draw:style-name="a2" draw:name="Grafiek 1" svg:x="0.61979in" svg:y="0.02083in" svg:width="8.34896in" svg:height="5.020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97" table:style-name="ce1">
            <text:p>2197</text:p>
          </table:table-cell>
          <table:table-cell office:value-type="float" office:value="1700" table:style-name="ce1">
            <text:p>1700</text:p>
          </table:table-cell>
          <table:table-cell office:value-type="float" office:value="1360" table:style-name="ce1">
            <text:p>1360</text:p>
          </table:table-cell>
          <table:table-cell office:value-type="float" office:value="1184" table:style-name="ce1">
            <text:p>1184</text:p>
          </table:table-cell>
          <table:table-cell office:value-type="float" office:value="1075" table:style-name="ce1">
            <text:p>1075</text:p>
          </table:table-cell>
          <table:table-cell office:value-type="float" office:value="1015" table:style-name="ce1">
            <text:p>1015</text:p>
          </table:table-cell>
          <table:table-cell office:value-type="float" office:value="1012" table:style-name="ce1">
            <text:p>1012</text:p>
          </table:table-cell>
          <table:table-cell office:value-type="float" office:value="1069" table:style-name="ce1">
            <text:p>106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99" table:style-name="ce1">
            <text:p>2199</text:p>
          </table:table-cell>
          <table:table-cell office:value-type="float" office:value="1702" table:style-name="ce1">
            <text:p>1702</text:p>
          </table:table-cell>
          <table:table-cell office:value-type="float" office:value="1384" table:style-name="ce1">
            <text:p>1384</text:p>
          </table:table-cell>
          <table:table-cell office:value-type="float" office:value="1192" table:style-name="ce1">
            <text:p>1192</text:p>
          </table:table-cell>
          <table:table-cell office:value-type="float" office:value="1080" table:style-name="ce1">
            <text:p>1080</text:p>
          </table:table-cell>
          <table:table-cell office:value-type="float" office:value="1017" table:style-name="ce1">
            <text:p>1017</text:p>
          </table:table-cell>
          <table:table-cell office:value-type="float" office:value="1014" table:style-name="ce1">
            <text:p>1014</text:p>
          </table:table-cell>
          <table:table-cell office:value-type="float" office:value="1096" table:style-name="ce1">
            <text:p>1096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14" table:style-name="ce1">
            <text:p>2214</text:p>
          </table:table-cell>
          <table:table-cell office:value-type="float" office:value="1708" table:style-name="ce1">
            <text:p>1708</text:p>
          </table:table-cell>
          <table:table-cell office:value-type="float" office:value="1400" table:style-name="ce1">
            <text:p>1400</text:p>
          </table:table-cell>
          <table:table-cell office:value-type="float" office:value="1194" table:style-name="ce1">
            <text:p>1194</text:p>
          </table:table-cell>
          <table:table-cell office:value-type="float" office:value="1084" table:style-name="ce1">
            <text:p>1084</text:p>
          </table:table-cell>
          <table:table-cell office:value-type="float" office:value="1022" table:style-name="ce1">
            <text:p>1022</text:p>
          </table:table-cell>
          <table:table-cell office:value-type="float" office:value="1014" table:style-name="ce1">
            <text:p>1014</text:p>
          </table:table-cell>
          <table:table-cell office:value-type="float" office:value="1096" table:style-name="ce1">
            <text:p>1096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16" table:style-name="ce1">
            <text:p>2216</text:p>
          </table:table-cell>
          <table:table-cell office:value-type="float" office:value="1709" table:style-name="ce1">
            <text:p>1709</text:p>
          </table:table-cell>
          <table:table-cell office:value-type="float" office:value="1406" table:style-name="ce1">
            <text:p>1406</text:p>
          </table:table-cell>
          <table:table-cell office:value-type="float" office:value="1195" table:style-name="ce1">
            <text:p>1195</text:p>
          </table:table-cell>
          <table:table-cell office:value-type="float" office:value="1093" table:style-name="ce1">
            <text:p>1093</text:p>
          </table:table-cell>
          <table:table-cell office:value-type="float" office:value="1027" table:style-name="ce1">
            <text:p>1027</text:p>
          </table:table-cell>
          <table:table-cell office:value-type="float" office:value="1016" table:style-name="ce1">
            <text:p>1016</text:p>
          </table:table-cell>
          <table:table-cell office:value-type="float" office:value="1100" table:style-name="ce1">
            <text:p>110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19" table:style-name="ce1">
            <text:p>2219</text:p>
          </table:table-cell>
          <table:table-cell office:value-type="float" office:value="1710" table:style-name="ce1">
            <text:p>1710</text:p>
          </table:table-cell>
          <table:table-cell office:value-type="float" office:value="1414" table:style-name="ce1">
            <text:p>1414</text:p>
          </table:table-cell>
          <table:table-cell office:value-type="float" office:value="1195" table:style-name="ce1">
            <text:p>1195</text:p>
          </table:table-cell>
          <table:table-cell office:value-type="float" office:value="1093" table:style-name="ce1">
            <text:p>1093</text:p>
          </table:table-cell>
          <table:table-cell office:value-type="float" office:value="1028" table:style-name="ce1">
            <text:p>1028</text:p>
          </table:table-cell>
          <table:table-cell office:value-type="float" office:value="1018" table:style-name="ce1">
            <text:p>1018</text:p>
          </table:table-cell>
          <table:table-cell office:value-type="float" office:value="1100" table:style-name="ce1">
            <text:p>110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19" table:style-name="ce1">
            <text:p>2219</text:p>
          </table:table-cell>
          <table:table-cell office:value-type="float" office:value="1715" table:style-name="ce1">
            <text:p>1715</text:p>
          </table:table-cell>
          <table:table-cell office:value-type="float" office:value="1420" table:style-name="ce1">
            <text:p>1420</text:p>
          </table:table-cell>
          <table:table-cell office:value-type="float" office:value="1197" table:style-name="ce1">
            <text:p>1197</text:p>
          </table:table-cell>
          <table:table-cell office:value-type="float" office:value="1095" table:style-name="ce1">
            <text:p>1095</text:p>
          </table:table-cell>
          <table:table-cell office:value-type="float" office:value="1036" table:style-name="ce1">
            <text:p>1036</text:p>
          </table:table-cell>
          <table:table-cell office:value-type="float" office:value="1020" table:style-name="ce1">
            <text:p>1020</text:p>
          </table:table-cell>
          <table:table-cell office:value-type="float" office:value="1103" table:style-name="ce1">
            <text:p>1103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21" table:style-name="ce1">
            <text:p>2221</text:p>
          </table:table-cell>
          <table:table-cell office:value-type="float" office:value="1716" table:style-name="ce1">
            <text:p>1716</text:p>
          </table:table-cell>
          <table:table-cell office:value-type="float" office:value="1427" table:style-name="ce1">
            <text:p>1427</text:p>
          </table:table-cell>
          <table:table-cell office:value-type="float" office:value="1199" table:style-name="ce1">
            <text:p>1199</text:p>
          </table:table-cell>
          <table:table-cell office:value-type="float" office:value="1098" table:style-name="ce1">
            <text:p>1098</text:p>
          </table:table-cell>
          <table:table-cell office:value-type="float" office:value="1043" table:style-name="ce1">
            <text:p>1043</text:p>
          </table:table-cell>
          <table:table-cell office:value-type="float" office:value="1021" table:style-name="ce1">
            <text:p>1021</text:p>
          </table:table-cell>
          <table:table-cell office:value-type="float" office:value="1104" table:style-name="ce1">
            <text:p>110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27" table:style-name="ce1">
            <text:p>2227</text:p>
          </table:table-cell>
          <table:table-cell office:value-type="float" office:value="1719" table:style-name="ce1">
            <text:p>1719</text:p>
          </table:table-cell>
          <table:table-cell office:value-type="float" office:value="1427" table:style-name="ce1">
            <text:p>1427</text:p>
          </table:table-cell>
          <table:table-cell office:value-type="float" office:value="1202" table:style-name="ce1">
            <text:p>1202</text:p>
          </table:table-cell>
          <table:table-cell office:value-type="float" office:value="1100" table:style-name="ce1">
            <text:p>1100</text:p>
          </table:table-cell>
          <table:table-cell office:value-type="float" office:value="1044" table:style-name="ce1">
            <text:p>1044</text:p>
          </table:table-cell>
          <table:table-cell office:value-type="float" office:value="1022" table:style-name="ce1">
            <text:p>1022</text:p>
          </table:table-cell>
          <table:table-cell office:value-type="float" office:value="1106" table:style-name="ce1">
            <text:p>1106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27" table:style-name="ce1">
            <text:p>2227</text:p>
          </table:table-cell>
          <table:table-cell office:value-type="float" office:value="1720" table:style-name="ce1">
            <text:p>1720</text:p>
          </table:table-cell>
          <table:table-cell office:value-type="float" office:value="1432" table:style-name="ce1">
            <text:p>1432</text:p>
          </table:table-cell>
          <table:table-cell office:value-type="float" office:value="1202" table:style-name="ce1">
            <text:p>1202</text:p>
          </table:table-cell>
          <table:table-cell office:value-type="float" office:value="1103" table:style-name="ce1">
            <text:p>1103</text:p>
          </table:table-cell>
          <table:table-cell office:value-type="float" office:value="1046" table:style-name="ce1">
            <text:p>1046</text:p>
          </table:table-cell>
          <table:table-cell office:value-type="float" office:value="1023" table:style-name="ce1">
            <text:p>1023</text:p>
          </table:table-cell>
          <table:table-cell office:value-type="float" office:value="1106" table:style-name="ce1">
            <text:p>110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40" table:style-name="ce1">
            <text:p>2240</text:p>
          </table:table-cell>
          <table:table-cell office:value-type="float" office:value="1720" table:style-name="ce1">
            <text:p>1720</text:p>
          </table:table-cell>
          <table:table-cell office:value-type="float" office:value="1434" table:style-name="ce1">
            <text:p>1434</text:p>
          </table:table-cell>
          <table:table-cell office:value-type="float" office:value="1205" table:style-name="ce1">
            <text:p>1205</text:p>
          </table:table-cell>
          <table:table-cell office:value-type="float" office:value="1109" table:style-name="ce1">
            <text:p>1109</text:p>
          </table:table-cell>
          <table:table-cell office:value-type="float" office:value="1049" table:style-name="ce1">
            <text:p>1049</text:p>
          </table:table-cell>
          <table:table-cell office:value-type="float" office:value="1024" table:style-name="ce1">
            <text:p>1024</text:p>
          </table:table-cell>
          <table:table-cell office:value-type="float" office:value="1110" table:style-name="ce1">
            <text:p>111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42" table:style-name="ce1">
            <text:p>2242</text:p>
          </table:table-cell>
          <table:table-cell office:value-type="float" office:value="1728" table:style-name="ce1">
            <text:p>1728</text:p>
          </table:table-cell>
          <table:table-cell office:value-type="float" office:value="1438" table:style-name="ce1">
            <text:p>1438</text:p>
          </table:table-cell>
          <table:table-cell office:value-type="float" office:value="1205" table:style-name="ce1">
            <text:p>1205</text:p>
          </table:table-cell>
          <table:table-cell office:value-type="float" office:value="1110" table:style-name="ce1">
            <text:p>1110</text:p>
          </table:table-cell>
          <table:table-cell office:value-type="float" office:value="1056" table:style-name="ce1">
            <text:p>1056</text:p>
          </table:table-cell>
          <table:table-cell office:value-type="float" office:value="1031" table:style-name="ce1">
            <text:p>1031</text:p>
          </table:table-cell>
          <table:table-cell office:value-type="float" office:value="1112" table:style-name="ce1">
            <text:p>111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79" table:style-name="ce1">
            <text:p>2279</text:p>
          </table:table-cell>
          <table:table-cell office:value-type="float" office:value="1731" table:style-name="ce1">
            <text:p>1731</text:p>
          </table:table-cell>
          <table:table-cell office:value-type="float" office:value="1438" table:style-name="ce1">
            <text:p>1438</text:p>
          </table:table-cell>
          <table:table-cell office:value-type="float" office:value="1209" table:style-name="ce1">
            <text:p>1209</text:p>
          </table:table-cell>
          <table:table-cell office:value-type="float" office:value="1111" table:style-name="ce1">
            <text:p>1111</text:p>
          </table:table-cell>
          <table:table-cell office:value-type="float" office:value="1057" table:style-name="ce1">
            <text:p>1057</text:p>
          </table:table-cell>
          <table:table-cell office:value-type="float" office:value="1032" table:style-name="ce1">
            <text:p>1032</text:p>
          </table:table-cell>
          <table:table-cell office:value-type="float" office:value="1115" table:style-name="ce1">
            <text:p>111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394" table:style-name="ce1">
            <text:p>2394</text:p>
          </table:table-cell>
          <table:table-cell office:value-type="float" office:value="1734" table:style-name="ce1">
            <text:p>1734</text:p>
          </table:table-cell>
          <table:table-cell office:value-type="float" office:value="1443" table:style-name="ce1">
            <text:p>1443</text:p>
          </table:table-cell>
          <table:table-cell office:value-type="float" office:value="1211" table:style-name="ce1">
            <text:p>1211</text:p>
          </table:table-cell>
          <table:table-cell office:value-type="float" office:value="1111" table:style-name="ce1">
            <text:p>1111</text:p>
          </table:table-cell>
          <table:table-cell office:value-type="float" office:value="1057" table:style-name="ce1">
            <text:p>1057</text:p>
          </table:table-cell>
          <table:table-cell office:value-type="float" office:value="1033" table:style-name="ce1">
            <text:p>1033</text:p>
          </table:table-cell>
          <table:table-cell office:value-type="float" office:value="1123" table:style-name="ce1">
            <text:p>1123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00" table:style-name="ce1">
            <text:p>2400</text:p>
          </table:table-cell>
          <table:table-cell office:value-type="float" office:value="1735" table:style-name="ce1">
            <text:p>1735</text:p>
          </table:table-cell>
          <table:table-cell office:value-type="float" office:value="1447" table:style-name="ce1">
            <text:p>1447</text:p>
          </table:table-cell>
          <table:table-cell office:value-type="float" office:value="1213" table:style-name="ce1">
            <text:p>1213</text:p>
          </table:table-cell>
          <table:table-cell office:value-type="float" office:value="1112" table:style-name="ce1">
            <text:p>1112</text:p>
          </table:table-cell>
          <table:table-cell office:value-type="float" office:value="1060" table:style-name="ce1">
            <text:p>1060</text:p>
          </table:table-cell>
          <table:table-cell office:value-type="float" office:value="1039" table:style-name="ce1">
            <text:p>1039</text:p>
          </table:table-cell>
          <table:table-cell office:value-type="float" office:value="1143" table:style-name="ce1">
            <text:p>114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10" table:style-name="ce1">
            <text:p>2410</text:p>
          </table:table-cell>
          <table:table-cell office:value-type="float" office:value="1736" table:style-name="ce1">
            <text:p>1736</text:p>
          </table:table-cell>
          <table:table-cell office:value-type="float" office:value="1458" table:style-name="ce1">
            <text:p>1458</text:p>
          </table:table-cell>
          <table:table-cell office:value-type="float" office:value="1213" table:style-name="ce1">
            <text:p>1213</text:p>
          </table:table-cell>
          <table:table-cell office:value-type="float" office:value="1113" table:style-name="ce1">
            <text:p>1113</text:p>
          </table:table-cell>
          <table:table-cell office:value-type="float" office:value="1062" table:style-name="ce1">
            <text:p>1062</text:p>
          </table:table-cell>
          <table:table-cell office:value-type="float" office:value="1039" table:style-name="ce1">
            <text:p>1039</text:p>
          </table:table-cell>
          <table:table-cell office:value-type="float" office:value="1180" table:style-name="ce1">
            <text:p>118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15" table:style-name="ce1">
            <text:p>2415</text:p>
          </table:table-cell>
          <table:table-cell office:value-type="float" office:value="1745" table:style-name="ce1">
            <text:p>1745</text:p>
          </table:table-cell>
          <table:table-cell office:value-type="float" office:value="1466" table:style-name="ce1">
            <text:p>1466</text:p>
          </table:table-cell>
          <table:table-cell office:value-type="float" office:value="1215" table:style-name="ce1">
            <text:p>1215</text:p>
          </table:table-cell>
          <table:table-cell office:value-type="float" office:value="1113" table:style-name="ce1">
            <text:p>1113</text:p>
          </table:table-cell>
          <table:table-cell office:value-type="float" office:value="1062" table:style-name="ce1">
            <text:p>1062</text:p>
          </table:table-cell>
          <table:table-cell office:value-type="float" office:value="1039" table:style-name="ce1">
            <text:p>1039</text:p>
          </table:table-cell>
          <table:table-cell office:value-type="float" office:value="1360" table:style-name="ce1">
            <text:p>136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18" table:style-name="ce1">
            <text:p>2418</text:p>
          </table:table-cell>
          <table:table-cell office:value-type="float" office:value="1745" table:style-name="ce1">
            <text:p>1745</text:p>
          </table:table-cell>
          <table:table-cell office:value-type="float" office:value="1468" table:style-name="ce1">
            <text:p>1468</text:p>
          </table:table-cell>
          <table:table-cell office:value-type="float" office:value="1216" table:style-name="ce1">
            <text:p>1216</text:p>
          </table:table-cell>
          <table:table-cell office:value-type="float" office:value="1114" table:style-name="ce1">
            <text:p>1114</text:p>
          </table:table-cell>
          <table:table-cell office:value-type="float" office:value="1068" table:style-name="ce1">
            <text:p>1068</text:p>
          </table:table-cell>
          <table:table-cell office:value-type="float" office:value="1041" table:style-name="ce1">
            <text:p>1041</text:p>
          </table:table-cell>
          <table:table-cell office:value-type="float" office:value="1364" table:style-name="ce1">
            <text:p>136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18" table:style-name="ce1">
            <text:p>2418</text:p>
          </table:table-cell>
          <table:table-cell office:value-type="float" office:value="1748" table:style-name="ce1">
            <text:p>1748</text:p>
          </table:table-cell>
          <table:table-cell office:value-type="float" office:value="1492" table:style-name="ce1">
            <text:p>1492</text:p>
          </table:table-cell>
          <table:table-cell office:value-type="float" office:value="1219" table:style-name="ce1">
            <text:p>1219</text:p>
          </table:table-cell>
          <table:table-cell office:value-type="float" office:value="1116" table:style-name="ce1">
            <text:p>1116</text:p>
          </table:table-cell>
          <table:table-cell office:value-type="float" office:value="1070" table:style-name="ce1">
            <text:p>1070</text:p>
          </table:table-cell>
          <table:table-cell office:value-type="float" office:value="1041" table:style-name="ce1">
            <text:p>1041</text:p>
          </table:table-cell>
          <table:table-cell office:value-type="float" office:value="1366" table:style-name="ce1">
            <text:p>1366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27" table:style-name="ce1">
            <text:p>2427</text:p>
          </table:table-cell>
          <table:table-cell office:value-type="float" office:value="1751" table:style-name="ce1">
            <text:p>1751</text:p>
          </table:table-cell>
          <table:table-cell office:value-type="float" office:value="1519" table:style-name="ce1">
            <text:p>1519</text:p>
          </table:table-cell>
          <table:table-cell office:value-type="float" office:value="1222" table:style-name="ce1">
            <text:p>1222</text:p>
          </table:table-cell>
          <table:table-cell office:value-type="float" office:value="1120" table:style-name="ce1">
            <text:p>1120</text:p>
          </table:table-cell>
          <table:table-cell office:value-type="float" office:value="1070" table:style-name="ce1">
            <text:p>1070</text:p>
          </table:table-cell>
          <table:table-cell office:value-type="float" office:value="1041" table:style-name="ce1">
            <text:p>1041</text:p>
          </table:table-cell>
          <table:table-cell office:value-type="float" office:value="1372" table:style-name="ce1">
            <text:p>1372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27" table:style-name="ce1">
            <text:p>2427</text:p>
          </table:table-cell>
          <table:table-cell office:value-type="float" office:value="1755" table:style-name="ce1">
            <text:p>1755</text:p>
          </table:table-cell>
          <table:table-cell office:value-type="float" office:value="1521" table:style-name="ce1">
            <text:p>1521</text:p>
          </table:table-cell>
          <table:table-cell office:value-type="float" office:value="1224" table:style-name="ce1">
            <text:p>1224</text:p>
          </table:table-cell>
          <table:table-cell office:value-type="float" office:value="1120" table:style-name="ce1">
            <text:p>1120</text:p>
          </table:table-cell>
          <table:table-cell office:value-type="float" office:value="1070" table:style-name="ce1">
            <text:p>1070</text:p>
          </table:table-cell>
          <table:table-cell office:value-type="float" office:value="1043" table:style-name="ce1">
            <text:p>1043</text:p>
          </table:table-cell>
          <table:table-cell office:value-type="float" office:value="1373" table:style-name="ce1">
            <text:p>1373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28" table:style-name="ce1">
            <text:p>2428</text:p>
          </table:table-cell>
          <table:table-cell office:value-type="float" office:value="1756" table:style-name="ce1">
            <text:p>1756</text:p>
          </table:table-cell>
          <table:table-cell office:value-type="float" office:value="1522" table:style-name="ce1">
            <text:p>1522</text:p>
          </table:table-cell>
          <table:table-cell office:value-type="float" office:value="1224" table:style-name="ce1">
            <text:p>1224</text:p>
          </table:table-cell>
          <table:table-cell office:value-type="float" office:value="1121" table:style-name="ce1">
            <text:p>1121</text:p>
          </table:table-cell>
          <table:table-cell office:value-type="float" office:value="1073" table:style-name="ce1">
            <text:p>1073</text:p>
          </table:table-cell>
          <table:table-cell office:value-type="float" office:value="1043" table:style-name="ce1">
            <text:p>1043</text:p>
          </table:table-cell>
          <table:table-cell office:value-type="float" office:value="1373" table:style-name="ce1">
            <text:p>1373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30" table:style-name="ce1">
            <text:p>2430</text:p>
          </table:table-cell>
          <table:table-cell office:value-type="float" office:value="1756" table:style-name="ce1">
            <text:p>1756</text:p>
          </table:table-cell>
          <table:table-cell office:value-type="float" office:value="1523" table:style-name="ce1">
            <text:p>1523</text:p>
          </table:table-cell>
          <table:table-cell office:value-type="float" office:value="1229" table:style-name="ce1">
            <text:p>1229</text:p>
          </table:table-cell>
          <table:table-cell office:value-type="float" office:value="1124" table:style-name="ce1">
            <text:p>1124</text:p>
          </table:table-cell>
          <table:table-cell office:value-type="float" office:value="1075" table:style-name="ce1">
            <text:p>1075</text:p>
          </table:table-cell>
          <table:table-cell office:value-type="float" office:value="1045" table:style-name="ce1">
            <text:p>104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31" table:style-name="ce1">
            <text:p>2431</text:p>
          </table:table-cell>
          <table:table-cell office:value-type="float" office:value="1759" table:style-name="ce1">
            <text:p>1759</text:p>
          </table:table-cell>
          <table:table-cell office:value-type="float" office:value="1523" table:style-name="ce1">
            <text:p>1523</text:p>
          </table:table-cell>
          <table:table-cell office:value-type="float" office:value="1229" table:style-name="ce1">
            <text:p>1229</text:p>
          </table:table-cell>
          <table:table-cell office:value-type="float" office:value="1125" table:style-name="ce1">
            <text:p>1125</text:p>
          </table:table-cell>
          <table:table-cell office:value-type="float" office:value="1078" table:style-name="ce1">
            <text:p>1078</text:p>
          </table:table-cell>
          <table:table-cell office:value-type="float" office:value="1049" table:style-name="ce1">
            <text:p>1049</text:p>
          </table:table-cell>
          <table:table-cell office:value-type="float" office:value="1376" table:style-name="ce1">
            <text:p>1376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35" table:style-name="ce1">
            <text:p>2435</text:p>
          </table:table-cell>
          <table:table-cell office:value-type="float" office:value="1760" table:style-name="ce1">
            <text:p>1760</text:p>
          </table:table-cell>
          <table:table-cell office:value-type="float" office:value="1523" table:style-name="ce1">
            <text:p>1523</text:p>
          </table:table-cell>
          <table:table-cell office:value-type="float" office:value="1231" table:style-name="ce1">
            <text:p>1231</text:p>
          </table:table-cell>
          <table:table-cell office:value-type="float" office:value="1125" table:style-name="ce1">
            <text:p>1125</text:p>
          </table:table-cell>
          <table:table-cell office:value-type="float" office:value="1079" table:style-name="ce1">
            <text:p>1079</text:p>
          </table:table-cell>
          <table:table-cell office:value-type="float" office:value="1058" table:style-name="ce1">
            <text:p>1058</text:p>
          </table:table-cell>
          <table:table-cell office:value-type="float" office:value="1386" table:style-name="ce1">
            <text:p>1386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37" table:style-name="ce1">
            <text:p>2437</text:p>
          </table:table-cell>
          <table:table-cell office:value-type="float" office:value="1764" table:style-name="ce1">
            <text:p>1764</text:p>
          </table:table-cell>
          <table:table-cell office:value-type="float" office:value="1527" table:style-name="ce1">
            <text:p>1527</text:p>
          </table:table-cell>
          <table:table-cell office:value-type="float" office:value="1235" table:style-name="ce1">
            <text:p>1235</text:p>
          </table:table-cell>
          <table:table-cell office:value-type="float" office:value="1125" table:style-name="ce1">
            <text:p>1125</text:p>
          </table:table-cell>
          <table:table-cell office:value-type="float" office:value="1080" table:style-name="ce1">
            <text:p>1080</text:p>
          </table:table-cell>
          <table:table-cell office:value-type="float" office:value="1058" table:style-name="ce1">
            <text:p>1058</text:p>
          </table:table-cell>
          <table:table-cell office:value-type="float" office:value="1387" table:style-name="ce1">
            <text:p>1387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37" table:style-name="ce1">
            <text:p>2437</text:p>
          </table:table-cell>
          <table:table-cell office:value-type="float" office:value="1766" table:style-name="ce1">
            <text:p>1766</text:p>
          </table:table-cell>
          <table:table-cell office:value-type="float" office:value="1529" table:style-name="ce1">
            <text:p>1529</text:p>
          </table:table-cell>
          <table:table-cell office:value-type="float" office:value="1236" table:style-name="ce1">
            <text:p>1236</text:p>
          </table:table-cell>
          <table:table-cell office:value-type="float" office:value="1126" table:style-name="ce1">
            <text:p>1126</text:p>
          </table:table-cell>
          <table:table-cell office:value-type="float" office:value="1084" table:style-name="ce1">
            <text:p>1084</text:p>
          </table:table-cell>
          <table:table-cell office:value-type="float" office:value="1059" table:style-name="ce1">
            <text:p>1059</text:p>
          </table:table-cell>
          <table:table-cell office:value-type="float" office:value="1390" table:style-name="ce1">
            <text:p>1390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41" table:style-name="ce1">
            <text:p>2441</text:p>
          </table:table-cell>
          <table:table-cell office:value-type="float" office:value="1768" table:style-name="ce1">
            <text:p>1768</text:p>
          </table:table-cell>
          <table:table-cell office:value-type="float" office:value="1538" table:style-name="ce1">
            <text:p>1538</text:p>
          </table:table-cell>
          <table:table-cell office:value-type="float" office:value="1238" table:style-name="ce1">
            <text:p>1238</text:p>
          </table:table-cell>
          <table:table-cell office:value-type="float" office:value="1135" table:style-name="ce1">
            <text:p>1135</text:p>
          </table:table-cell>
          <table:table-cell office:value-type="float" office:value="1084" table:style-name="ce1">
            <text:p>1084</text:p>
          </table:table-cell>
          <table:table-cell office:value-type="float" office:value="1064" table:style-name="ce1">
            <text:p>1064</text:p>
          </table:table-cell>
          <table:table-cell office:value-type="float" office:value="1390" table:style-name="ce1">
            <text:p>1390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43" table:style-name="ce1">
            <text:p>2443</text:p>
          </table:table-cell>
          <table:table-cell office:value-type="float" office:value="1775" table:style-name="ce1">
            <text:p>1775</text:p>
          </table:table-cell>
          <table:table-cell office:value-type="float" office:value="1542" table:style-name="ce1">
            <text:p>1542</text:p>
          </table:table-cell>
          <table:table-cell office:value-type="float" office:value="1240" table:style-name="ce1">
            <text:p>1240</text:p>
          </table:table-cell>
          <table:table-cell office:value-type="float" office:value="1135" table:style-name="ce1">
            <text:p>1135</text:p>
          </table:table-cell>
          <table:table-cell office:value-type="float" office:value="1087" table:style-name="ce1">
            <text:p>1087</text:p>
          </table:table-cell>
          <table:table-cell office:value-type="float" office:value="1066" table:style-name="ce1">
            <text:p>1066</text:p>
          </table:table-cell>
          <table:table-cell office:value-type="float" office:value="1394" table:style-name="ce1">
            <text:p>139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46" table:style-name="ce1">
            <text:p>2446</text:p>
          </table:table-cell>
          <table:table-cell office:value-type="float" office:value="1784" table:style-name="ce1">
            <text:p>1784</text:p>
          </table:table-cell>
          <table:table-cell office:value-type="float" office:value="1542" table:style-name="ce1">
            <text:p>1542</text:p>
          </table:table-cell>
          <table:table-cell office:value-type="float" office:value="1243" table:style-name="ce1">
            <text:p>1243</text:p>
          </table:table-cell>
          <table:table-cell office:value-type="float" office:value="1136" table:style-name="ce1">
            <text:p>1136</text:p>
          </table:table-cell>
          <table:table-cell office:value-type="float" office:value="1088" table:style-name="ce1">
            <text:p>1088</text:p>
          </table:table-cell>
          <table:table-cell office:value-type="float" office:value="1068" table:style-name="ce1">
            <text:p>1068</text:p>
          </table:table-cell>
          <table:table-cell office:value-type="float" office:value="1394" table:style-name="ce1">
            <text:p>139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47" table:style-name="ce1">
            <text:p>2447</text:p>
          </table:table-cell>
          <table:table-cell office:value-type="float" office:value="1829" table:style-name="ce1">
            <text:p>1829</text:p>
          </table:table-cell>
          <table:table-cell office:value-type="float" office:value="1543" table:style-name="ce1">
            <text:p>1543</text:p>
          </table:table-cell>
          <table:table-cell office:value-type="float" office:value="1247" table:style-name="ce1">
            <text:p>1247</text:p>
          </table:table-cell>
          <table:table-cell office:value-type="float" office:value="1139" table:style-name="ce1">
            <text:p>1139</text:p>
          </table:table-cell>
          <table:table-cell office:value-type="float" office:value="1095" table:style-name="ce1">
            <text:p>1095</text:p>
          </table:table-cell>
          <table:table-cell office:value-type="float" office:value="1069" table:style-name="ce1">
            <text:p>1069</text:p>
          </table:table-cell>
          <table:table-cell office:value-type="float" office:value="1394" table:style-name="ce1">
            <text:p>1394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47" table:style-name="ce1">
            <text:p>2447</text:p>
          </table:table-cell>
          <table:table-cell office:value-type="float" office:value="1837" table:style-name="ce1">
            <text:p>1837</text:p>
          </table:table-cell>
          <table:table-cell office:value-type="float" office:value="1544" table:style-name="ce1">
            <text:p>1544</text:p>
          </table:table-cell>
          <table:table-cell office:value-type="float" office:value="1252" table:style-name="ce1">
            <text:p>1252</text:p>
          </table:table-cell>
          <table:table-cell office:value-type="float" office:value="1140" table:style-name="ce1">
            <text:p>1140</text:p>
          </table:table-cell>
          <table:table-cell office:value-type="float" office:value="1095" table:style-name="ce1">
            <text:p>1095</text:p>
          </table:table-cell>
          <table:table-cell office:value-type="float" office:value="1069" table:style-name="ce1">
            <text:p>1069</text:p>
          </table:table-cell>
          <table:table-cell office:value-type="float" office:value="1396" table:style-name="ce1">
            <text:p>1396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49" table:style-name="ce1">
            <text:p>2449</text:p>
          </table:table-cell>
          <table:table-cell office:value-type="float" office:value="1839" table:style-name="ce1">
            <text:p>1839</text:p>
          </table:table-cell>
          <table:table-cell office:value-type="float" office:value="1547" table:style-name="ce1">
            <text:p>1547</text:p>
          </table:table-cell>
          <table:table-cell office:value-type="float" office:value="1252" table:style-name="ce1">
            <text:p>1252</text:p>
          </table:table-cell>
          <table:table-cell office:value-type="float" office:value="1144" table:style-name="ce1">
            <text:p>1144</text:p>
          </table:table-cell>
          <table:table-cell office:value-type="float" office:value="1095" table:style-name="ce1">
            <text:p>1095</text:p>
          </table:table-cell>
          <table:table-cell office:value-type="float" office:value="1072" table:style-name="ce1">
            <text:p>1072</text:p>
          </table:table-cell>
          <table:table-cell office:value-type="float" office:value="1396" table:style-name="ce1">
            <text:p>1396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51" table:style-name="ce1">
            <text:p>2451</text:p>
          </table:table-cell>
          <table:table-cell office:value-type="float" office:value="1854" table:style-name="ce1">
            <text:p>1854</text:p>
          </table:table-cell>
          <table:table-cell office:value-type="float" office:value="1547" table:style-name="ce1">
            <text:p>1547</text:p>
          </table:table-cell>
          <table:table-cell office:value-type="float" office:value="1258" table:style-name="ce1">
            <text:p>1258</text:p>
          </table:table-cell>
          <table:table-cell office:value-type="float" office:value="1149" table:style-name="ce1">
            <text:p>1149</text:p>
          </table:table-cell>
          <table:table-cell office:value-type="float" office:value="1106" table:style-name="ce1">
            <text:p>1106</text:p>
          </table:table-cell>
          <table:table-cell office:value-type="float" office:value="1078" table:style-name="ce1">
            <text:p>1078</text:p>
          </table:table-cell>
          <table:table-cell office:value-type="float" office:value="1397" table:style-name="ce1">
            <text:p>1397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55" table:style-name="ce1">
            <text:p>2455</text:p>
          </table:table-cell>
          <table:table-cell office:value-type="float" office:value="1857" table:style-name="ce1">
            <text:p>1857</text:p>
          </table:table-cell>
          <table:table-cell office:value-type="float" office:value="1547" table:style-name="ce1">
            <text:p>1547</text:p>
          </table:table-cell>
          <table:table-cell office:value-type="float" office:value="1259" table:style-name="ce1">
            <text:p>1259</text:p>
          </table:table-cell>
          <table:table-cell office:value-type="float" office:value="1153" table:style-name="ce1">
            <text:p>1153</text:p>
          </table:table-cell>
          <table:table-cell office:value-type="float" office:value="1111" table:style-name="ce1">
            <text:p>1111</text:p>
          </table:table-cell>
          <table:table-cell office:value-type="float" office:value="1086" table:style-name="ce1">
            <text:p>1086</text:p>
          </table:table-cell>
          <table:table-cell office:value-type="float" office:value="1398" table:style-name="ce1">
            <text:p>1398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64" table:style-name="ce1">
            <text:p>2464</text:p>
          </table:table-cell>
          <table:table-cell office:value-type="float" office:value="1885" table:style-name="ce1">
            <text:p>1885</text:p>
          </table:table-cell>
          <table:table-cell office:value-type="float" office:value="1552" table:style-name="ce1">
            <text:p>1552</text:p>
          </table:table-cell>
          <table:table-cell office:value-type="float" office:value="1264" table:style-name="ce1">
            <text:p>1264</text:p>
          </table:table-cell>
          <table:table-cell office:value-type="float" office:value="1154" table:style-name="ce1">
            <text:p>1154</text:p>
          </table:table-cell>
          <table:table-cell office:value-type="float" office:value="1118" table:style-name="ce1">
            <text:p>1118</text:p>
          </table:table-cell>
          <table:table-cell office:value-type="float" office:value="1114" table:style-name="ce1">
            <text:p>1114</text:p>
          </table:table-cell>
          <table:table-cell office:value-type="float" office:value="1402" table:style-name="ce1">
            <text:p>1402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75" table:style-name="ce1">
            <text:p>2475</text:p>
          </table:table-cell>
          <table:table-cell office:value-type="float" office:value="1894" table:style-name="ce1">
            <text:p>1894</text:p>
          </table:table-cell>
          <table:table-cell office:value-type="float" office:value="1555" table:style-name="ce1">
            <text:p>1555</text:p>
          </table:table-cell>
          <table:table-cell office:value-type="float" office:value="1292" table:style-name="ce1">
            <text:p>1292</text:p>
          </table:table-cell>
          <table:table-cell office:value-type="float" office:value="1157" table:style-name="ce1">
            <text:p>1157</text:p>
          </table:table-cell>
          <table:table-cell office:value-type="float" office:value="1226" table:style-name="ce1">
            <text:p>1226</text:p>
          </table:table-cell>
          <table:table-cell office:value-type="float" office:value="1202" table:style-name="ce1">
            <text:p>1202</text:p>
          </table:table-cell>
          <table:table-cell office:value-type="float" office:value="1406" table:style-name="ce1">
            <text:p>1406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76" table:style-name="ce1">
            <text:p>2476</text:p>
          </table:table-cell>
          <table:table-cell office:value-type="float" office:value="1894" table:style-name="ce1">
            <text:p>1894</text:p>
          </table:table-cell>
          <table:table-cell office:value-type="float" office:value="1557" table:style-name="ce1">
            <text:p>1557</text:p>
          </table:table-cell>
          <table:table-cell office:value-type="float" office:value="1332" table:style-name="ce1">
            <text:p>1332</text:p>
          </table:table-cell>
          <table:table-cell office:value-type="float" office:value="1265" table:style-name="ce1">
            <text:p>1265</text:p>
          </table:table-cell>
          <table:table-cell office:value-type="float" office:value="1235" table:style-name="ce1">
            <text:p>1235</text:p>
          </table:table-cell>
          <table:table-cell office:value-type="float" office:value="1248" table:style-name="ce1">
            <text:p>1248</text:p>
          </table:table-cell>
          <table:table-cell office:value-type="float" office:value="1408" table:style-name="ce1">
            <text:p>1408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76" table:style-name="ce1">
            <text:p>2476</text:p>
          </table:table-cell>
          <table:table-cell office:value-type="float" office:value="1899" table:style-name="ce1">
            <text:p>1899</text:p>
          </table:table-cell>
          <table:table-cell office:value-type="float" office:value="1560" table:style-name="ce1">
            <text:p>1560</text:p>
          </table:table-cell>
          <table:table-cell office:value-type="float" office:value="1351" table:style-name="ce1">
            <text:p>1351</text:p>
          </table:table-cell>
          <table:table-cell office:value-type="float" office:value="1269" table:style-name="ce1">
            <text:p>1269</text:p>
          </table:table-cell>
          <table:table-cell office:value-type="float" office:value="1237" table:style-name="ce1">
            <text:p>1237</text:p>
          </table:table-cell>
          <table:table-cell office:value-type="float" office:value="1259" table:style-name="ce1">
            <text:p>1259</text:p>
          </table:table-cell>
          <table:table-cell office:value-type="float" office:value="1409" table:style-name="ce1">
            <text:p>1409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76" table:style-name="ce1">
            <text:p>2476</text:p>
          </table:table-cell>
          <table:table-cell office:value-type="float" office:value="1915" table:style-name="ce1">
            <text:p>1915</text:p>
          </table:table-cell>
          <table:table-cell office:value-type="float" office:value="1561" table:style-name="ce1">
            <text:p>1561</text:p>
          </table:table-cell>
          <table:table-cell office:value-type="float" office:value="1351" table:style-name="ce1">
            <text:p>1351</text:p>
          </table:table-cell>
          <table:table-cell office:value-type="float" office:value="1269" table:style-name="ce1">
            <text:p>1269</text:p>
          </table:table-cell>
          <table:table-cell office:value-type="float" office:value="1238" table:style-name="ce1">
            <text:p>1238</text:p>
          </table:table-cell>
          <table:table-cell office:value-type="float" office:value="1269" table:style-name="ce1">
            <text:p>1269</text:p>
          </table:table-cell>
          <table:table-cell office:value-type="float" office:value="1410" table:style-name="ce1">
            <text:p>1410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91" table:style-name="ce1">
            <text:p>2491</text:p>
          </table:table-cell>
          <table:table-cell office:value-type="float" office:value="1931" table:style-name="ce1">
            <text:p>1931</text:p>
          </table:table-cell>
          <table:table-cell office:value-type="float" office:value="1562" table:style-name="ce1">
            <text:p>1562</text:p>
          </table:table-cell>
          <table:table-cell office:value-type="float" office:value="1361" table:style-name="ce1">
            <text:p>1361</text:p>
          </table:table-cell>
          <table:table-cell office:value-type="float" office:value="1273" table:style-name="ce1">
            <text:p>1273</text:p>
          </table:table-cell>
          <table:table-cell office:value-type="float" office:value="1240" table:style-name="ce1">
            <text:p>1240</text:p>
          </table:table-cell>
          <table:table-cell office:value-type="float" office:value="1270" table:style-name="ce1">
            <text:p>1270</text:p>
          </table:table-cell>
          <table:table-cell office:value-type="float" office:value="1414" table:style-name="ce1">
            <text:p>1414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499" table:style-name="ce1">
            <text:p>2499</text:p>
          </table:table-cell>
          <table:table-cell office:value-type="float" office:value="1937" table:style-name="ce1">
            <text:p>1937</text:p>
          </table:table-cell>
          <table:table-cell office:value-type="float" office:value="1563" table:style-name="ce1">
            <text:p>1563</text:p>
          </table:table-cell>
          <table:table-cell office:value-type="float" office:value="1367" table:style-name="ce1">
            <text:p>1367</text:p>
          </table:table-cell>
          <table:table-cell office:value-type="float" office:value="1279" table:style-name="ce1">
            <text:p>1279</text:p>
          </table:table-cell>
          <table:table-cell office:value-type="float" office:value="1249" table:style-name="ce1">
            <text:p>1249</text:p>
          </table:table-cell>
          <table:table-cell office:value-type="float" office:value="1273" table:style-name="ce1">
            <text:p>1273</text:p>
          </table:table-cell>
          <table:table-cell office:value-type="float" office:value="1415" table:style-name="ce1">
            <text:p>141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13" table:style-name="ce1">
            <text:p>2513</text:p>
          </table:table-cell>
          <table:table-cell office:value-type="float" office:value="1950" table:style-name="ce1">
            <text:p>1950</text:p>
          </table:table-cell>
          <table:table-cell office:value-type="float" office:value="1564" table:style-name="ce1">
            <text:p>1564</text:p>
          </table:table-cell>
          <table:table-cell office:value-type="float" office:value="1370" table:style-name="ce1">
            <text:p>1370</text:p>
          </table:table-cell>
          <table:table-cell office:value-type="float" office:value="1280" table:style-name="ce1">
            <text:p>1280</text:p>
          </table:table-cell>
          <table:table-cell office:value-type="float" office:value="1250" table:style-name="ce1">
            <text:p>1250</text:p>
          </table:table-cell>
          <table:table-cell office:value-type="float" office:value="1274" table:style-name="ce1">
            <text:p>1274</text:p>
          </table:table-cell>
          <table:table-cell office:value-type="float" office:value="1418" table:style-name="ce1">
            <text:p>1418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55" table:style-name="ce1">
            <text:p>2555</text:p>
          </table:table-cell>
          <table:table-cell office:value-type="float" office:value="1951" table:style-name="ce1">
            <text:p>1951</text:p>
          </table:table-cell>
          <table:table-cell office:value-type="float" office:value="1572" table:style-name="ce1">
            <text:p>1572</text:p>
          </table:table-cell>
          <table:table-cell office:value-type="float" office:value="1374" table:style-name="ce1">
            <text:p>1374</text:p>
          </table:table-cell>
          <table:table-cell office:value-type="float" office:value="1284" table:style-name="ce1">
            <text:p>1284</text:p>
          </table:table-cell>
          <table:table-cell office:value-type="float" office:value="1252" table:style-name="ce1">
            <text:p>1252</text:p>
          </table:table-cell>
          <table:table-cell office:value-type="float" office:value="1277" table:style-name="ce1">
            <text:p>1277</text:p>
          </table:table-cell>
          <table:table-cell office:value-type="float" office:value="1418" table:style-name="ce1">
            <text:p>1418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97" table:style-name="ce1">
            <text:p>2597</text:p>
          </table:table-cell>
          <table:table-cell office:value-type="float" office:value="1957" table:style-name="ce1">
            <text:p>1957</text:p>
          </table:table-cell>
          <table:table-cell office:value-type="float" office:value="1577" table:style-name="ce1">
            <text:p>1577</text:p>
          </table:table-cell>
          <table:table-cell office:value-type="float" office:value="1376" table:style-name="ce1">
            <text:p>1376</text:p>
          </table:table-cell>
          <table:table-cell office:value-type="float" office:value="1290" table:style-name="ce1">
            <text:p>1290</text:p>
          </table:table-cell>
          <table:table-cell office:value-type="float" office:value="1254" table:style-name="ce1">
            <text:p>1254</text:p>
          </table:table-cell>
          <table:table-cell office:value-type="float" office:value="1280" table:style-name="ce1">
            <text:p>1280</text:p>
          </table:table-cell>
          <table:table-cell office:value-type="float" office:value="1420" table:style-name="ce1">
            <text:p>1420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97" table:style-name="ce1">
            <text:p>2697</text:p>
          </table:table-cell>
          <table:table-cell office:value-type="float" office:value="1983" table:style-name="ce1">
            <text:p>1983</text:p>
          </table:table-cell>
          <table:table-cell office:value-type="float" office:value="1585" table:style-name="ce1">
            <text:p>1585</text:p>
          </table:table-cell>
          <table:table-cell office:value-type="float" office:value="1381" table:style-name="ce1">
            <text:p>1381</text:p>
          </table:table-cell>
          <table:table-cell office:value-type="float" office:value="1293" table:style-name="ce1">
            <text:p>1293</text:p>
          </table:table-cell>
          <table:table-cell office:value-type="float" office:value="1260" table:style-name="ce1">
            <text:p>1260</text:p>
          </table:table-cell>
          <table:table-cell office:value-type="float" office:value="1281" table:style-name="ce1">
            <text:p>1281</text:p>
          </table:table-cell>
          <table:table-cell office:value-type="float" office:value="1422" table:style-name="ce1">
            <text:p>1422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709" table:style-name="ce1">
            <text:p>2709</text:p>
          </table:table-cell>
          <table:table-cell office:value-type="float" office:value="1985" table:style-name="ce1">
            <text:p>1985</text:p>
          </table:table-cell>
          <table:table-cell office:value-type="float" office:value="1592" table:style-name="ce1">
            <text:p>1592</text:p>
          </table:table-cell>
          <table:table-cell office:value-type="float" office:value="1382" table:style-name="ce1">
            <text:p>1382</text:p>
          </table:table-cell>
          <table:table-cell office:value-type="float" office:value="1294" table:style-name="ce1">
            <text:p>1294</text:p>
          </table:table-cell>
          <table:table-cell office:value-type="float" office:value="1264" table:style-name="ce1">
            <text:p>1264</text:p>
          </table:table-cell>
          <table:table-cell office:value-type="float" office:value="1291" table:style-name="ce1">
            <text:p>1291</text:p>
          </table:table-cell>
          <table:table-cell office:value-type="float" office:value="1422" table:style-name="ce1">
            <text:p>1422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14" table:style-name="ce1">
            <text:p>3114</text:p>
          </table:table-cell>
          <table:table-cell office:value-type="float" office:value="1990" table:style-name="ce1">
            <text:p>1990</text:p>
          </table:table-cell>
          <table:table-cell office:value-type="float" office:value="1596" table:style-name="ce1">
            <text:p>1596</text:p>
          </table:table-cell>
          <table:table-cell office:value-type="float" office:value="1384" table:style-name="ce1">
            <text:p>1384</text:p>
          </table:table-cell>
          <table:table-cell office:value-type="float" office:value="1303" table:style-name="ce1">
            <text:p>1303</text:p>
          </table:table-cell>
          <table:table-cell office:value-type="float" office:value="1276" table:style-name="ce1">
            <text:p>1276</text:p>
          </table:table-cell>
          <table:table-cell office:value-type="float" office:value="1300" table:style-name="ce1">
            <text:p>1300</text:p>
          </table:table-cell>
          <table:table-cell office:value-type="float" office:value="1429" table:style-name="ce1">
            <text:p>1429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139" table:style-name="ce1">
            <text:p>3139</text:p>
          </table:table-cell>
          <table:table-cell office:value-type="float" office:value="2014" table:style-name="ce1">
            <text:p>2014</text:p>
          </table:table-cell>
          <table:table-cell office:value-type="float" office:value="1596" table:style-name="ce1">
            <text:p>1596</text:p>
          </table:table-cell>
          <table:table-cell office:value-type="float" office:value="1389" table:style-name="ce1">
            <text:p>1389</text:p>
          </table:table-cell>
          <table:table-cell office:value-type="float" office:value="1313" table:style-name="ce1">
            <text:p>1313</text:p>
          </table:table-cell>
          <table:table-cell office:value-type="float" office:value="1296" table:style-name="ce1">
            <text:p>1296</text:p>
          </table:table-cell>
          <table:table-cell office:value-type="float" office:value="1329" table:style-name="ce1">
            <text:p>1329</text:p>
          </table:table-cell>
          <table:table-cell office:value-type="float" office:value="1442" table:style-name="ce1">
            <text:p>1442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67" table:style-name="ce1">
            <text:p>3267</text:p>
          </table:table-cell>
          <table:table-cell office:value-type="float" office:value="2209" table:style-name="ce1">
            <text:p>2209</text:p>
          </table:table-cell>
          <table:table-cell office:value-type="float" office:value="1761" table:style-name="ce1">
            <text:p>1761</text:p>
          </table:table-cell>
          <table:table-cell office:value-type="float" office:value="1478" table:style-name="ce1">
            <text:p>1478</text:p>
          </table:table-cell>
          <table:table-cell office:value-type="float" office:value="1339" table:style-name="ce1">
            <text:p>1339</text:p>
          </table:table-cell>
          <table:table-cell office:value-type="float" office:value="1371" table:style-name="ce1">
            <text:p>1371</text:p>
          </table:table-cell>
          <table:table-cell office:value-type="float" office:value="1340" table:style-name="ce1">
            <text:p>1340</text:p>
          </table:table-cell>
          <table:table-cell office:value-type="float" office:value="1450" table:style-name="ce1">
            <text:p>1450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easles_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ads</text:p>
          </table:table-cell>
          <table:table-cell office:value-type="string" table:style-name="ce1">
            <text:p>1 Thread</text:p>
          </table:table-cell>
          <table:table-cell office:value-type="string" table:style-name="ce1">
            <text:p>2 Threads</text:p>
          </table:table-cell>
          <table:table-cell office:value-type="string" table:style-name="ce1">
            <text:p>3 Threads</text:p>
          </table:table-cell>
          <table:table-cell office:value-type="string" table:style-name="ce1">
            <text:p>4 Threads</text:p>
          </table:table-cell>
          <table:table-cell office:value-type="string" table:style-name="ce1">
            <text:p>5 Threads</text:p>
          </table:table-cell>
          <table:table-cell office:value-type="string" table:style-name="ce1">
            <text:p>6 Threads</text:p>
          </table:table-cell>
          <table:table-cell office:value-type="string" table:style-name="ce1">
            <text:p>7 Threads</text:p>
          </table:table-cell>
          <table:table-cell office:value-type="string" table:style-name="ce1">
            <text:p>8 Threads</text:p>
          </table:table-cell>
          <table:table-cell table:style-name="ce1">
            <draw:frame draw:z-index="2" draw:id="id3" draw:style-name="a3" draw:name="Grafiek 2" svg:x="0.57292in" svg:y="0.16667in" svg:width="9.36458in" svg:height="5.645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59" table:style-name="ce1">
            <text:p>8159</text:p>
          </table:table-cell>
          <table:table-cell office:value-type="float" office:value="14138" table:style-name="ce1">
            <text:p>14138</text:p>
          </table:table-cell>
          <table:table-cell office:value-type="float" office:value="11009" table:style-name="ce1">
            <text:p>11009</text:p>
          </table:table-cell>
          <table:table-cell office:value-type="float" office:value="10036" table:style-name="ce1">
            <text:p>10036</text:p>
          </table:table-cell>
          <table:table-cell office:value-type="float" office:value="8009" table:style-name="ce1">
            <text:p>8009</text:p>
          </table:table-cell>
          <table:table-cell office:value-type="float" office:value="7270" table:style-name="ce1">
            <text:p>7270</text:p>
          </table:table-cell>
          <table:table-cell office:value-type="float" office:value="6307" table:style-name="ce1">
            <text:p>6307</text:p>
          </table:table-cell>
          <table:table-cell office:value-type="float" office:value="5778" table:style-name="ce1">
            <text:p>5778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161" table:style-name="ce1">
            <text:p>8161</text:p>
          </table:table-cell>
          <table:table-cell office:value-type="float" office:value="14291" table:style-name="ce1">
            <text:p>14291</text:p>
          </table:table-cell>
          <table:table-cell office:value-type="float" office:value="11120" table:style-name="ce1">
            <text:p>11120</text:p>
          </table:table-cell>
          <table:table-cell office:value-type="float" office:value="10036" table:style-name="ce1">
            <text:p>10036</text:p>
          </table:table-cell>
          <table:table-cell office:value-type="float" office:value="8029" table:style-name="ce1">
            <text:p>8029</text:p>
          </table:table-cell>
          <table:table-cell office:value-type="float" office:value="7286" table:style-name="ce1">
            <text:p>7286</text:p>
          </table:table-cell>
          <table:table-cell office:value-type="float" office:value="6374" table:style-name="ce1">
            <text:p>6374</text:p>
          </table:table-cell>
          <table:table-cell office:value-type="float" office:value="5824" table:style-name="ce1">
            <text:p>582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63" table:style-name="ce1">
            <text:p>8163</text:p>
          </table:table-cell>
          <table:table-cell office:value-type="float" office:value="14366" table:style-name="ce1">
            <text:p>14366</text:p>
          </table:table-cell>
          <table:table-cell office:value-type="float" office:value="11129" table:style-name="ce1">
            <text:p>11129</text:p>
          </table:table-cell>
          <table:table-cell office:value-type="float" office:value="10111" table:style-name="ce1">
            <text:p>10111</text:p>
          </table:table-cell>
          <table:table-cell office:value-type="float" office:value="8075" table:style-name="ce1">
            <text:p>8075</text:p>
          </table:table-cell>
          <table:table-cell office:value-type="float" office:value="7297" table:style-name="ce1">
            <text:p>7297</text:p>
          </table:table-cell>
          <table:table-cell office:value-type="float" office:value="6389" table:style-name="ce1">
            <text:p>6389</text:p>
          </table:table-cell>
          <table:table-cell office:value-type="float" office:value="5864" table:style-name="ce1">
            <text:p>58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180" table:style-name="ce1">
            <text:p>8180</text:p>
          </table:table-cell>
          <table:table-cell office:value-type="float" office:value="14385" table:style-name="ce1">
            <text:p>14385</text:p>
          </table:table-cell>
          <table:table-cell office:value-type="float" office:value="11246" table:style-name="ce1">
            <text:p>11246</text:p>
          </table:table-cell>
          <table:table-cell office:value-type="float" office:value="10114" table:style-name="ce1">
            <text:p>10114</text:p>
          </table:table-cell>
          <table:table-cell office:value-type="float" office:value="8076" table:style-name="ce1">
            <text:p>8076</text:p>
          </table:table-cell>
          <table:table-cell office:value-type="float" office:value="7369" table:style-name="ce1">
            <text:p>7369</text:p>
          </table:table-cell>
          <table:table-cell office:value-type="float" office:value="6539" table:style-name="ce1">
            <text:p>6539</text:p>
          </table:table-cell>
          <table:table-cell office:value-type="float" office:value="5875" table:style-name="ce1">
            <text:p>587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196" table:style-name="ce1">
            <text:p>8196</text:p>
          </table:table-cell>
          <table:table-cell office:value-type="float" office:value="14396" table:style-name="ce1">
            <text:p>14396</text:p>
          </table:table-cell>
          <table:table-cell office:value-type="float" office:value="11288" table:style-name="ce1">
            <text:p>11288</text:p>
          </table:table-cell>
          <table:table-cell office:value-type="float" office:value="10126" table:style-name="ce1">
            <text:p>10126</text:p>
          </table:table-cell>
          <table:table-cell office:value-type="float" office:value="8077" table:style-name="ce1">
            <text:p>8077</text:p>
          </table:table-cell>
          <table:table-cell office:value-type="float" office:value="7376" table:style-name="ce1">
            <text:p>7376</text:p>
          </table:table-cell>
          <table:table-cell office:value-type="float" office:value="6546" table:style-name="ce1">
            <text:p>6546</text:p>
          </table:table-cell>
          <table:table-cell office:value-type="float" office:value="5897" table:style-name="ce1">
            <text:p>5897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212" table:style-name="ce1">
            <text:p>8212</text:p>
          </table:table-cell>
          <table:table-cell office:value-type="float" office:value="14419" table:style-name="ce1">
            <text:p>14419</text:p>
          </table:table-cell>
          <table:table-cell office:value-type="float" office:value="11290" table:style-name="ce1">
            <text:p>11290</text:p>
          </table:table-cell>
          <table:table-cell office:value-type="float" office:value="10137" table:style-name="ce1">
            <text:p>10137</text:p>
          </table:table-cell>
          <table:table-cell office:value-type="float" office:value="8112" table:style-name="ce1">
            <text:p>8112</text:p>
          </table:table-cell>
          <table:table-cell office:value-type="float" office:value="7422" table:style-name="ce1">
            <text:p>7422</text:p>
          </table:table-cell>
          <table:table-cell office:value-type="float" office:value="6548" table:style-name="ce1">
            <text:p>6548</text:p>
          </table:table-cell>
          <table:table-cell office:value-type="float" office:value="5904" table:style-name="ce1">
            <text:p>5904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228" table:style-name="ce1">
            <text:p>8228</text:p>
          </table:table-cell>
          <table:table-cell office:value-type="float" office:value="14424" table:style-name="ce1">
            <text:p>14424</text:p>
          </table:table-cell>
          <table:table-cell office:value-type="float" office:value="11297" table:style-name="ce1">
            <text:p>11297</text:p>
          </table:table-cell>
          <table:table-cell office:value-type="float" office:value="10147" table:style-name="ce1">
            <text:p>10147</text:p>
          </table:table-cell>
          <table:table-cell office:value-type="float" office:value="8141" table:style-name="ce1">
            <text:p>8141</text:p>
          </table:table-cell>
          <table:table-cell office:value-type="float" office:value="7427" table:style-name="ce1">
            <text:p>7427</text:p>
          </table:table-cell>
          <table:table-cell office:value-type="float" office:value="6572" table:style-name="ce1">
            <text:p>6572</text:p>
          </table:table-cell>
          <table:table-cell office:value-type="float" office:value="5924" table:style-name="ce1">
            <text:p>592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229" table:style-name="ce1">
            <text:p>8229</text:p>
          </table:table-cell>
          <table:table-cell office:value-type="float" office:value="14450" table:style-name="ce1">
            <text:p>14450</text:p>
          </table:table-cell>
          <table:table-cell office:value-type="float" office:value="11368" table:style-name="ce1">
            <text:p>11368</text:p>
          </table:table-cell>
          <table:table-cell office:value-type="float" office:value="10257" table:style-name="ce1">
            <text:p>10257</text:p>
          </table:table-cell>
          <table:table-cell office:value-type="float" office:value="8173" table:style-name="ce1">
            <text:p>8173</text:p>
          </table:table-cell>
          <table:table-cell office:value-type="float" office:value="7430" table:style-name="ce1">
            <text:p>7430</text:p>
          </table:table-cell>
          <table:table-cell office:value-type="float" office:value="6573" table:style-name="ce1">
            <text:p>6573</text:p>
          </table:table-cell>
          <table:table-cell office:value-type="float" office:value="5929" table:style-name="ce1">
            <text:p>5929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230" table:style-name="ce1">
            <text:p>8230</text:p>
          </table:table-cell>
          <table:table-cell office:value-type="float" office:value="14478" table:style-name="ce1">
            <text:p>14478</text:p>
          </table:table-cell>
          <table:table-cell office:value-type="float" office:value="11466" table:style-name="ce1">
            <text:p>11466</text:p>
          </table:table-cell>
          <table:table-cell office:value-type="float" office:value="8687" table:style-name="ce1">
            <text:p>8687</text:p>
          </table:table-cell>
          <table:table-cell office:value-type="float" office:value="8273" table:style-name="ce1">
            <text:p>8273</text:p>
          </table:table-cell>
          <table:table-cell office:value-type="float" office:value="7434" table:style-name="ce1">
            <text:p>7434</text:p>
          </table:table-cell>
          <table:table-cell office:value-type="float" office:value="6632" table:style-name="ce1">
            <text:p>6632</text:p>
          </table:table-cell>
          <table:table-cell office:value-type="float" office:value="5930" table:style-name="ce1">
            <text:p>593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235" table:style-name="ce1">
            <text:p>8235</text:p>
          </table:table-cell>
          <table:table-cell office:value-type="float" office:value="14493" table:style-name="ce1">
            <text:p>14493</text:p>
          </table:table-cell>
          <table:table-cell office:value-type="float" office:value="12446" table:style-name="ce1">
            <text:p>12446</text:p>
          </table:table-cell>
          <table:table-cell office:value-type="float" office:value="8745" table:style-name="ce1">
            <text:p>8745</text:p>
          </table:table-cell>
          <table:table-cell office:value-type="float" office:value="8281" table:style-name="ce1">
            <text:p>8281</text:p>
          </table:table-cell>
          <table:table-cell office:value-type="float" office:value="7451" table:style-name="ce1">
            <text:p>7451</text:p>
          </table:table-cell>
          <table:table-cell office:value-type="float" office:value="6646" table:style-name="ce1">
            <text:p>6646</text:p>
          </table:table-cell>
          <table:table-cell office:value-type="float" office:value="5966" table:style-name="ce1">
            <text:p>596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237" table:style-name="ce1">
            <text:p>8237</text:p>
          </table:table-cell>
          <table:table-cell office:value-type="float" office:value="14511" table:style-name="ce1">
            <text:p>14511</text:p>
          </table:table-cell>
          <table:table-cell office:value-type="float" office:value="12475" table:style-name="ce1">
            <text:p>12475</text:p>
          </table:table-cell>
          <table:table-cell office:value-type="float" office:value="8782" table:style-name="ce1">
            <text:p>8782</text:p>
          </table:table-cell>
          <table:table-cell office:value-type="float" office:value="8296" table:style-name="ce1">
            <text:p>8296</text:p>
          </table:table-cell>
          <table:table-cell office:value-type="float" office:value="7476" table:style-name="ce1">
            <text:p>7476</text:p>
          </table:table-cell>
          <table:table-cell office:value-type="float" office:value="6712" table:style-name="ce1">
            <text:p>6712</text:p>
          </table:table-cell>
          <table:table-cell office:value-type="float" office:value="5985" table:style-name="ce1">
            <text:p>598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41" table:style-name="ce1">
            <text:p>8241</text:p>
          </table:table-cell>
          <table:table-cell office:value-type="float" office:value="14682" table:style-name="ce1">
            <text:p>14682</text:p>
          </table:table-cell>
          <table:table-cell office:value-type="float" office:value="12517" table:style-name="ce1">
            <text:p>12517</text:p>
          </table:table-cell>
          <table:table-cell office:value-type="float" office:value="8803" table:style-name="ce1">
            <text:p>8803</text:p>
          </table:table-cell>
          <table:table-cell office:value-type="float" office:value="8297" table:style-name="ce1">
            <text:p>8297</text:p>
          </table:table-cell>
          <table:table-cell office:value-type="float" office:value="7479" table:style-name="ce1">
            <text:p>7479</text:p>
          </table:table-cell>
          <table:table-cell office:value-type="float" office:value="6725" table:style-name="ce1">
            <text:p>6725</text:p>
          </table:table-cell>
          <table:table-cell office:value-type="float" office:value="5996" table:style-name="ce1">
            <text:p>5996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246" table:style-name="ce1">
            <text:p>8246</text:p>
          </table:table-cell>
          <table:table-cell office:value-type="float" office:value="14879" table:style-name="ce1">
            <text:p>14879</text:p>
          </table:table-cell>
          <table:table-cell office:value-type="float" office:value="12545" table:style-name="ce1">
            <text:p>12545</text:p>
          </table:table-cell>
          <table:table-cell office:value-type="float" office:value="8844" table:style-name="ce1">
            <text:p>8844</text:p>
          </table:table-cell>
          <table:table-cell office:value-type="float" office:value="8311" table:style-name="ce1">
            <text:p>8311</text:p>
          </table:table-cell>
          <table:table-cell office:value-type="float" office:value="7495" table:style-name="ce1">
            <text:p>7495</text:p>
          </table:table-cell>
          <table:table-cell office:value-type="float" office:value="6728" table:style-name="ce1">
            <text:p>6728</text:p>
          </table:table-cell>
          <table:table-cell office:value-type="float" office:value="6011" table:style-name="ce1">
            <text:p>601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254" table:style-name="ce1">
            <text:p>8254</text:p>
          </table:table-cell>
          <table:table-cell office:value-type="float" office:value="14893" table:style-name="ce1">
            <text:p>14893</text:p>
          </table:table-cell>
          <table:table-cell office:value-type="float" office:value="12567" table:style-name="ce1">
            <text:p>12567</text:p>
          </table:table-cell>
          <table:table-cell office:value-type="float" office:value="8846" table:style-name="ce1">
            <text:p>8846</text:p>
          </table:table-cell>
          <table:table-cell office:value-type="float" office:value="8318" table:style-name="ce1">
            <text:p>8318</text:p>
          </table:table-cell>
          <table:table-cell office:value-type="float" office:value="7514" table:style-name="ce1">
            <text:p>7514</text:p>
          </table:table-cell>
          <table:table-cell office:value-type="float" office:value="6730" table:style-name="ce1">
            <text:p>6730</text:p>
          </table:table-cell>
          <table:table-cell office:value-type="float" office:value="6046" table:style-name="ce1">
            <text:p>6046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259" table:style-name="ce1">
            <text:p>8259</text:p>
          </table:table-cell>
          <table:table-cell office:value-type="float" office:value="15002" table:style-name="ce1">
            <text:p>15002</text:p>
          </table:table-cell>
          <table:table-cell office:value-type="float" office:value="12572" table:style-name="ce1">
            <text:p>12572</text:p>
          </table:table-cell>
          <table:table-cell office:value-type="float" office:value="8854" table:style-name="ce1">
            <text:p>8854</text:p>
          </table:table-cell>
          <table:table-cell office:value-type="float" office:value="8325" table:style-name="ce1">
            <text:p>8325</text:p>
          </table:table-cell>
          <table:table-cell office:value-type="float" office:value="7527" table:style-name="ce1">
            <text:p>7527</text:p>
          </table:table-cell>
          <table:table-cell office:value-type="float" office:value="6731" table:style-name="ce1">
            <text:p>6731</text:p>
          </table:table-cell>
          <table:table-cell office:value-type="float" office:value="6064" table:style-name="ce1">
            <text:p>60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263" table:style-name="ce1">
            <text:p>8263</text:p>
          </table:table-cell>
          <table:table-cell office:value-type="float" office:value="15008" table:style-name="ce1">
            <text:p>15008</text:p>
          </table:table-cell>
          <table:table-cell office:value-type="float" office:value="12578" table:style-name="ce1">
            <text:p>12578</text:p>
          </table:table-cell>
          <table:table-cell office:value-type="float" office:value="8966" table:style-name="ce1">
            <text:p>8966</text:p>
          </table:table-cell>
          <table:table-cell office:value-type="float" office:value="8332" table:style-name="ce1">
            <text:p>8332</text:p>
          </table:table-cell>
          <table:table-cell office:value-type="float" office:value="7541" table:style-name="ce1">
            <text:p>7541</text:p>
          </table:table-cell>
          <table:table-cell office:value-type="float" office:value="6767" table:style-name="ce1">
            <text:p>6767</text:p>
          </table:table-cell>
          <table:table-cell office:value-type="float" office:value="6075" table:style-name="ce1">
            <text:p>607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267" table:style-name="ce1">
            <text:p>8267</text:p>
          </table:table-cell>
          <table:table-cell office:value-type="float" office:value="15012" table:style-name="ce1">
            <text:p>15012</text:p>
          </table:table-cell>
          <table:table-cell office:value-type="float" office:value="12599" table:style-name="ce1">
            <text:p>12599</text:p>
          </table:table-cell>
          <table:table-cell office:value-type="float" office:value="8982" table:style-name="ce1">
            <text:p>8982</text:p>
          </table:table-cell>
          <table:table-cell office:value-type="float" office:value="8332" table:style-name="ce1">
            <text:p>8332</text:p>
          </table:table-cell>
          <table:table-cell office:value-type="float" office:value="7547" table:style-name="ce1">
            <text:p>7547</text:p>
          </table:table-cell>
          <table:table-cell office:value-type="float" office:value="6811" table:style-name="ce1">
            <text:p>6811</text:p>
          </table:table-cell>
          <table:table-cell office:value-type="float" office:value="6091" table:style-name="ce1">
            <text:p>609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272" table:style-name="ce1">
            <text:p>8272</text:p>
          </table:table-cell>
          <table:table-cell office:value-type="float" office:value="15022" table:style-name="ce1">
            <text:p>15022</text:p>
          </table:table-cell>
          <table:table-cell office:value-type="float" office:value="12621" table:style-name="ce1">
            <text:p>12621</text:p>
          </table:table-cell>
          <table:table-cell office:value-type="float" office:value="9015" table:style-name="ce1">
            <text:p>9015</text:p>
          </table:table-cell>
          <table:table-cell office:value-type="float" office:value="8361" table:style-name="ce1">
            <text:p>8361</text:p>
          </table:table-cell>
          <table:table-cell office:value-type="float" office:value="7547" table:style-name="ce1">
            <text:p>7547</text:p>
          </table:table-cell>
          <table:table-cell office:value-type="float" office:value="6833" table:style-name="ce1">
            <text:p>6833</text:p>
          </table:table-cell>
          <table:table-cell office:value-type="float" office:value="6096" table:style-name="ce1">
            <text:p>6096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286" table:style-name="ce1">
            <text:p>8286</text:p>
          </table:table-cell>
          <table:table-cell office:value-type="float" office:value="15065" table:style-name="ce1">
            <text:p>15065</text:p>
          </table:table-cell>
          <table:table-cell office:value-type="float" office:value="12666" table:style-name="ce1">
            <text:p>12666</text:p>
          </table:table-cell>
          <table:table-cell office:value-type="float" office:value="9032" table:style-name="ce1">
            <text:p>9032</text:p>
          </table:table-cell>
          <table:table-cell office:value-type="float" office:value="8363" table:style-name="ce1">
            <text:p>8363</text:p>
          </table:table-cell>
          <table:table-cell office:value-type="float" office:value="7550" table:style-name="ce1">
            <text:p>7550</text:p>
          </table:table-cell>
          <table:table-cell office:value-type="float" office:value="6850" table:style-name="ce1">
            <text:p>6850</text:p>
          </table:table-cell>
          <table:table-cell office:value-type="float" office:value="6107" table:style-name="ce1">
            <text:p>6107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298" table:style-name="ce1">
            <text:p>8298</text:p>
          </table:table-cell>
          <table:table-cell office:value-type="float" office:value="15099" table:style-name="ce1">
            <text:p>15099</text:p>
          </table:table-cell>
          <table:table-cell office:value-type="float" office:value="12669" table:style-name="ce1">
            <text:p>12669</text:p>
          </table:table-cell>
          <table:table-cell office:value-type="float" office:value="9048" table:style-name="ce1">
            <text:p>9048</text:p>
          </table:table-cell>
          <table:table-cell office:value-type="float" office:value="8367" table:style-name="ce1">
            <text:p>8367</text:p>
          </table:table-cell>
          <table:table-cell office:value-type="float" office:value="7571" table:style-name="ce1">
            <text:p>7571</text:p>
          </table:table-cell>
          <table:table-cell office:value-type="float" office:value="6861" table:style-name="ce1">
            <text:p>6861</text:p>
          </table:table-cell>
          <table:table-cell office:value-type="float" office:value="6114" table:style-name="ce1">
            <text:p>611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304" table:style-name="ce1">
            <text:p>8304</text:p>
          </table:table-cell>
          <table:table-cell office:value-type="float" office:value="15100" table:style-name="ce1">
            <text:p>15100</text:p>
          </table:table-cell>
          <table:table-cell office:value-type="float" office:value="12680" table:style-name="ce1">
            <text:p>12680</text:p>
          </table:table-cell>
          <table:table-cell office:value-type="float" office:value="9050" table:style-name="ce1">
            <text:p>9050</text:p>
          </table:table-cell>
          <table:table-cell office:value-type="float" office:value="8369" table:style-name="ce1">
            <text:p>8369</text:p>
          </table:table-cell>
          <table:table-cell office:value-type="float" office:value="7586" table:style-name="ce1">
            <text:p>7586</text:p>
          </table:table-cell>
          <table:table-cell office:value-type="float" office:value="6893" table:style-name="ce1">
            <text:p>6893</text:p>
          </table:table-cell>
          <table:table-cell office:value-type="float" office:value="6114" table:style-name="ce1">
            <text:p>6114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309" table:style-name="ce1">
            <text:p>8309</text:p>
          </table:table-cell>
          <table:table-cell office:value-type="float" office:value="15102" table:style-name="ce1">
            <text:p>15102</text:p>
          </table:table-cell>
          <table:table-cell office:value-type="float" office:value="12682" table:style-name="ce1">
            <text:p>12682</text:p>
          </table:table-cell>
          <table:table-cell office:value-type="float" office:value="9054" table:style-name="ce1">
            <text:p>9054</text:p>
          </table:table-cell>
          <table:table-cell office:value-type="float" office:value="8403" table:style-name="ce1">
            <text:p>8403</text:p>
          </table:table-cell>
          <table:table-cell office:value-type="float" office:value="7604" table:style-name="ce1">
            <text:p>7604</text:p>
          </table:table-cell>
          <table:table-cell office:value-type="float" office:value="6900" table:style-name="ce1">
            <text:p>6900</text:p>
          </table:table-cell>
          <table:table-cell office:value-type="float" office:value="6117" table:style-name="ce1">
            <text:p>6117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10" table:style-name="ce1">
            <text:p>8310</text:p>
          </table:table-cell>
          <table:table-cell office:value-type="float" office:value="15105" table:style-name="ce1">
            <text:p>15105</text:p>
          </table:table-cell>
          <table:table-cell office:value-type="float" office:value="12684" table:style-name="ce1">
            <text:p>12684</text:p>
          </table:table-cell>
          <table:table-cell office:value-type="float" office:value="9113" table:style-name="ce1">
            <text:p>9113</text:p>
          </table:table-cell>
          <table:table-cell office:value-type="float" office:value="8406" table:style-name="ce1">
            <text:p>8406</text:p>
          </table:table-cell>
          <table:table-cell office:value-type="float" office:value="7618" table:style-name="ce1">
            <text:p>7618</text:p>
          </table:table-cell>
          <table:table-cell office:value-type="float" office:value="6904" table:style-name="ce1">
            <text:p>6904</text:p>
          </table:table-cell>
          <table:table-cell office:value-type="float" office:value="6130" table:style-name="ce1">
            <text:p>6130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315" table:style-name="ce1">
            <text:p>8315</text:p>
          </table:table-cell>
          <table:table-cell office:value-type="float" office:value="15123" table:style-name="ce1">
            <text:p>15123</text:p>
          </table:table-cell>
          <table:table-cell office:value-type="float" office:value="12685" table:style-name="ce1">
            <text:p>12685</text:p>
          </table:table-cell>
          <table:table-cell office:value-type="float" office:value="9231" table:style-name="ce1">
            <text:p>9231</text:p>
          </table:table-cell>
          <table:table-cell office:value-type="float" office:value="8426" table:style-name="ce1">
            <text:p>8426</text:p>
          </table:table-cell>
          <table:table-cell office:value-type="float" office:value="7619" table:style-name="ce1">
            <text:p>7619</text:p>
          </table:table-cell>
          <table:table-cell office:value-type="float" office:value="6920" table:style-name="ce1">
            <text:p>6920</text:p>
          </table:table-cell>
          <table:table-cell office:value-type="float" office:value="6136" table:style-name="ce1">
            <text:p>6136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317" table:style-name="ce1">
            <text:p>8317</text:p>
          </table:table-cell>
          <table:table-cell office:value-type="float" office:value="15159" table:style-name="ce1">
            <text:p>15159</text:p>
          </table:table-cell>
          <table:table-cell office:value-type="float" office:value="12687" table:style-name="ce1">
            <text:p>12687</text:p>
          </table:table-cell>
          <table:table-cell office:value-type="float" office:value="9233" table:style-name="ce1">
            <text:p>9233</text:p>
          </table:table-cell>
          <table:table-cell office:value-type="float" office:value="8440" table:style-name="ce1">
            <text:p>8440</text:p>
          </table:table-cell>
          <table:table-cell office:value-type="float" office:value="7656" table:style-name="ce1">
            <text:p>7656</text:p>
          </table:table-cell>
          <table:table-cell office:value-type="float" office:value="6923" table:style-name="ce1">
            <text:p>6923</text:p>
          </table:table-cell>
          <table:table-cell office:value-type="float" office:value="6137" table:style-name="ce1">
            <text:p>6137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337" table:style-name="ce1">
            <text:p>8337</text:p>
          </table:table-cell>
          <table:table-cell office:value-type="float" office:value="15181" table:style-name="ce1">
            <text:p>15181</text:p>
          </table:table-cell>
          <table:table-cell office:value-type="float" office:value="12689" table:style-name="ce1">
            <text:p>12689</text:p>
          </table:table-cell>
          <table:table-cell office:value-type="float" office:value="9261" table:style-name="ce1">
            <text:p>9261</text:p>
          </table:table-cell>
          <table:table-cell office:value-type="float" office:value="8440" table:style-name="ce1">
            <text:p>8440</text:p>
          </table:table-cell>
          <table:table-cell office:value-type="float" office:value="7683" table:style-name="ce1">
            <text:p>7683</text:p>
          </table:table-cell>
          <table:table-cell office:value-type="float" office:value="6942" table:style-name="ce1">
            <text:p>6942</text:p>
          </table:table-cell>
          <table:table-cell office:value-type="float" office:value="6159" table:style-name="ce1">
            <text:p>6159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354" table:style-name="ce1">
            <text:p>8354</text:p>
          </table:table-cell>
          <table:table-cell office:value-type="float" office:value="15193" table:style-name="ce1">
            <text:p>15193</text:p>
          </table:table-cell>
          <table:table-cell office:value-type="float" office:value="12691" table:style-name="ce1">
            <text:p>12691</text:p>
          </table:table-cell>
          <table:table-cell office:value-type="float" office:value="9315" table:style-name="ce1">
            <text:p>9315</text:p>
          </table:table-cell>
          <table:table-cell office:value-type="float" office:value="8497" table:style-name="ce1">
            <text:p>8497</text:p>
          </table:table-cell>
          <table:table-cell office:value-type="float" office:value="7687" table:style-name="ce1">
            <text:p>7687</text:p>
          </table:table-cell>
          <table:table-cell office:value-type="float" office:value="6956" table:style-name="ce1">
            <text:p>6956</text:p>
          </table:table-cell>
          <table:table-cell office:value-type="float" office:value="6180" table:style-name="ce1">
            <text:p>6180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356" table:style-name="ce1">
            <text:p>8356</text:p>
          </table:table-cell>
          <table:table-cell office:value-type="float" office:value="15198" table:style-name="ce1">
            <text:p>15198</text:p>
          </table:table-cell>
          <table:table-cell office:value-type="float" office:value="12729" table:style-name="ce1">
            <text:p>12729</text:p>
          </table:table-cell>
          <table:table-cell office:value-type="float" office:value="9364" table:style-name="ce1">
            <text:p>9364</text:p>
          </table:table-cell>
          <table:table-cell office:value-type="float" office:value="8501" table:style-name="ce1">
            <text:p>8501</text:p>
          </table:table-cell>
          <table:table-cell office:value-type="float" office:value="7697" table:style-name="ce1">
            <text:p>7697</text:p>
          </table:table-cell>
          <table:table-cell office:value-type="float" office:value="6959" table:style-name="ce1">
            <text:p>6959</text:p>
          </table:table-cell>
          <table:table-cell office:value-type="float" office:value="6181" table:style-name="ce1">
            <text:p>618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358" table:style-name="ce1">
            <text:p>8358</text:p>
          </table:table-cell>
          <table:table-cell office:value-type="float" office:value="15201" table:style-name="ce1">
            <text:p>15201</text:p>
          </table:table-cell>
          <table:table-cell office:value-type="float" office:value="12739" table:style-name="ce1">
            <text:p>12739</text:p>
          </table:table-cell>
          <table:table-cell office:value-type="float" office:value="9449" table:style-name="ce1">
            <text:p>9449</text:p>
          </table:table-cell>
          <table:table-cell office:value-type="float" office:value="8505" table:style-name="ce1">
            <text:p>8505</text:p>
          </table:table-cell>
          <table:table-cell office:value-type="float" office:value="7724" table:style-name="ce1">
            <text:p>7724</text:p>
          </table:table-cell>
          <table:table-cell office:value-type="float" office:value="6978" table:style-name="ce1">
            <text:p>6978</text:p>
          </table:table-cell>
          <table:table-cell office:value-type="float" office:value="6186" table:style-name="ce1">
            <text:p>6186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377" table:style-name="ce1">
            <text:p>8377</text:p>
          </table:table-cell>
          <table:table-cell office:value-type="float" office:value="15208" table:style-name="ce1">
            <text:p>15208</text:p>
          </table:table-cell>
          <table:table-cell office:value-type="float" office:value="12742" table:style-name="ce1">
            <text:p>12742</text:p>
          </table:table-cell>
          <table:table-cell office:value-type="float" office:value="9451" table:style-name="ce1">
            <text:p>9451</text:p>
          </table:table-cell>
          <table:table-cell office:value-type="float" office:value="8578" table:style-name="ce1">
            <text:p>8578</text:p>
          </table:table-cell>
          <table:table-cell office:value-type="float" office:value="7745" table:style-name="ce1">
            <text:p>7745</text:p>
          </table:table-cell>
          <table:table-cell office:value-type="float" office:value="6991" table:style-name="ce1">
            <text:p>6991</text:p>
          </table:table-cell>
          <table:table-cell office:value-type="float" office:value="6190" table:style-name="ce1">
            <text:p>6190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383" table:style-name="ce1">
            <text:p>8383</text:p>
          </table:table-cell>
          <table:table-cell office:value-type="float" office:value="15212" table:style-name="ce1">
            <text:p>15212</text:p>
          </table:table-cell>
          <table:table-cell office:value-type="float" office:value="12744" table:style-name="ce1">
            <text:p>12744</text:p>
          </table:table-cell>
          <table:table-cell office:value-type="float" office:value="9479" table:style-name="ce1">
            <text:p>9479</text:p>
          </table:table-cell>
          <table:table-cell office:value-type="float" office:value="8634" table:style-name="ce1">
            <text:p>8634</text:p>
          </table:table-cell>
          <table:table-cell office:value-type="float" office:value="7745" table:style-name="ce1">
            <text:p>7745</text:p>
          </table:table-cell>
          <table:table-cell office:value-type="float" office:value="7016" table:style-name="ce1">
            <text:p>7016</text:p>
          </table:table-cell>
          <table:table-cell office:value-type="float" office:value="6216" table:style-name="ce1">
            <text:p>6216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389" table:style-name="ce1">
            <text:p>8389</text:p>
          </table:table-cell>
          <table:table-cell office:value-type="float" office:value="15227" table:style-name="ce1">
            <text:p>15227</text:p>
          </table:table-cell>
          <table:table-cell office:value-type="float" office:value="12747" table:style-name="ce1">
            <text:p>12747</text:p>
          </table:table-cell>
          <table:table-cell office:value-type="float" office:value="9490" table:style-name="ce1">
            <text:p>9490</text:p>
          </table:table-cell>
          <table:table-cell office:value-type="float" office:value="8659" table:style-name="ce1">
            <text:p>8659</text:p>
          </table:table-cell>
          <table:table-cell office:value-type="float" office:value="7754" table:style-name="ce1">
            <text:p>7754</text:p>
          </table:table-cell>
          <table:table-cell office:value-type="float" office:value="7060" table:style-name="ce1">
            <text:p>7060</text:p>
          </table:table-cell>
          <table:table-cell office:value-type="float" office:value="6242" table:style-name="ce1">
            <text:p>6242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393" table:style-name="ce1">
            <text:p>8393</text:p>
          </table:table-cell>
          <table:table-cell office:value-type="float" office:value="15231" table:style-name="ce1">
            <text:p>15231</text:p>
          </table:table-cell>
          <table:table-cell office:value-type="float" office:value="12755" table:style-name="ce1">
            <text:p>12755</text:p>
          </table:table-cell>
          <table:table-cell office:value-type="float" office:value="9500" table:style-name="ce1">
            <text:p>9500</text:p>
          </table:table-cell>
          <table:table-cell office:value-type="float" office:value="8682" table:style-name="ce1">
            <text:p>8682</text:p>
          </table:table-cell>
          <table:table-cell office:value-type="float" office:value="7759" table:style-name="ce1">
            <text:p>7759</text:p>
          </table:table-cell>
          <table:table-cell office:value-type="float" office:value="7065" table:style-name="ce1">
            <text:p>7065</text:p>
          </table:table-cell>
          <table:table-cell office:value-type="float" office:value="6263" table:style-name="ce1">
            <text:p>6263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07" table:style-name="ce1">
            <text:p>8407</text:p>
          </table:table-cell>
          <table:table-cell office:value-type="float" office:value="15240" table:style-name="ce1">
            <text:p>15240</text:p>
          </table:table-cell>
          <table:table-cell office:value-type="float" office:value="12764" table:style-name="ce1">
            <text:p>12764</text:p>
          </table:table-cell>
          <table:table-cell office:value-type="float" office:value="9533" table:style-name="ce1">
            <text:p>9533</text:p>
          </table:table-cell>
          <table:table-cell office:value-type="float" office:value="8707" table:style-name="ce1">
            <text:p>8707</text:p>
          </table:table-cell>
          <table:table-cell office:value-type="float" office:value="7771" table:style-name="ce1">
            <text:p>7771</text:p>
          </table:table-cell>
          <table:table-cell office:value-type="float" office:value="7076" table:style-name="ce1">
            <text:p>7076</text:p>
          </table:table-cell>
          <table:table-cell office:value-type="float" office:value="6264" table:style-name="ce1">
            <text:p>6264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413" table:style-name="ce1">
            <text:p>8413</text:p>
          </table:table-cell>
          <table:table-cell office:value-type="float" office:value="15263" table:style-name="ce1">
            <text:p>15263</text:p>
          </table:table-cell>
          <table:table-cell office:value-type="float" office:value="12805" table:style-name="ce1">
            <text:p>12805</text:p>
          </table:table-cell>
          <table:table-cell office:value-type="float" office:value="9542" table:style-name="ce1">
            <text:p>9542</text:p>
          </table:table-cell>
          <table:table-cell office:value-type="float" office:value="8708" table:style-name="ce1">
            <text:p>8708</text:p>
          </table:table-cell>
          <table:table-cell office:value-type="float" office:value="7777" table:style-name="ce1">
            <text:p>7777</text:p>
          </table:table-cell>
          <table:table-cell office:value-type="float" office:value="7088" table:style-name="ce1">
            <text:p>7088</text:p>
          </table:table-cell>
          <table:table-cell office:value-type="float" office:value="6321" table:style-name="ce1">
            <text:p>6321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437" table:style-name="ce1">
            <text:p>8437</text:p>
          </table:table-cell>
          <table:table-cell office:value-type="float" office:value="15271" table:style-name="ce1">
            <text:p>15271</text:p>
          </table:table-cell>
          <table:table-cell office:value-type="float" office:value="12819" table:style-name="ce1">
            <text:p>12819</text:p>
          </table:table-cell>
          <table:table-cell office:value-type="float" office:value="9575" table:style-name="ce1">
            <text:p>9575</text:p>
          </table:table-cell>
          <table:table-cell office:value-type="float" office:value="8710" table:style-name="ce1">
            <text:p>8710</text:p>
          </table:table-cell>
          <table:table-cell office:value-type="float" office:value="7869" table:style-name="ce1">
            <text:p>7869</text:p>
          </table:table-cell>
          <table:table-cell office:value-type="float" office:value="7093" table:style-name="ce1">
            <text:p>7093</text:p>
          </table:table-cell>
          <table:table-cell office:value-type="float" office:value="6326" table:style-name="ce1">
            <text:p>6326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438" table:style-name="ce1">
            <text:p>8438</text:p>
          </table:table-cell>
          <table:table-cell office:value-type="float" office:value="15275" table:style-name="ce1">
            <text:p>15275</text:p>
          </table:table-cell>
          <table:table-cell office:value-type="float" office:value="12823" table:style-name="ce1">
            <text:p>12823</text:p>
          </table:table-cell>
          <table:table-cell office:value-type="float" office:value="9623" table:style-name="ce1">
            <text:p>9623</text:p>
          </table:table-cell>
          <table:table-cell office:value-type="float" office:value="8720" table:style-name="ce1">
            <text:p>8720</text:p>
          </table:table-cell>
          <table:table-cell office:value-type="float" office:value="7908" table:style-name="ce1">
            <text:p>7908</text:p>
          </table:table-cell>
          <table:table-cell office:value-type="float" office:value="7115" table:style-name="ce1">
            <text:p>7115</text:p>
          </table:table-cell>
          <table:table-cell office:value-type="float" office:value="6351" table:style-name="ce1">
            <text:p>635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443" table:style-name="ce1">
            <text:p>8443</text:p>
          </table:table-cell>
          <table:table-cell office:value-type="float" office:value="15289" table:style-name="ce1">
            <text:p>15289</text:p>
          </table:table-cell>
          <table:table-cell office:value-type="float" office:value="12825" table:style-name="ce1">
            <text:p>12825</text:p>
          </table:table-cell>
          <table:table-cell office:value-type="float" office:value="9625" table:style-name="ce1">
            <text:p>9625</text:p>
          </table:table-cell>
          <table:table-cell office:value-type="float" office:value="8722" table:style-name="ce1">
            <text:p>8722</text:p>
          </table:table-cell>
          <table:table-cell office:value-type="float" office:value="7913" table:style-name="ce1">
            <text:p>7913</text:p>
          </table:table-cell>
          <table:table-cell office:value-type="float" office:value="7131" table:style-name="ce1">
            <text:p>7131</text:p>
          </table:table-cell>
          <table:table-cell office:value-type="float" office:value="6364" table:style-name="ce1">
            <text:p>6364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445" table:style-name="ce1">
            <text:p>8445</text:p>
          </table:table-cell>
          <table:table-cell office:value-type="float" office:value="15314" table:style-name="ce1">
            <text:p>15314</text:p>
          </table:table-cell>
          <table:table-cell office:value-type="float" office:value="12892" table:style-name="ce1">
            <text:p>12892</text:p>
          </table:table-cell>
          <table:table-cell office:value-type="float" office:value="9641" table:style-name="ce1">
            <text:p>9641</text:p>
          </table:table-cell>
          <table:table-cell office:value-type="float" office:value="8735" table:style-name="ce1">
            <text:p>8735</text:p>
          </table:table-cell>
          <table:table-cell office:value-type="float" office:value="7922" table:style-name="ce1">
            <text:p>7922</text:p>
          </table:table-cell>
          <table:table-cell office:value-type="float" office:value="7177" table:style-name="ce1">
            <text:p>7177</text:p>
          </table:table-cell>
          <table:table-cell office:value-type="float" office:value="6366" table:style-name="ce1">
            <text:p>6366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449" table:style-name="ce1">
            <text:p>8449</text:p>
          </table:table-cell>
          <table:table-cell office:value-type="float" office:value="15319" table:style-name="ce1">
            <text:p>15319</text:p>
          </table:table-cell>
          <table:table-cell office:value-type="float" office:value="12908" table:style-name="ce1">
            <text:p>12908</text:p>
          </table:table-cell>
          <table:table-cell office:value-type="float" office:value="9646" table:style-name="ce1">
            <text:p>9646</text:p>
          </table:table-cell>
          <table:table-cell office:value-type="float" office:value="8745" table:style-name="ce1">
            <text:p>8745</text:p>
          </table:table-cell>
          <table:table-cell office:value-type="float" office:value="7940" table:style-name="ce1">
            <text:p>7940</text:p>
          </table:table-cell>
          <table:table-cell office:value-type="float" office:value="7186" table:style-name="ce1">
            <text:p>7186</text:p>
          </table:table-cell>
          <table:table-cell office:value-type="float" office:value="6376" table:style-name="ce1">
            <text:p>6376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457" table:style-name="ce1">
            <text:p>8457</text:p>
          </table:table-cell>
          <table:table-cell office:value-type="float" office:value="15330" table:style-name="ce1">
            <text:p>15330</text:p>
          </table:table-cell>
          <table:table-cell office:value-type="float" office:value="12969" table:style-name="ce1">
            <text:p>12969</text:p>
          </table:table-cell>
          <table:table-cell office:value-type="float" office:value="9666" table:style-name="ce1">
            <text:p>9666</text:p>
          </table:table-cell>
          <table:table-cell office:value-type="float" office:value="8790" table:style-name="ce1">
            <text:p>8790</text:p>
          </table:table-cell>
          <table:table-cell office:value-type="float" office:value="7942" table:style-name="ce1">
            <text:p>7942</text:p>
          </table:table-cell>
          <table:table-cell office:value-type="float" office:value="7209" table:style-name="ce1">
            <text:p>7209</text:p>
          </table:table-cell>
          <table:table-cell office:value-type="float" office:value="6388" table:style-name="ce1">
            <text:p>6388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464" table:style-name="ce1">
            <text:p>8464</text:p>
          </table:table-cell>
          <table:table-cell office:value-type="float" office:value="15336" table:style-name="ce1">
            <text:p>15336</text:p>
          </table:table-cell>
          <table:table-cell office:value-type="float" office:value="12970" table:style-name="ce1">
            <text:p>12970</text:p>
          </table:table-cell>
          <table:table-cell office:value-type="float" office:value="9667" table:style-name="ce1">
            <text:p>9667</text:p>
          </table:table-cell>
          <table:table-cell office:value-type="float" office:value="8818" table:style-name="ce1">
            <text:p>8818</text:p>
          </table:table-cell>
          <table:table-cell office:value-type="float" office:value="7959" table:style-name="ce1">
            <text:p>7959</text:p>
          </table:table-cell>
          <table:table-cell office:value-type="float" office:value="7215" table:style-name="ce1">
            <text:p>7215</text:p>
          </table:table-cell>
          <table:table-cell office:value-type="float" office:value="6402" table:style-name="ce1">
            <text:p>6402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471" table:style-name="ce1">
            <text:p>8471</text:p>
          </table:table-cell>
          <table:table-cell office:value-type="float" office:value="15339" table:style-name="ce1">
            <text:p>15339</text:p>
          </table:table-cell>
          <table:table-cell office:value-type="float" office:value="12971" table:style-name="ce1">
            <text:p>12971</text:p>
          </table:table-cell>
          <table:table-cell office:value-type="float" office:value="9695" table:style-name="ce1">
            <text:p>9695</text:p>
          </table:table-cell>
          <table:table-cell office:value-type="float" office:value="8820" table:style-name="ce1">
            <text:p>8820</text:p>
          </table:table-cell>
          <table:table-cell office:value-type="float" office:value="7976" table:style-name="ce1">
            <text:p>7976</text:p>
          </table:table-cell>
          <table:table-cell office:value-type="float" office:value="7281" table:style-name="ce1">
            <text:p>7281</text:p>
          </table:table-cell>
          <table:table-cell office:value-type="float" office:value="6439" table:style-name="ce1">
            <text:p>6439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484" table:style-name="ce1">
            <text:p>8484</text:p>
          </table:table-cell>
          <table:table-cell office:value-type="float" office:value="15347" table:style-name="ce1">
            <text:p>15347</text:p>
          </table:table-cell>
          <table:table-cell office:value-type="float" office:value="12989" table:style-name="ce1">
            <text:p>12989</text:p>
          </table:table-cell>
          <table:table-cell office:value-type="float" office:value="9715" table:style-name="ce1">
            <text:p>9715</text:p>
          </table:table-cell>
          <table:table-cell office:value-type="float" office:value="8850" table:style-name="ce1">
            <text:p>8850</text:p>
          </table:table-cell>
          <table:table-cell office:value-type="float" office:value="7986" table:style-name="ce1">
            <text:p>7986</text:p>
          </table:table-cell>
          <table:table-cell office:value-type="float" office:value="7290" table:style-name="ce1">
            <text:p>7290</text:p>
          </table:table-cell>
          <table:table-cell office:value-type="float" office:value="6447" table:style-name="ce1">
            <text:p>6447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49" table:style-name="ce1">
            <text:p>8549</text:p>
          </table:table-cell>
          <table:table-cell office:value-type="float" office:value="15347" table:style-name="ce1">
            <text:p>15347</text:p>
          </table:table-cell>
          <table:table-cell office:value-type="float" office:value="13008" table:style-name="ce1">
            <text:p>13008</text:p>
          </table:table-cell>
          <table:table-cell office:value-type="float" office:value="9813" table:style-name="ce1">
            <text:p>9813</text:p>
          </table:table-cell>
          <table:table-cell office:value-type="float" office:value="8930" table:style-name="ce1">
            <text:p>8930</text:p>
          </table:table-cell>
          <table:table-cell office:value-type="float" office:value="8002" table:style-name="ce1">
            <text:p>8002</text:p>
          </table:table-cell>
          <table:table-cell office:value-type="float" office:value="7305" table:style-name="ce1">
            <text:p>7305</text:p>
          </table:table-cell>
          <table:table-cell office:value-type="float" office:value="6472" table:style-name="ce1">
            <text:p>6472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596" table:style-name="ce1">
            <text:p>8596</text:p>
          </table:table-cell>
          <table:table-cell office:value-type="float" office:value="15352" table:style-name="ce1">
            <text:p>15352</text:p>
          </table:table-cell>
          <table:table-cell office:value-type="float" office:value="13070" table:style-name="ce1">
            <text:p>13070</text:p>
          </table:table-cell>
          <table:table-cell office:value-type="float" office:value="9815" table:style-name="ce1">
            <text:p>9815</text:p>
          </table:table-cell>
          <table:table-cell office:value-type="float" office:value="8977" table:style-name="ce1">
            <text:p>8977</text:p>
          </table:table-cell>
          <table:table-cell office:value-type="float" office:value="8016" table:style-name="ce1">
            <text:p>8016</text:p>
          </table:table-cell>
          <table:table-cell office:value-type="float" office:value="7308" table:style-name="ce1">
            <text:p>7308</text:p>
          </table:table-cell>
          <table:table-cell office:value-type="float" office:value="6484" table:style-name="ce1">
            <text:p>6484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608" table:style-name="ce1">
            <text:p>8608</text:p>
          </table:table-cell>
          <table:table-cell office:value-type="float" office:value="15554" table:style-name="ce1">
            <text:p>15554</text:p>
          </table:table-cell>
          <table:table-cell office:value-type="float" office:value="13175" table:style-name="ce1">
            <text:p>13175</text:p>
          </table:table-cell>
          <table:table-cell office:value-type="float" office:value="9877" table:style-name="ce1">
            <text:p>9877</text:p>
          </table:table-cell>
          <table:table-cell office:value-type="float" office:value="8999" table:style-name="ce1">
            <text:p>8999</text:p>
          </table:table-cell>
          <table:table-cell office:value-type="float" office:value="8023" table:style-name="ce1">
            <text:p>8023</text:p>
          </table:table-cell>
          <table:table-cell office:value-type="float" office:value="7342" table:style-name="ce1">
            <text:p>7342</text:p>
          </table:table-cell>
          <table:table-cell office:value-type="float" office:value="6491" table:style-name="ce1">
            <text:p>6491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646" table:style-name="ce1">
            <text:p>8646</text:p>
          </table:table-cell>
          <table:table-cell office:value-type="float" office:value="15797" table:style-name="ce1">
            <text:p>15797</text:p>
          </table:table-cell>
          <table:table-cell office:value-type="float" office:value="13196" table:style-name="ce1">
            <text:p>13196</text:p>
          </table:table-cell>
          <table:table-cell office:value-type="float" office:value="9939" table:style-name="ce1">
            <text:p>9939</text:p>
          </table:table-cell>
          <table:table-cell office:value-type="float" office:value="9091" table:style-name="ce1">
            <text:p>9091</text:p>
          </table:table-cell>
          <table:table-cell office:value-type="float" office:value="8068" table:style-name="ce1">
            <text:p>8068</text:p>
          </table:table-cell>
          <table:table-cell office:value-type="float" office:value="7369" table:style-name="ce1">
            <text:p>7369</text:p>
          </table:table-cell>
          <table:table-cell office:value-type="float" office:value="6524" table:style-name="ce1">
            <text:p>6524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697" table:style-name="ce1">
            <text:p>8697</text:p>
          </table:table-cell>
          <table:table-cell office:value-type="float" office:value="17286" table:style-name="ce1">
            <text:p>17286</text:p>
          </table:table-cell>
          <table:table-cell office:value-type="float" office:value="13234" table:style-name="ce1">
            <text:p>13234</text:p>
          </table:table-cell>
          <table:table-cell office:value-type="float" office:value="9942" table:style-name="ce1">
            <text:p>9942</text:p>
          </table:table-cell>
          <table:table-cell office:value-type="float" office:value="9118" table:style-name="ce1">
            <text:p>9118</text:p>
          </table:table-cell>
          <table:table-cell office:value-type="float" office:value="8147" table:style-name="ce1">
            <text:p>8147</text:p>
          </table:table-cell>
          <table:table-cell office:value-type="float" office:value="7387" table:style-name="ce1">
            <text:p>7387</text:p>
          </table:table-cell>
          <table:table-cell office:value-type="float" office:value="6528" table:style-name="ce1">
            <text:p>6528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91" table:style-name="ce1">
            <text:p>8991</text:p>
          </table:table-cell>
          <table:table-cell office:value-type="float" office:value="17401" table:style-name="ce1">
            <text:p>17401</text:p>
          </table:table-cell>
          <table:table-cell office:value-type="float" office:value="13361" table:style-name="ce1">
            <text:p>13361</text:p>
          </table:table-cell>
          <table:table-cell office:value-type="float" office:value="9984" table:style-name="ce1">
            <text:p>9984</text:p>
          </table:table-cell>
          <table:table-cell office:value-type="float" office:value="9233" table:style-name="ce1">
            <text:p>9233</text:p>
          </table:table-cell>
          <table:table-cell office:value-type="float" office:value="8236" table:style-name="ce1">
            <text:p>8236</text:p>
          </table:table-cell>
          <table:table-cell office:value-type="float" office:value="8287" table:style-name="ce1">
            <text:p>8287</text:p>
          </table:table-cell>
          <table:table-cell office:value-type="float" office:value="6672" table:style-name="ce1">
            <text:p>6672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easles_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ads</text:p>
          </table:table-cell>
          <table:table-cell office:value-type="string" table:style-name="ce1">
            <text:p>1 Thread</text:p>
          </table:table-cell>
          <table:table-cell office:value-type="string" table:style-name="ce1">
            <text:p>2 Threads</text:p>
          </table:table-cell>
          <table:table-cell office:value-type="string" table:style-name="ce1">
            <text:p>3 Threads</text:p>
          </table:table-cell>
          <table:table-cell office:value-type="string" table:style-name="ce1">
            <text:p>4 Threads</text:p>
          </table:table-cell>
          <table:table-cell office:value-type="string" table:style-name="ce1">
            <text:p>5 Threads</text:p>
          </table:table-cell>
          <table:table-cell office:value-type="string" table:style-name="ce1">
            <text:p>6 Threads</text:p>
          </table:table-cell>
          <table:table-cell office:value-type="string" table:style-name="ce1">
            <text:p>7 Threads</text:p>
          </table:table-cell>
          <table:table-cell office:value-type="string" table:style-name="ce1">
            <text:p>8 Threads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57" table:style-name="ce1">
            <text:p>3957</text:p>
          </table:table-cell>
          <table:table-cell office:value-type="float" office:value="4618" table:style-name="ce1">
            <text:p>4618</text:p>
          </table:table-cell>
          <table:table-cell office:value-type="float" office:value="3660" table:style-name="ce1">
            <text:p>3660</text:p>
          </table:table-cell>
          <table:table-cell office:value-type="float" office:value="3060" table:style-name="ce1">
            <text:p>3060</text:p>
          </table:table-cell>
          <table:table-cell office:value-type="float" office:value="2817" table:style-name="ce1">
            <text:p>2817</text:p>
          </table:table-cell>
          <table:table-cell office:value-type="float" office:value="2672" table:style-name="ce1">
            <text:p>2672</text:p>
          </table:table-cell>
          <table:table-cell office:value-type="float" office:value="2532" table:style-name="ce1">
            <text:p>2532</text:p>
          </table:table-cell>
          <table:table-cell office:value-type="float" office:value="2396" table:style-name="ce1">
            <text:p>2396</text:p>
          </table:table-cell>
          <table:table-cell table:style-name="ce1">
            <draw:frame draw:z-index="3" draw:id="id4" draw:style-name="a4" draw:name="Grafiek 3" svg:x="0.56771in" svg:y="0.10417in" svg:width="9.29688in" svg:height="6.156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61" table:style-name="ce1">
            <text:p>3961</text:p>
          </table:table-cell>
          <table:table-cell office:value-type="float" office:value="4738" table:style-name="ce1">
            <text:p>4738</text:p>
          </table:table-cell>
          <table:table-cell office:value-type="float" office:value="3723" table:style-name="ce1">
            <text:p>3723</text:p>
          </table:table-cell>
          <table:table-cell office:value-type="float" office:value="3079" table:style-name="ce1">
            <text:p>3079</text:p>
          </table:table-cell>
          <table:table-cell office:value-type="float" office:value="2839" table:style-name="ce1">
            <text:p>2839</text:p>
          </table:table-cell>
          <table:table-cell office:value-type="float" office:value="2722" table:style-name="ce1">
            <text:p>2722</text:p>
          </table:table-cell>
          <table:table-cell office:value-type="float" office:value="2543" table:style-name="ce1">
            <text:p>2543</text:p>
          </table:table-cell>
          <table:table-cell office:value-type="float" office:value="2399" table:style-name="ce1">
            <text:p>239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64" table:style-name="ce1">
            <text:p>3964</text:p>
          </table:table-cell>
          <table:table-cell office:value-type="float" office:value="4805" table:style-name="ce1">
            <text:p>4805</text:p>
          </table:table-cell>
          <table:table-cell office:value-type="float" office:value="3731" table:style-name="ce1">
            <text:p>3731</text:p>
          </table:table-cell>
          <table:table-cell office:value-type="float" office:value="3083" table:style-name="ce1">
            <text:p>3083</text:p>
          </table:table-cell>
          <table:table-cell office:value-type="float" office:value="2937" table:style-name="ce1">
            <text:p>2937</text:p>
          </table:table-cell>
          <table:table-cell office:value-type="float" office:value="2755" table:style-name="ce1">
            <text:p>2755</text:p>
          </table:table-cell>
          <table:table-cell office:value-type="float" office:value="2551" table:style-name="ce1">
            <text:p>2551</text:p>
          </table:table-cell>
          <table:table-cell office:value-type="float" office:value="2402" table:style-name="ce1">
            <text:p>2402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69" table:style-name="ce1">
            <text:p>3969</text:p>
          </table:table-cell>
          <table:table-cell office:value-type="float" office:value="4808" table:style-name="ce1">
            <text:p>4808</text:p>
          </table:table-cell>
          <table:table-cell office:value-type="float" office:value="3732" table:style-name="ce1">
            <text:p>3732</text:p>
          </table:table-cell>
          <table:table-cell office:value-type="float" office:value="3103" table:style-name="ce1">
            <text:p>3103</text:p>
          </table:table-cell>
          <table:table-cell office:value-type="float" office:value="2949" table:style-name="ce1">
            <text:p>2949</text:p>
          </table:table-cell>
          <table:table-cell office:value-type="float" office:value="2755" table:style-name="ce1">
            <text:p>2755</text:p>
          </table:table-cell>
          <table:table-cell office:value-type="float" office:value="2552" table:style-name="ce1">
            <text:p>2552</text:p>
          </table:table-cell>
          <table:table-cell office:value-type="float" office:value="2407" table:style-name="ce1">
            <text:p>2407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70" table:style-name="ce1">
            <text:p>3970</text:p>
          </table:table-cell>
          <table:table-cell office:value-type="float" office:value="4839" table:style-name="ce1">
            <text:p>4839</text:p>
          </table:table-cell>
          <table:table-cell office:value-type="float" office:value="3744" table:style-name="ce1">
            <text:p>3744</text:p>
          </table:table-cell>
          <table:table-cell office:value-type="float" office:value="3118" table:style-name="ce1">
            <text:p>3118</text:p>
          </table:table-cell>
          <table:table-cell office:value-type="float" office:value="2952" table:style-name="ce1">
            <text:p>2952</text:p>
          </table:table-cell>
          <table:table-cell office:value-type="float" office:value="2759" table:style-name="ce1">
            <text:p>2759</text:p>
          </table:table-cell>
          <table:table-cell office:value-type="float" office:value="2556" table:style-name="ce1">
            <text:p>2556</text:p>
          </table:table-cell>
          <table:table-cell office:value-type="float" office:value="2409" table:style-name="ce1">
            <text:p>2409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77" table:style-name="ce1">
            <text:p>3977</text:p>
          </table:table-cell>
          <table:table-cell office:value-type="float" office:value="4840" table:style-name="ce1">
            <text:p>4840</text:p>
          </table:table-cell>
          <table:table-cell office:value-type="float" office:value="3747" table:style-name="ce1">
            <text:p>3747</text:p>
          </table:table-cell>
          <table:table-cell office:value-type="float" office:value="3176" table:style-name="ce1">
            <text:p>3176</text:p>
          </table:table-cell>
          <table:table-cell office:value-type="float" office:value="2954" table:style-name="ce1">
            <text:p>2954</text:p>
          </table:table-cell>
          <table:table-cell office:value-type="float" office:value="2782" table:style-name="ce1">
            <text:p>2782</text:p>
          </table:table-cell>
          <table:table-cell office:value-type="float" office:value="2563" table:style-name="ce1">
            <text:p>2563</text:p>
          </table:table-cell>
          <table:table-cell office:value-type="float" office:value="2417" table:style-name="ce1">
            <text:p>2417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79" table:style-name="ce1">
            <text:p>3979</text:p>
          </table:table-cell>
          <table:table-cell office:value-type="float" office:value="4856" table:style-name="ce1">
            <text:p>4856</text:p>
          </table:table-cell>
          <table:table-cell office:value-type="float" office:value="3770" table:style-name="ce1">
            <text:p>3770</text:p>
          </table:table-cell>
          <table:table-cell office:value-type="float" office:value="3186" table:style-name="ce1">
            <text:p>3186</text:p>
          </table:table-cell>
          <table:table-cell office:value-type="float" office:value="2959" table:style-name="ce1">
            <text:p>2959</text:p>
          </table:table-cell>
          <table:table-cell office:value-type="float" office:value="2785" table:style-name="ce1">
            <text:p>2785</text:p>
          </table:table-cell>
          <table:table-cell office:value-type="float" office:value="2565" table:style-name="ce1">
            <text:p>2565</text:p>
          </table:table-cell>
          <table:table-cell office:value-type="float" office:value="2422" table:style-name="ce1">
            <text:p>242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80" table:style-name="ce1">
            <text:p>3980</text:p>
          </table:table-cell>
          <table:table-cell office:value-type="float" office:value="4859" table:style-name="ce1">
            <text:p>4859</text:p>
          </table:table-cell>
          <table:table-cell office:value-type="float" office:value="3774" table:style-name="ce1">
            <text:p>3774</text:p>
          </table:table-cell>
          <table:table-cell office:value-type="float" office:value="3212" table:style-name="ce1">
            <text:p>3212</text:p>
          </table:table-cell>
          <table:table-cell office:value-type="float" office:value="2980" table:style-name="ce1">
            <text:p>2980</text:p>
          </table:table-cell>
          <table:table-cell office:value-type="float" office:value="2797" table:style-name="ce1">
            <text:p>2797</text:p>
          </table:table-cell>
          <table:table-cell office:value-type="float" office:value="2571" table:style-name="ce1">
            <text:p>2571</text:p>
          </table:table-cell>
          <table:table-cell office:value-type="float" office:value="2422" table:style-name="ce1">
            <text:p>2422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80" table:style-name="ce1">
            <text:p>3980</text:p>
          </table:table-cell>
          <table:table-cell office:value-type="float" office:value="4863" table:style-name="ce1">
            <text:p>4863</text:p>
          </table:table-cell>
          <table:table-cell office:value-type="float" office:value="3797" table:style-name="ce1">
            <text:p>3797</text:p>
          </table:table-cell>
          <table:table-cell office:value-type="float" office:value="3216" table:style-name="ce1">
            <text:p>3216</text:p>
          </table:table-cell>
          <table:table-cell office:value-type="float" office:value="2984" table:style-name="ce1">
            <text:p>2984</text:p>
          </table:table-cell>
          <table:table-cell office:value-type="float" office:value="2814" table:style-name="ce1">
            <text:p>2814</text:p>
          </table:table-cell>
          <table:table-cell office:value-type="float" office:value="2574" table:style-name="ce1">
            <text:p>2574</text:p>
          </table:table-cell>
          <table:table-cell office:value-type="float" office:value="2423" table:style-name="ce1">
            <text:p>2423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86" table:style-name="ce1">
            <text:p>3986</text:p>
          </table:table-cell>
          <table:table-cell office:value-type="float" office:value="4866" table:style-name="ce1">
            <text:p>4866</text:p>
          </table:table-cell>
          <table:table-cell office:value-type="float" office:value="3801" table:style-name="ce1">
            <text:p>3801</text:p>
          </table:table-cell>
          <table:table-cell office:value-type="float" office:value="3218" table:style-name="ce1">
            <text:p>3218</text:p>
          </table:table-cell>
          <table:table-cell office:value-type="float" office:value="2990" table:style-name="ce1">
            <text:p>2990</text:p>
          </table:table-cell>
          <table:table-cell office:value-type="float" office:value="2818" table:style-name="ce1">
            <text:p>2818</text:p>
          </table:table-cell>
          <table:table-cell office:value-type="float" office:value="2581" table:style-name="ce1">
            <text:p>2581</text:p>
          </table:table-cell>
          <table:table-cell office:value-type="float" office:value="2430" table:style-name="ce1">
            <text:p>243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87" table:style-name="ce1">
            <text:p>3987</text:p>
          </table:table-cell>
          <table:table-cell office:value-type="float" office:value="4889" table:style-name="ce1">
            <text:p>4889</text:p>
          </table:table-cell>
          <table:table-cell office:value-type="float" office:value="3809" table:style-name="ce1">
            <text:p>3809</text:p>
          </table:table-cell>
          <table:table-cell office:value-type="float" office:value="3220" table:style-name="ce1">
            <text:p>3220</text:p>
          </table:table-cell>
          <table:table-cell office:value-type="float" office:value="2991" table:style-name="ce1">
            <text:p>2991</text:p>
          </table:table-cell>
          <table:table-cell office:value-type="float" office:value="2834" table:style-name="ce1">
            <text:p>2834</text:p>
          </table:table-cell>
          <table:table-cell office:value-type="float" office:value="2584" table:style-name="ce1">
            <text:p>2584</text:p>
          </table:table-cell>
          <table:table-cell office:value-type="float" office:value="2431" table:style-name="ce1">
            <text:p>243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91" table:style-name="ce1">
            <text:p>3991</text:p>
          </table:table-cell>
          <table:table-cell office:value-type="float" office:value="4890" table:style-name="ce1">
            <text:p>4890</text:p>
          </table:table-cell>
          <table:table-cell office:value-type="float" office:value="3814" table:style-name="ce1">
            <text:p>3814</text:p>
          </table:table-cell>
          <table:table-cell office:value-type="float" office:value="3252" table:style-name="ce1">
            <text:p>3252</text:p>
          </table:table-cell>
          <table:table-cell office:value-type="float" office:value="2993" table:style-name="ce1">
            <text:p>2993</text:p>
          </table:table-cell>
          <table:table-cell office:value-type="float" office:value="2853" table:style-name="ce1">
            <text:p>2853</text:p>
          </table:table-cell>
          <table:table-cell office:value-type="float" office:value="2587" table:style-name="ce1">
            <text:p>2587</text:p>
          </table:table-cell>
          <table:table-cell office:value-type="float" office:value="2436" table:style-name="ce1">
            <text:p>2436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91" table:style-name="ce1">
            <text:p>3991</text:p>
          </table:table-cell>
          <table:table-cell office:value-type="float" office:value="4893" table:style-name="ce1">
            <text:p>4893</text:p>
          </table:table-cell>
          <table:table-cell office:value-type="float" office:value="3816" table:style-name="ce1">
            <text:p>3816</text:p>
          </table:table-cell>
          <table:table-cell office:value-type="float" office:value="3261" table:style-name="ce1">
            <text:p>3261</text:p>
          </table:table-cell>
          <table:table-cell office:value-type="float" office:value="2998" table:style-name="ce1">
            <text:p>2998</text:p>
          </table:table-cell>
          <table:table-cell office:value-type="float" office:value="2853" table:style-name="ce1">
            <text:p>2853</text:p>
          </table:table-cell>
          <table:table-cell office:value-type="float" office:value="2611" table:style-name="ce1">
            <text:p>2611</text:p>
          </table:table-cell>
          <table:table-cell office:value-type="float" office:value="2437" table:style-name="ce1">
            <text:p>2437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92" table:style-name="ce1">
            <text:p>3992</text:p>
          </table:table-cell>
          <table:table-cell office:value-type="float" office:value="4896" table:style-name="ce1">
            <text:p>4896</text:p>
          </table:table-cell>
          <table:table-cell office:value-type="float" office:value="3822" table:style-name="ce1">
            <text:p>3822</text:p>
          </table:table-cell>
          <table:table-cell office:value-type="float" office:value="3280" table:style-name="ce1">
            <text:p>3280</text:p>
          </table:table-cell>
          <table:table-cell office:value-type="float" office:value="3009" table:style-name="ce1">
            <text:p>3009</text:p>
          </table:table-cell>
          <table:table-cell office:value-type="float" office:value="2857" table:style-name="ce1">
            <text:p>2857</text:p>
          </table:table-cell>
          <table:table-cell office:value-type="float" office:value="2615" table:style-name="ce1">
            <text:p>2615</text:p>
          </table:table-cell>
          <table:table-cell office:value-type="float" office:value="2440" table:style-name="ce1">
            <text:p>244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99" table:style-name="ce1">
            <text:p>3999</text:p>
          </table:table-cell>
          <table:table-cell office:value-type="float" office:value="4897" table:style-name="ce1">
            <text:p>4897</text:p>
          </table:table-cell>
          <table:table-cell office:value-type="float" office:value="3902" table:style-name="ce1">
            <text:p>3902</text:p>
          </table:table-cell>
          <table:table-cell office:value-type="float" office:value="3282" table:style-name="ce1">
            <text:p>3282</text:p>
          </table:table-cell>
          <table:table-cell office:value-type="float" office:value="3022" table:style-name="ce1">
            <text:p>3022</text:p>
          </table:table-cell>
          <table:table-cell office:value-type="float" office:value="2883" table:style-name="ce1">
            <text:p>2883</text:p>
          </table:table-cell>
          <table:table-cell office:value-type="float" office:value="2615" table:style-name="ce1">
            <text:p>2615</text:p>
          </table:table-cell>
          <table:table-cell office:value-type="float" office:value="2452" table:style-name="ce1">
            <text:p>2452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01" table:style-name="ce1">
            <text:p>4001</text:p>
          </table:table-cell>
          <table:table-cell office:value-type="float" office:value="4897" table:style-name="ce1">
            <text:p>4897</text:p>
          </table:table-cell>
          <table:table-cell office:value-type="float" office:value="3902" table:style-name="ce1">
            <text:p>3902</text:p>
          </table:table-cell>
          <table:table-cell office:value-type="float" office:value="3288" table:style-name="ce1">
            <text:p>3288</text:p>
          </table:table-cell>
          <table:table-cell office:value-type="float" office:value="3038" table:style-name="ce1">
            <text:p>3038</text:p>
          </table:table-cell>
          <table:table-cell office:value-type="float" office:value="2902" table:style-name="ce1">
            <text:p>2902</text:p>
          </table:table-cell>
          <table:table-cell office:value-type="float" office:value="2628" table:style-name="ce1">
            <text:p>2628</text:p>
          </table:table-cell>
          <table:table-cell office:value-type="float" office:value="2455" table:style-name="ce1">
            <text:p>245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04" table:style-name="ce1">
            <text:p>4004</text:p>
          </table:table-cell>
          <table:table-cell office:value-type="float" office:value="4904" table:style-name="ce1">
            <text:p>4904</text:p>
          </table:table-cell>
          <table:table-cell office:value-type="float" office:value="3905" table:style-name="ce1">
            <text:p>3905</text:p>
          </table:table-cell>
          <table:table-cell office:value-type="float" office:value="3289" table:style-name="ce1">
            <text:p>3289</text:p>
          </table:table-cell>
          <table:table-cell office:value-type="float" office:value="3055" table:style-name="ce1">
            <text:p>3055</text:p>
          </table:table-cell>
          <table:table-cell office:value-type="float" office:value="2908" table:style-name="ce1">
            <text:p>2908</text:p>
          </table:table-cell>
          <table:table-cell office:value-type="float" office:value="2633" table:style-name="ce1">
            <text:p>2633</text:p>
          </table:table-cell>
          <table:table-cell office:value-type="float" office:value="2460" table:style-name="ce1">
            <text:p>246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07" table:style-name="ce1">
            <text:p>4007</text:p>
          </table:table-cell>
          <table:table-cell office:value-type="float" office:value="4932" table:style-name="ce1">
            <text:p>4932</text:p>
          </table:table-cell>
          <table:table-cell office:value-type="float" office:value="3906" table:style-name="ce1">
            <text:p>3906</text:p>
          </table:table-cell>
          <table:table-cell office:value-type="float" office:value="3309" table:style-name="ce1">
            <text:p>3309</text:p>
          </table:table-cell>
          <table:table-cell office:value-type="float" office:value="3057" table:style-name="ce1">
            <text:p>3057</text:p>
          </table:table-cell>
          <table:table-cell office:value-type="float" office:value="2924" table:style-name="ce1">
            <text:p>2924</text:p>
          </table:table-cell>
          <table:table-cell office:value-type="float" office:value="2634" table:style-name="ce1">
            <text:p>2634</text:p>
          </table:table-cell>
          <table:table-cell office:value-type="float" office:value="2460" table:style-name="ce1">
            <text:p>246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10" table:style-name="ce1">
            <text:p>4010</text:p>
          </table:table-cell>
          <table:table-cell office:value-type="float" office:value="4933" table:style-name="ce1">
            <text:p>4933</text:p>
          </table:table-cell>
          <table:table-cell office:value-type="float" office:value="3906" table:style-name="ce1">
            <text:p>3906</text:p>
          </table:table-cell>
          <table:table-cell office:value-type="float" office:value="3312" table:style-name="ce1">
            <text:p>3312</text:p>
          </table:table-cell>
          <table:table-cell office:value-type="float" office:value="3058" table:style-name="ce1">
            <text:p>3058</text:p>
          </table:table-cell>
          <table:table-cell office:value-type="float" office:value="2930" table:style-name="ce1">
            <text:p>2930</text:p>
          </table:table-cell>
          <table:table-cell office:value-type="float" office:value="2637" table:style-name="ce1">
            <text:p>2637</text:p>
          </table:table-cell>
          <table:table-cell office:value-type="float" office:value="2471" table:style-name="ce1">
            <text:p>247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11" table:style-name="ce1">
            <text:p>4011</text:p>
          </table:table-cell>
          <table:table-cell office:value-type="float" office:value="4934" table:style-name="ce1">
            <text:p>4934</text:p>
          </table:table-cell>
          <table:table-cell office:value-type="float" office:value="3922" table:style-name="ce1">
            <text:p>3922</text:p>
          </table:table-cell>
          <table:table-cell office:value-type="float" office:value="3318" table:style-name="ce1">
            <text:p>3318</text:p>
          </table:table-cell>
          <table:table-cell office:value-type="float" office:value="3060" table:style-name="ce1">
            <text:p>3060</text:p>
          </table:table-cell>
          <table:table-cell office:value-type="float" office:value="2937" table:style-name="ce1">
            <text:p>2937</text:p>
          </table:table-cell>
          <table:table-cell office:value-type="float" office:value="2652" table:style-name="ce1">
            <text:p>2652</text:p>
          </table:table-cell>
          <table:table-cell office:value-type="float" office:value="2477" table:style-name="ce1">
            <text:p>2477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11" table:style-name="ce1">
            <text:p>4011</text:p>
          </table:table-cell>
          <table:table-cell office:value-type="float" office:value="4956" table:style-name="ce1">
            <text:p>4956</text:p>
          </table:table-cell>
          <table:table-cell office:value-type="float" office:value="3938" table:style-name="ce1">
            <text:p>3938</text:p>
          </table:table-cell>
          <table:table-cell office:value-type="float" office:value="3324" table:style-name="ce1">
            <text:p>3324</text:p>
          </table:table-cell>
          <table:table-cell office:value-type="float" office:value="3060" table:style-name="ce1">
            <text:p>3060</text:p>
          </table:table-cell>
          <table:table-cell office:value-type="float" office:value="2939" table:style-name="ce1">
            <text:p>2939</text:p>
          </table:table-cell>
          <table:table-cell office:value-type="float" office:value="2677" table:style-name="ce1">
            <text:p>2677</text:p>
          </table:table-cell>
          <table:table-cell office:value-type="float" office:value="2482" table:style-name="ce1">
            <text:p>248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12" table:style-name="ce1">
            <text:p>4012</text:p>
          </table:table-cell>
          <table:table-cell office:value-type="float" office:value="4957" table:style-name="ce1">
            <text:p>4957</text:p>
          </table:table-cell>
          <table:table-cell office:value-type="float" office:value="3975" table:style-name="ce1">
            <text:p>3975</text:p>
          </table:table-cell>
          <table:table-cell office:value-type="float" office:value="3324" table:style-name="ce1">
            <text:p>3324</text:p>
          </table:table-cell>
          <table:table-cell office:value-type="float" office:value="3070" table:style-name="ce1">
            <text:p>3070</text:p>
          </table:table-cell>
          <table:table-cell office:value-type="float" office:value="2946" table:style-name="ce1">
            <text:p>2946</text:p>
          </table:table-cell>
          <table:table-cell office:value-type="float" office:value="2679" table:style-name="ce1">
            <text:p>2679</text:p>
          </table:table-cell>
          <table:table-cell office:value-type="float" office:value="2483" table:style-name="ce1">
            <text:p>2483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5" table:style-name="ce1">
            <text:p>4015</text:p>
          </table:table-cell>
          <table:table-cell office:value-type="float" office:value="4959" table:style-name="ce1">
            <text:p>4959</text:p>
          </table:table-cell>
          <table:table-cell office:value-type="float" office:value="4020" table:style-name="ce1">
            <text:p>4020</text:p>
          </table:table-cell>
          <table:table-cell office:value-type="float" office:value="3326" table:style-name="ce1">
            <text:p>3326</text:p>
          </table:table-cell>
          <table:table-cell office:value-type="float" office:value="3074" table:style-name="ce1">
            <text:p>3074</text:p>
          </table:table-cell>
          <table:table-cell office:value-type="float" office:value="2954" table:style-name="ce1">
            <text:p>2954</text:p>
          </table:table-cell>
          <table:table-cell office:value-type="float" office:value="2686" table:style-name="ce1">
            <text:p>2686</text:p>
          </table:table-cell>
          <table:table-cell office:value-type="float" office:value="2493" table:style-name="ce1">
            <text:p>249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021" table:style-name="ce1">
            <text:p>4021</text:p>
          </table:table-cell>
          <table:table-cell office:value-type="float" office:value="4964" table:style-name="ce1">
            <text:p>4964</text:p>
          </table:table-cell>
          <table:table-cell office:value-type="float" office:value="4035" table:style-name="ce1">
            <text:p>4035</text:p>
          </table:table-cell>
          <table:table-cell office:value-type="float" office:value="3334" table:style-name="ce1">
            <text:p>3334</text:p>
          </table:table-cell>
          <table:table-cell office:value-type="float" office:value="3076" table:style-name="ce1">
            <text:p>3076</text:p>
          </table:table-cell>
          <table:table-cell office:value-type="float" office:value="2957" table:style-name="ce1">
            <text:p>2957</text:p>
          </table:table-cell>
          <table:table-cell office:value-type="float" office:value="2690" table:style-name="ce1">
            <text:p>2690</text:p>
          </table:table-cell>
          <table:table-cell office:value-type="float" office:value="2493" table:style-name="ce1">
            <text:p>2493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23" table:style-name="ce1">
            <text:p>4023</text:p>
          </table:table-cell>
          <table:table-cell office:value-type="float" office:value="4973" table:style-name="ce1">
            <text:p>4973</text:p>
          </table:table-cell>
          <table:table-cell office:value-type="float" office:value="4035" table:style-name="ce1">
            <text:p>4035</text:p>
          </table:table-cell>
          <table:table-cell office:value-type="float" office:value="3336" table:style-name="ce1">
            <text:p>3336</text:p>
          </table:table-cell>
          <table:table-cell office:value-type="float" office:value="3077" table:style-name="ce1">
            <text:p>3077</text:p>
          </table:table-cell>
          <table:table-cell office:value-type="float" office:value="2959" table:style-name="ce1">
            <text:p>2959</text:p>
          </table:table-cell>
          <table:table-cell office:value-type="float" office:value="2691" table:style-name="ce1">
            <text:p>2691</text:p>
          </table:table-cell>
          <table:table-cell office:value-type="float" office:value="2494" table:style-name="ce1">
            <text:p>249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27" table:style-name="ce1">
            <text:p>4027</text:p>
          </table:table-cell>
          <table:table-cell office:value-type="float" office:value="4973" table:style-name="ce1">
            <text:p>4973</text:p>
          </table:table-cell>
          <table:table-cell office:value-type="float" office:value="4064" table:style-name="ce1">
            <text:p>4064</text:p>
          </table:table-cell>
          <table:table-cell office:value-type="float" office:value="3345" table:style-name="ce1">
            <text:p>3345</text:p>
          </table:table-cell>
          <table:table-cell office:value-type="float" office:value="3082" table:style-name="ce1">
            <text:p>3082</text:p>
          </table:table-cell>
          <table:table-cell office:value-type="float" office:value="2961" table:style-name="ce1">
            <text:p>2961</text:p>
          </table:table-cell>
          <table:table-cell office:value-type="float" office:value="2697" table:style-name="ce1">
            <text:p>2697</text:p>
          </table:table-cell>
          <table:table-cell office:value-type="float" office:value="2507" table:style-name="ce1">
            <text:p>2507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39" table:style-name="ce1">
            <text:p>4039</text:p>
          </table:table-cell>
          <table:table-cell office:value-type="float" office:value="4997" table:style-name="ce1">
            <text:p>4997</text:p>
          </table:table-cell>
          <table:table-cell office:value-type="float" office:value="4070" table:style-name="ce1">
            <text:p>4070</text:p>
          </table:table-cell>
          <table:table-cell office:value-type="float" office:value="3356" table:style-name="ce1">
            <text:p>3356</text:p>
          </table:table-cell>
          <table:table-cell office:value-type="float" office:value="3083" table:style-name="ce1">
            <text:p>3083</text:p>
          </table:table-cell>
          <table:table-cell office:value-type="float" office:value="2964" table:style-name="ce1">
            <text:p>2964</text:p>
          </table:table-cell>
          <table:table-cell office:value-type="float" office:value="2701" table:style-name="ce1">
            <text:p>2701</text:p>
          </table:table-cell>
          <table:table-cell office:value-type="float" office:value="2544" table:style-name="ce1">
            <text:p>254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53" table:style-name="ce1">
            <text:p>4053</text:p>
          </table:table-cell>
          <table:table-cell office:value-type="float" office:value="5017" table:style-name="ce1">
            <text:p>5017</text:p>
          </table:table-cell>
          <table:table-cell office:value-type="float" office:value="4106" table:style-name="ce1">
            <text:p>4106</text:p>
          </table:table-cell>
          <table:table-cell office:value-type="float" office:value="3357" table:style-name="ce1">
            <text:p>3357</text:p>
          </table:table-cell>
          <table:table-cell office:value-type="float" office:value="3084" table:style-name="ce1">
            <text:p>3084</text:p>
          </table:table-cell>
          <table:table-cell office:value-type="float" office:value="2977" table:style-name="ce1">
            <text:p>2977</text:p>
          </table:table-cell>
          <table:table-cell office:value-type="float" office:value="2704" table:style-name="ce1">
            <text:p>2704</text:p>
          </table:table-cell>
          <table:table-cell office:value-type="float" office:value="2574" table:style-name="ce1">
            <text:p>257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69" table:style-name="ce1">
            <text:p>4069</text:p>
          </table:table-cell>
          <table:table-cell office:value-type="float" office:value="5017" table:style-name="ce1">
            <text:p>5017</text:p>
          </table:table-cell>
          <table:table-cell office:value-type="float" office:value="4121" table:style-name="ce1">
            <text:p>4121</text:p>
          </table:table-cell>
          <table:table-cell office:value-type="float" office:value="3367" table:style-name="ce1">
            <text:p>3367</text:p>
          </table:table-cell>
          <table:table-cell office:value-type="float" office:value="3085" table:style-name="ce1">
            <text:p>3085</text:p>
          </table:table-cell>
          <table:table-cell office:value-type="float" office:value="2980" table:style-name="ce1">
            <text:p>2980</text:p>
          </table:table-cell>
          <table:table-cell office:value-type="float" office:value="2753" table:style-name="ce1">
            <text:p>2753</text:p>
          </table:table-cell>
          <table:table-cell office:value-type="float" office:value="2608" table:style-name="ce1">
            <text:p>2608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71" table:style-name="ce1">
            <text:p>4071</text:p>
          </table:table-cell>
          <table:table-cell office:value-type="float" office:value="5025" table:style-name="ce1">
            <text:p>5025</text:p>
          </table:table-cell>
          <table:table-cell office:value-type="float" office:value="4130" table:style-name="ce1">
            <text:p>4130</text:p>
          </table:table-cell>
          <table:table-cell office:value-type="float" office:value="3369" table:style-name="ce1">
            <text:p>3369</text:p>
          </table:table-cell>
          <table:table-cell office:value-type="float" office:value="3087" table:style-name="ce1">
            <text:p>3087</text:p>
          </table:table-cell>
          <table:table-cell office:value-type="float" office:value="2986" table:style-name="ce1">
            <text:p>2986</text:p>
          </table:table-cell>
          <table:table-cell office:value-type="float" office:value="2760" table:style-name="ce1">
            <text:p>2760</text:p>
          </table:table-cell>
          <table:table-cell office:value-type="float" office:value="2627" table:style-name="ce1">
            <text:p>2627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84" table:style-name="ce1">
            <text:p>4084</text:p>
          </table:table-cell>
          <table:table-cell office:value-type="float" office:value="5029" table:style-name="ce1">
            <text:p>5029</text:p>
          </table:table-cell>
          <table:table-cell office:value-type="float" office:value="4144" table:style-name="ce1">
            <text:p>4144</text:p>
          </table:table-cell>
          <table:table-cell office:value-type="float" office:value="3382" table:style-name="ce1">
            <text:p>3382</text:p>
          </table:table-cell>
          <table:table-cell office:value-type="float" office:value="3091" table:style-name="ce1">
            <text:p>3091</text:p>
          </table:table-cell>
          <table:table-cell office:value-type="float" office:value="2992" table:style-name="ce1">
            <text:p>2992</text:p>
          </table:table-cell>
          <table:table-cell office:value-type="float" office:value="2788" table:style-name="ce1">
            <text:p>2788</text:p>
          </table:table-cell>
          <table:table-cell office:value-type="float" office:value="2667" table:style-name="ce1">
            <text:p>2667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88" table:style-name="ce1">
            <text:p>4088</text:p>
          </table:table-cell>
          <table:table-cell office:value-type="float" office:value="5031" table:style-name="ce1">
            <text:p>5031</text:p>
          </table:table-cell>
          <table:table-cell office:value-type="float" office:value="4150" table:style-name="ce1">
            <text:p>4150</text:p>
          </table:table-cell>
          <table:table-cell office:value-type="float" office:value="3385" table:style-name="ce1">
            <text:p>3385</text:p>
          </table:table-cell>
          <table:table-cell office:value-type="float" office:value="3094" table:style-name="ce1">
            <text:p>3094</text:p>
          </table:table-cell>
          <table:table-cell office:value-type="float" office:value="2992" table:style-name="ce1">
            <text:p>2992</text:p>
          </table:table-cell>
          <table:table-cell office:value-type="float" office:value="2792" table:style-name="ce1">
            <text:p>2792</text:p>
          </table:table-cell>
          <table:table-cell office:value-type="float" office:value="2676" table:style-name="ce1">
            <text:p>2676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111" table:style-name="ce1">
            <text:p>4111</text:p>
          </table:table-cell>
          <table:table-cell office:value-type="float" office:value="5032" table:style-name="ce1">
            <text:p>5032</text:p>
          </table:table-cell>
          <table:table-cell office:value-type="float" office:value="4154" table:style-name="ce1">
            <text:p>4154</text:p>
          </table:table-cell>
          <table:table-cell office:value-type="float" office:value="3396" table:style-name="ce1">
            <text:p>3396</text:p>
          </table:table-cell>
          <table:table-cell office:value-type="float" office:value="3104" table:style-name="ce1">
            <text:p>3104</text:p>
          </table:table-cell>
          <table:table-cell office:value-type="float" office:value="3002" table:style-name="ce1">
            <text:p>3002</text:p>
          </table:table-cell>
          <table:table-cell office:value-type="float" office:value="2796" table:style-name="ce1">
            <text:p>2796</text:p>
          </table:table-cell>
          <table:table-cell office:value-type="float" office:value="2685" table:style-name="ce1">
            <text:p>268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15" table:style-name="ce1">
            <text:p>4215</text:p>
          </table:table-cell>
          <table:table-cell office:value-type="float" office:value="5035" table:style-name="ce1">
            <text:p>5035</text:p>
          </table:table-cell>
          <table:table-cell office:value-type="float" office:value="4160" table:style-name="ce1">
            <text:p>4160</text:p>
          </table:table-cell>
          <table:table-cell office:value-type="float" office:value="3398" table:style-name="ce1">
            <text:p>3398</text:p>
          </table:table-cell>
          <table:table-cell office:value-type="float" office:value="3107" table:style-name="ce1">
            <text:p>3107</text:p>
          </table:table-cell>
          <table:table-cell office:value-type="float" office:value="3011" table:style-name="ce1">
            <text:p>3011</text:p>
          </table:table-cell>
          <table:table-cell office:value-type="float" office:value="2809" table:style-name="ce1">
            <text:p>2809</text:p>
          </table:table-cell>
          <table:table-cell office:value-type="float" office:value="2699" table:style-name="ce1">
            <text:p>2699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54" table:style-name="ce1">
            <text:p>4254</text:p>
          </table:table-cell>
          <table:table-cell office:value-type="float" office:value="5046" table:style-name="ce1">
            <text:p>5046</text:p>
          </table:table-cell>
          <table:table-cell office:value-type="float" office:value="4166" table:style-name="ce1">
            <text:p>4166</text:p>
          </table:table-cell>
          <table:table-cell office:value-type="float" office:value="3407" table:style-name="ce1">
            <text:p>3407</text:p>
          </table:table-cell>
          <table:table-cell office:value-type="float" office:value="3122" table:style-name="ce1">
            <text:p>3122</text:p>
          </table:table-cell>
          <table:table-cell office:value-type="float" office:value="3013" table:style-name="ce1">
            <text:p>3013</text:p>
          </table:table-cell>
          <table:table-cell office:value-type="float" office:value="2822" table:style-name="ce1">
            <text:p>2822</text:p>
          </table:table-cell>
          <table:table-cell office:value-type="float" office:value="2701" table:style-name="ce1">
            <text:p>2701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64" table:style-name="ce1">
            <text:p>4264</text:p>
          </table:table-cell>
          <table:table-cell office:value-type="float" office:value="5046" table:style-name="ce1">
            <text:p>5046</text:p>
          </table:table-cell>
          <table:table-cell office:value-type="float" office:value="4168" table:style-name="ce1">
            <text:p>4168</text:p>
          </table:table-cell>
          <table:table-cell office:value-type="float" office:value="3410" table:style-name="ce1">
            <text:p>3410</text:p>
          </table:table-cell>
          <table:table-cell office:value-type="float" office:value="3128" table:style-name="ce1">
            <text:p>3128</text:p>
          </table:table-cell>
          <table:table-cell office:value-type="float" office:value="3021" table:style-name="ce1">
            <text:p>3021</text:p>
          </table:table-cell>
          <table:table-cell office:value-type="float" office:value="2826" table:style-name="ce1">
            <text:p>2826</text:p>
          </table:table-cell>
          <table:table-cell office:value-type="float" office:value="2722" table:style-name="ce1">
            <text:p>2722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266" table:style-name="ce1">
            <text:p>4266</text:p>
          </table:table-cell>
          <table:table-cell office:value-type="float" office:value="5049" table:style-name="ce1">
            <text:p>5049</text:p>
          </table:table-cell>
          <table:table-cell office:value-type="float" office:value="4174" table:style-name="ce1">
            <text:p>4174</text:p>
          </table:table-cell>
          <table:table-cell office:value-type="float" office:value="3412" table:style-name="ce1">
            <text:p>3412</text:p>
          </table:table-cell>
          <table:table-cell office:value-type="float" office:value="3132" table:style-name="ce1">
            <text:p>3132</text:p>
          </table:table-cell>
          <table:table-cell office:value-type="float" office:value="3025" table:style-name="ce1">
            <text:p>3025</text:p>
          </table:table-cell>
          <table:table-cell office:value-type="float" office:value="2831" table:style-name="ce1">
            <text:p>2831</text:p>
          </table:table-cell>
          <table:table-cell office:value-type="float" office:value="2727" table:style-name="ce1">
            <text:p>2727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279" table:style-name="ce1">
            <text:p>4279</text:p>
          </table:table-cell>
          <table:table-cell office:value-type="float" office:value="5050" table:style-name="ce1">
            <text:p>5050</text:p>
          </table:table-cell>
          <table:table-cell office:value-type="float" office:value="4174" table:style-name="ce1">
            <text:p>4174</text:p>
          </table:table-cell>
          <table:table-cell office:value-type="float" office:value="3420" table:style-name="ce1">
            <text:p>3420</text:p>
          </table:table-cell>
          <table:table-cell office:value-type="float" office:value="3135" table:style-name="ce1">
            <text:p>3135</text:p>
          </table:table-cell>
          <table:table-cell office:value-type="float" office:value="3060" table:style-name="ce1">
            <text:p>3060</text:p>
          </table:table-cell>
          <table:table-cell office:value-type="float" office:value="2835" table:style-name="ce1">
            <text:p>2835</text:p>
          </table:table-cell>
          <table:table-cell office:value-type="float" office:value="2729" table:style-name="ce1">
            <text:p>2729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98" table:style-name="ce1">
            <text:p>4298</text:p>
          </table:table-cell>
          <table:table-cell office:value-type="float" office:value="5059" table:style-name="ce1">
            <text:p>5059</text:p>
          </table:table-cell>
          <table:table-cell office:value-type="float" office:value="4181" table:style-name="ce1">
            <text:p>4181</text:p>
          </table:table-cell>
          <table:table-cell office:value-type="float" office:value="3427" table:style-name="ce1">
            <text:p>3427</text:p>
          </table:table-cell>
          <table:table-cell office:value-type="float" office:value="3138" table:style-name="ce1">
            <text:p>3138</text:p>
          </table:table-cell>
          <table:table-cell office:value-type="float" office:value="3066" table:style-name="ce1">
            <text:p>3066</text:p>
          </table:table-cell>
          <table:table-cell office:value-type="float" office:value="2851" table:style-name="ce1">
            <text:p>2851</text:p>
          </table:table-cell>
          <table:table-cell office:value-type="float" office:value="2734" table:style-name="ce1">
            <text:p>2734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72" table:style-name="ce1">
            <text:p>4672</text:p>
          </table:table-cell>
          <table:table-cell office:value-type="float" office:value="5065" table:style-name="ce1">
            <text:p>5065</text:p>
          </table:table-cell>
          <table:table-cell office:value-type="float" office:value="4209" table:style-name="ce1">
            <text:p>4209</text:p>
          </table:table-cell>
          <table:table-cell office:value-type="float" office:value="3436" table:style-name="ce1">
            <text:p>3436</text:p>
          </table:table-cell>
          <table:table-cell office:value-type="float" office:value="3143" table:style-name="ce1">
            <text:p>3143</text:p>
          </table:table-cell>
          <table:table-cell office:value-type="float" office:value="3076" table:style-name="ce1">
            <text:p>3076</text:p>
          </table:table-cell>
          <table:table-cell office:value-type="float" office:value="2853" table:style-name="ce1">
            <text:p>2853</text:p>
          </table:table-cell>
          <table:table-cell office:value-type="float" office:value="2738" table:style-name="ce1">
            <text:p>2738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245" table:style-name="ce1">
            <text:p>7245</text:p>
          </table:table-cell>
          <table:table-cell office:value-type="float" office:value="5071" table:style-name="ce1">
            <text:p>5071</text:p>
          </table:table-cell>
          <table:table-cell office:value-type="float" office:value="4209" table:style-name="ce1">
            <text:p>4209</text:p>
          </table:table-cell>
          <table:table-cell office:value-type="float" office:value="3437" table:style-name="ce1">
            <text:p>3437</text:p>
          </table:table-cell>
          <table:table-cell office:value-type="float" office:value="3148" table:style-name="ce1">
            <text:p>3148</text:p>
          </table:table-cell>
          <table:table-cell office:value-type="float" office:value="3088" table:style-name="ce1">
            <text:p>3088</text:p>
          </table:table-cell>
          <table:table-cell office:value-type="float" office:value="2860" table:style-name="ce1">
            <text:p>2860</text:p>
          </table:table-cell>
          <table:table-cell office:value-type="float" office:value="2739" table:style-name="ce1">
            <text:p>2739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286" table:style-name="ce1">
            <text:p>8286</text:p>
          </table:table-cell>
          <table:table-cell office:value-type="float" office:value="5073" table:style-name="ce1">
            <text:p>5073</text:p>
          </table:table-cell>
          <table:table-cell office:value-type="float" office:value="4217" table:style-name="ce1">
            <text:p>4217</text:p>
          </table:table-cell>
          <table:table-cell office:value-type="float" office:value="3443" table:style-name="ce1">
            <text:p>3443</text:p>
          </table:table-cell>
          <table:table-cell office:value-type="float" office:value="3151" table:style-name="ce1">
            <text:p>3151</text:p>
          </table:table-cell>
          <table:table-cell office:value-type="float" office:value="3090" table:style-name="ce1">
            <text:p>3090</text:p>
          </table:table-cell>
          <table:table-cell office:value-type="float" office:value="2880" table:style-name="ce1">
            <text:p>2880</text:p>
          </table:table-cell>
          <table:table-cell office:value-type="float" office:value="2748" table:style-name="ce1">
            <text:p>2748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315" table:style-name="ce1">
            <text:p>8315</text:p>
          </table:table-cell>
          <table:table-cell office:value-type="float" office:value="5075" table:style-name="ce1">
            <text:p>5075</text:p>
          </table:table-cell>
          <table:table-cell office:value-type="float" office:value="4225" table:style-name="ce1">
            <text:p>4225</text:p>
          </table:table-cell>
          <table:table-cell office:value-type="float" office:value="3446" table:style-name="ce1">
            <text:p>3446</text:p>
          </table:table-cell>
          <table:table-cell office:value-type="float" office:value="3164" table:style-name="ce1">
            <text:p>3164</text:p>
          </table:table-cell>
          <table:table-cell office:value-type="float" office:value="3094" table:style-name="ce1">
            <text:p>3094</text:p>
          </table:table-cell>
          <table:table-cell office:value-type="float" office:value="2892" table:style-name="ce1">
            <text:p>2892</text:p>
          </table:table-cell>
          <table:table-cell office:value-type="float" office:value="2770" table:style-name="ce1">
            <text:p>2770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361" table:style-name="ce1">
            <text:p>8361</text:p>
          </table:table-cell>
          <table:table-cell office:value-type="float" office:value="5099" table:style-name="ce1">
            <text:p>5099</text:p>
          </table:table-cell>
          <table:table-cell office:value-type="float" office:value="4237" table:style-name="ce1">
            <text:p>4237</text:p>
          </table:table-cell>
          <table:table-cell office:value-type="float" office:value="3459" table:style-name="ce1">
            <text:p>3459</text:p>
          </table:table-cell>
          <table:table-cell office:value-type="float" office:value="3164" table:style-name="ce1">
            <text:p>3164</text:p>
          </table:table-cell>
          <table:table-cell office:value-type="float" office:value="3095" table:style-name="ce1">
            <text:p>3095</text:p>
          </table:table-cell>
          <table:table-cell office:value-type="float" office:value="2905" table:style-name="ce1">
            <text:p>2905</text:p>
          </table:table-cell>
          <table:table-cell office:value-type="float" office:value="2785" table:style-name="ce1">
            <text:p>278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362" table:style-name="ce1">
            <text:p>8362</text:p>
          </table:table-cell>
          <table:table-cell office:value-type="float" office:value="5099" table:style-name="ce1">
            <text:p>5099</text:p>
          </table:table-cell>
          <table:table-cell office:value-type="float" office:value="4257" table:style-name="ce1">
            <text:p>4257</text:p>
          </table:table-cell>
          <table:table-cell office:value-type="float" office:value="3474" table:style-name="ce1">
            <text:p>3474</text:p>
          </table:table-cell>
          <table:table-cell office:value-type="float" office:value="3174" table:style-name="ce1">
            <text:p>3174</text:p>
          </table:table-cell>
          <table:table-cell office:value-type="float" office:value="3107" table:style-name="ce1">
            <text:p>3107</text:p>
          </table:table-cell>
          <table:table-cell office:value-type="float" office:value="2915" table:style-name="ce1">
            <text:p>2915</text:p>
          </table:table-cell>
          <table:table-cell office:value-type="float" office:value="2792" table:style-name="ce1">
            <text:p>2792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378" table:style-name="ce1">
            <text:p>8378</text:p>
          </table:table-cell>
          <table:table-cell office:value-type="float" office:value="5100" table:style-name="ce1">
            <text:p>5100</text:p>
          </table:table-cell>
          <table:table-cell office:value-type="float" office:value="4258" table:style-name="ce1">
            <text:p>4258</text:p>
          </table:table-cell>
          <table:table-cell office:value-type="float" office:value="3477" table:style-name="ce1">
            <text:p>3477</text:p>
          </table:table-cell>
          <table:table-cell office:value-type="float" office:value="3201" table:style-name="ce1">
            <text:p>3201</text:p>
          </table:table-cell>
          <table:table-cell office:value-type="float" office:value="3107" table:style-name="ce1">
            <text:p>3107</text:p>
          </table:table-cell>
          <table:table-cell office:value-type="float" office:value="2917" table:style-name="ce1">
            <text:p>2917</text:p>
          </table:table-cell>
          <table:table-cell office:value-type="float" office:value="2801" table:style-name="ce1">
            <text:p>2801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384" table:style-name="ce1">
            <text:p>8384</text:p>
          </table:table-cell>
          <table:table-cell office:value-type="float" office:value="5110" table:style-name="ce1">
            <text:p>5110</text:p>
          </table:table-cell>
          <table:table-cell office:value-type="float" office:value="4259" table:style-name="ce1">
            <text:p>4259</text:p>
          </table:table-cell>
          <table:table-cell office:value-type="float" office:value="3478" table:style-name="ce1">
            <text:p>3478</text:p>
          </table:table-cell>
          <table:table-cell office:value-type="float" office:value="3258" table:style-name="ce1">
            <text:p>3258</text:p>
          </table:table-cell>
          <table:table-cell office:value-type="float" office:value="3127" table:style-name="ce1">
            <text:p>3127</text:p>
          </table:table-cell>
          <table:table-cell office:value-type="float" office:value="2923" table:style-name="ce1">
            <text:p>2923</text:p>
          </table:table-cell>
          <table:table-cell office:value-type="float" office:value="2807" table:style-name="ce1">
            <text:p>2807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430" table:style-name="ce1">
            <text:p>8430</text:p>
          </table:table-cell>
          <table:table-cell office:value-type="float" office:value="5119" table:style-name="ce1">
            <text:p>5119</text:p>
          </table:table-cell>
          <table:table-cell office:value-type="float" office:value="4274" table:style-name="ce1">
            <text:p>4274</text:p>
          </table:table-cell>
          <table:table-cell office:value-type="float" office:value="3479" table:style-name="ce1">
            <text:p>3479</text:p>
          </table:table-cell>
          <table:table-cell office:value-type="float" office:value="3296" table:style-name="ce1">
            <text:p>3296</text:p>
          </table:table-cell>
          <table:table-cell office:value-type="float" office:value="3141" table:style-name="ce1">
            <text:p>3141</text:p>
          </table:table-cell>
          <table:table-cell office:value-type="float" office:value="2943" table:style-name="ce1">
            <text:p>2943</text:p>
          </table:table-cell>
          <table:table-cell office:value-type="float" office:value="2819" table:style-name="ce1">
            <text:p>2819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447" table:style-name="ce1">
            <text:p>8447</text:p>
          </table:table-cell>
          <table:table-cell office:value-type="float" office:value="5169" table:style-name="ce1">
            <text:p>5169</text:p>
          </table:table-cell>
          <table:table-cell office:value-type="float" office:value="4290" table:style-name="ce1">
            <text:p>4290</text:p>
          </table:table-cell>
          <table:table-cell office:value-type="float" office:value="3565" table:style-name="ce1">
            <text:p>3565</text:p>
          </table:table-cell>
          <table:table-cell office:value-type="float" office:value="3352" table:style-name="ce1">
            <text:p>3352</text:p>
          </table:table-cell>
          <table:table-cell office:value-type="float" office:value="3385" table:style-name="ce1">
            <text:p>3385</text:p>
          </table:table-cell>
          <table:table-cell office:value-type="float" office:value="2964" table:style-name="ce1">
            <text:p>2964</text:p>
          </table:table-cell>
          <table:table-cell office:value-type="float" office:value="2822" table:style-name="ce1">
            <text:p>2822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627" table:style-name="ce1">
            <text:p>8627</text:p>
          </table:table-cell>
          <table:table-cell office:value-type="float" office:value="5193" table:style-name="ce1">
            <text:p>5193</text:p>
          </table:table-cell>
          <table:table-cell office:value-type="float" office:value="5008" table:style-name="ce1">
            <text:p>5008</text:p>
          </table:table-cell>
          <table:table-cell office:value-type="float" office:value="4188" table:style-name="ce1">
            <text:p>4188</text:p>
          </table:table-cell>
          <table:table-cell office:value-type="float" office:value="3627" table:style-name="ce1">
            <text:p>3627</text:p>
          </table:table-cell>
          <table:table-cell office:value-type="float" office:value="3446" table:style-name="ce1">
            <text:p>3446</text:p>
          </table:table-cell>
          <table:table-cell office:value-type="float" office:value="3005" table:style-name="ce1">
            <text:p>3005</text:p>
          </table:table-cell>
          <table:table-cell office:value-type="float" office:value="2837" table:style-name="ce1">
            <text:p>2837</text:p>
          </table:table-cell>
          <table:table-cell table:number-columns-repeated="16375"/>
        </table:table-row>
        <table:table-row table:number-rows-repeated="10484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Phalcon</meta:initial-creator>
    <dc:creator>Phalcon</dc:creator>
    <meta:creation-date>2018-03-11T19:27:00Z</meta:creation-date>
    <dc:date>2018-03-11T20:36:0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17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61.5pt" svg:width="601.1250393700787pt" chart:style-name="Crt0">
        <chart:title svg:x="157.8525196850393pt" svg:y="0.0pt" chart:style-name="CT00">
          <text:p text:style-name="a0" text:class-names="" text:cond-style-name="">Amount of infected individuals after simulation<text:line-break/>50 Runs per #threads, sorted, for influenza_a config</text:p>
        </chart:title>
        <chart:legend chart:legend-position="bottom" chart:legend-align="center" chart:style-name="Lgnd"/>
        <chart:plot-area svg:x="4.0pt" svg:y="34.59748031496063pt" svg:width="586.1250393700787pt" svg:height="302.0274015748031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num_cases_threads.$B$3" chart:values-cell-range-address="num_cases_threads.$B$4:.$B$53" chart:class="chart:scatter" chart:attached-axis="primary-y" chart:style-name="G0S0">
            <chart:domain table:cell-range-address="num_cases_threads.$A$4:.$A$53"/>
            <chart:data-point chart:repeated="50"/>
          </chart:series>
          <chart:series chart:label-cell-address="num_cases_threads.$C$3" chart:values-cell-range-address="num_cases_threads.$C$4:.$C$53" chart:class="chart:scatter" chart:attached-axis="primary-y" chart:style-name="G0S1">
            <chart:domain table:cell-range-address="num_cases_threads.$A$4:.$A$53"/>
            <chart:data-point chart:repeated="50"/>
          </chart:series>
          <chart:series chart:label-cell-address="num_cases_threads.$D$3" chart:values-cell-range-address="num_cases_threads.$D$4:.$D$53" chart:class="chart:scatter" chart:attached-axis="primary-y" chart:style-name="G0S2">
            <chart:domain table:cell-range-address="num_cases_threads.$A$4:.$A$53"/>
            <chart:data-point chart:repeated="50"/>
          </chart:series>
          <chart:series chart:label-cell-address="num_cases_threads.$E$3" chart:values-cell-range-address="num_cases_threads.$E$4:.$E$53" chart:class="chart:scatter" chart:attached-axis="primary-y" chart:style-name="G0S3">
            <chart:domain table:cell-range-address="num_cases_threads.$A$4:.$A$53"/>
            <chart:data-point chart:repeated="50"/>
          </chart:series>
          <chart:series chart:label-cell-address="num_cases_threads.$F$3" chart:values-cell-range-address="num_cases_threads.$F$4:.$F$53" chart:class="chart:scatter" chart:attached-axis="primary-y" chart:style-name="G0S4">
            <chart:domain table:cell-range-address="num_cases_threads.$A$4:.$A$53"/>
            <chart:data-point chart:repeated="50"/>
          </chart:series>
          <chart:series chart:label-cell-address="num_cases_threads.$G$3" chart:values-cell-range-address="num_cases_threads.$G$4:.$G$53" chart:class="chart:scatter" chart:attached-axis="primary-y" chart:style-name="G0S5">
            <chart:domain table:cell-range-address="num_cases_threads.$A$4:.$A$53"/>
            <chart:data-point chart:repeated="50"/>
          </chart:series>
          <chart:series chart:label-cell-address="num_cases_threads.$H$3" chart:values-cell-range-address="num_cases_threads.$H$4:.$H$53" chart:class="chart:scatter" chart:attached-axis="primary-y" chart:style-name="G0S6">
            <chart:domain table:cell-range-address="num_cases_threads.$A$4:.$A$53"/>
            <chart:data-point chart:repeated="50"/>
          </chart:series>
          <chart:series chart:label-cell-address="num_cases_threads.$I$3" chart:values-cell-range-address="num_cases_threads.$I$4:.$I$53" chart:class="chart:scatter" chart:attached-axis="primary-y" chart:style-name="G0S7">
            <chart:domain table:cell-range-address="num_cases_threads.$A$4:.$A$53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592000" chart:minimum="586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06.5000787401575pt" svg:width="674.25pt" chart:style-name="Crt0">
        <chart:title chart:style-name="CT00">
          <text:p text:style-name="a0" text:class-names="" text:cond-style-name="">Amount of infected individuals after simulation<text:line-break/>50 Runs per #threads, sorted, for measles_16 config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num_cases_threads.$B$59" chart:values-cell-range-address="num_cases_threads.$B$60:.$B$109" chart:class="chart:scatter" chart:attached-axis="primary-y" chart:style-name="G0S0">
            <chart:domain table:cell-range-address="num_cases_threads.$A$60:.$A$109"/>
            <chart:data-point chart:repeated="50"/>
          </chart:series>
          <chart:series chart:label-cell-address="num_cases_threads.$C$59" chart:values-cell-range-address="num_cases_threads.$C$60:.$C$109" chart:class="chart:scatter" chart:attached-axis="primary-y" chart:style-name="G0S1">
            <chart:domain table:cell-range-address="num_cases_threads.$A$60:.$A$109"/>
            <chart:data-point chart:repeated="50"/>
          </chart:series>
          <chart:series chart:label-cell-address="num_cases_threads.$D$59" chart:values-cell-range-address="num_cases_threads.$D$60:.$D$109" chart:class="chart:scatter" chart:attached-axis="primary-y" chart:style-name="G0S2">
            <chart:domain table:cell-range-address="num_cases_threads.$A$60:.$A$109"/>
            <chart:data-point chart:repeated="50"/>
          </chart:series>
          <chart:series chart:label-cell-address="num_cases_threads.$E$59" chart:values-cell-range-address="num_cases_threads.$E$60:.$E$109" chart:class="chart:scatter" chart:attached-axis="primary-y" chart:style-name="G0S3">
            <chart:domain table:cell-range-address="num_cases_threads.$A$60:.$A$109"/>
            <chart:data-point chart:repeated="50"/>
          </chart:series>
          <chart:series chart:label-cell-address="num_cases_threads.$F$59" chart:values-cell-range-address="num_cases_threads.$F$60:.$F$109" chart:class="chart:scatter" chart:attached-axis="primary-y" chart:style-name="G0S4">
            <chart:domain table:cell-range-address="num_cases_threads.$A$60:.$A$109"/>
            <chart:data-point chart:repeated="50"/>
          </chart:series>
          <chart:series chart:label-cell-address="num_cases_threads.$G$59" chart:values-cell-range-address="num_cases_threads.$G$60:.$G$109" chart:class="chart:scatter" chart:attached-axis="primary-y" chart:style-name="G0S5">
            <chart:domain table:cell-range-address="num_cases_threads.$A$60:.$A$109"/>
            <chart:data-point chart:repeated="50"/>
          </chart:series>
          <chart:series chart:label-cell-address="num_cases_threads.$H$59" chart:values-cell-range-address="num_cases_threads.$H$60:.$H$109" chart:class="chart:scatter" chart:attached-axis="primary-y" chart:style-name="G0S6">
            <chart:domain table:cell-range-address="num_cases_threads.$A$60:.$A$109"/>
            <chart:data-point chart:repeated="50"/>
          </chart:series>
          <chart:series chart:label-cell-address="num_cases_threads.$I$59" chart:values-cell-range-address="num_cases_threads.$I$60:.$I$109" chart:class="chart:scatter" chart:attached-axis="primary-y" chart:style-name="G0S7">
            <chart:domain table:cell-range-address="num_cases_threads.$A$60:.$A$109"/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min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61.5pt" svg:width="601.1250393700787pt" chart:style-name="Crt0">
        <chart:title svg:x="157.8525196850393pt" svg:y="0.0pt" chart:style-name="CT00">
          <text:p text:style-name="a0" text:class-names="" text:cond-style-name="">Simulation runtime<text:line-break/>50 Runs per #threads, sorted, for influenza_a config</text:p>
        </chart:title>
        <chart:legend chart:legend-position="bottom" chart:legend-align="center" chart:style-name="Lgnd"/>
        <chart:plot-area svg:x="4.0pt" svg:y="34.59748031496063pt" svg:width="586.1250393700787pt" svg:height="302.0274015748031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run_time_threads.$B$3" chart:values-cell-range-address="run_time_threads.$B$4:.$B$53" chart:class="chart:scatter" chart:attached-axis="primary-y" chart:style-name="G0S0">
            <chart:domain table:cell-range-address="run_time_threads.$A$4:.$A$53"/>
            <chart:data-point chart:repeated="50"/>
          </chart:series>
          <chart:series chart:label-cell-address="run_time_threads.$C$3" chart:values-cell-range-address="run_time_threads.$C$4:.$C$53" chart:class="chart:scatter" chart:attached-axis="primary-y" chart:style-name="G0S1">
            <chart:domain table:cell-range-address="run_time_threads.$A$4:.$A$53"/>
            <chart:data-point chart:repeated="50"/>
          </chart:series>
          <chart:series chart:label-cell-address="run_time_threads.$D$3" chart:values-cell-range-address="run_time_threads.$D$4:.$D$53" chart:class="chart:scatter" chart:attached-axis="primary-y" chart:style-name="G0S2">
            <chart:domain table:cell-range-address="run_time_threads.$A$4:.$A$53"/>
            <chart:data-point chart:repeated="50"/>
          </chart:series>
          <chart:series chart:label-cell-address="run_time_threads.$E$3" chart:values-cell-range-address="run_time_threads.$E$4:.$E$53" chart:class="chart:scatter" chart:attached-axis="primary-y" chart:style-name="G0S3">
            <chart:domain table:cell-range-address="run_time_threads.$A$4:.$A$53"/>
            <chart:data-point chart:repeated="50"/>
          </chart:series>
          <chart:series chart:label-cell-address="run_time_threads.$F$3" chart:values-cell-range-address="run_time_threads.$F$4:.$F$53" chart:class="chart:scatter" chart:attached-axis="primary-y" chart:style-name="G0S4">
            <chart:domain table:cell-range-address="run_time_threads.$A$4:.$A$53"/>
            <chart:data-point chart:repeated="50"/>
          </chart:series>
          <chart:series chart:label-cell-address="run_time_threads.$G$3" chart:values-cell-range-address="run_time_threads.$G$4:.$G$53" chart:class="chart:scatter" chart:attached-axis="primary-y" chart:style-name="G0S5">
            <chart:domain table:cell-range-address="run_time_threads.$A$4:.$A$53"/>
            <chart:data-point chart:repeated="50"/>
          </chart:series>
          <chart:series chart:label-cell-address="run_time_threads.$H$3" chart:values-cell-range-address="run_time_threads.$H$4:.$H$53" chart:class="chart:scatter" chart:attached-axis="primary-y" chart:style-name="G0S6">
            <chart:domain table:cell-range-address="run_time_threads.$A$4:.$A$53"/>
            <chart:data-point chart:repeated="50"/>
          </chart:series>
          <chart:series chart:label-cell-address="run_time_threads.$I$3" chart:values-cell-range-address="run_time_threads.$I$4:.$I$53" chart:class="chart:scatter" chart:attached-axis="primary-y" chart:style-name="G0S7">
            <chart:domain table:cell-range-address="run_time_threads.$A$4:.$A$53"/>
            <chart:data-point chart:repeated="5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maximum="18000" chart:minimum="5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06.5000787401575pt" svg:width="674.25pt" chart:style-name="Crt0">
        <chart:title chart:style-name="CT00">
          <text:p text:style-name="a0" text:class-names="" text:cond-style-name="">Simulation Runtime<text:line-break/>50 Runs per #threads, sorted, for measles_16 config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run_time_threads.$B$59" chart:values-cell-range-address="run_time_threads.$B$60:.$B$109" chart:class="chart:scatter" chart:attached-axis="primary-y" chart:style-name="G0S0">
            <chart:domain table:cell-range-address="run_time_threads.$A$60:.$A$109"/>
            <chart:data-point chart:repeated="50"/>
          </chart:series>
          <chart:series chart:label-cell-address="run_time_threads.$C$59" chart:values-cell-range-address="run_time_threads.$C$60:.$C$109" chart:class="chart:scatter" chart:attached-axis="primary-y" chart:style-name="G0S1">
            <chart:domain table:cell-range-address="run_time_threads.$A$60:.$A$109"/>
            <chart:data-point chart:repeated="50"/>
          </chart:series>
          <chart:series chart:label-cell-address="run_time_threads.$D$59" chart:values-cell-range-address="run_time_threads.$D$60:.$D$109" chart:class="chart:scatter" chart:attached-axis="primary-y" chart:style-name="G0S2">
            <chart:domain table:cell-range-address="run_time_threads.$A$60:.$A$109"/>
            <chart:data-point chart:repeated="50"/>
          </chart:series>
          <chart:series chart:label-cell-address="run_time_threads.$E$59" chart:values-cell-range-address="run_time_threads.$E$60:.$E$109" chart:class="chart:scatter" chart:attached-axis="primary-y" chart:style-name="G0S3">
            <chart:domain table:cell-range-address="run_time_threads.$A$60:.$A$109"/>
            <chart:data-point chart:repeated="50"/>
          </chart:series>
          <chart:series chart:label-cell-address="run_time_threads.$F$59" chart:values-cell-range-address="run_time_threads.$F$60:.$F$109" chart:class="chart:scatter" chart:attached-axis="primary-y" chart:style-name="G0S4">
            <chart:domain table:cell-range-address="run_time_threads.$A$60:.$A$109"/>
            <chart:data-point chart:repeated="50"/>
          </chart:series>
          <chart:series chart:label-cell-address="run_time_threads.$G$59" chart:values-cell-range-address="run_time_threads.$G$60:.$G$109" chart:class="chart:scatter" chart:attached-axis="primary-y" chart:style-name="G0S5">
            <chart:domain table:cell-range-address="run_time_threads.$A$60:.$A$109"/>
            <chart:data-point chart:repeated="50"/>
          </chart:series>
          <chart:series chart:label-cell-address="run_time_threads.$H$59" chart:values-cell-range-address="run_time_threads.$H$60:.$H$109" chart:class="chart:scatter" chart:attached-axis="primary-y" chart:style-name="G0S6">
            <chart:domain table:cell-range-address="run_time_threads.$A$60:.$A$109"/>
            <chart:data-point chart:repeated="50"/>
          </chart:series>
          <chart:series chart:label-cell-address="run_time_threads.$I$59" chart:values-cell-range-address="run_time_threads.$I$60:.$I$109" chart:class="chart:scatter" chart:attached-axis="primary-y" chart:style-name="G0S7">
            <chart:domain table:cell-range-address="run_time_threads.$A$60:.$A$109"/>
            <chart:data-point chart:repeated="5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9000" chart:minimum="2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43.25pt" svg:width="669.3750393700787pt" chart:style-name="Crt0">
        <chart:title chart:style-name="CT00">
          <text:p text:style-name="a0" text:class-names="" text:cond-style-name="">Simulation Runtime<text:line-break/>50 Runs per #threads, sorted, for measles_60 config</text:p>
        </chart:title>
        <chart:legend chart:legend-position="bottom" chart:legend-align="center" chart:style-name="Lgnd"/>
        <chart:plot-area svg:x="10.12pt" svg:y="51.68748031496063pt" svg:width="650.2550393700787pt" svg:height="366.6874015748031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run_time_threads.$B$114" chart:values-cell-range-address="run_time_threads.$B$115:.$B$164" chart:class="chart:scatter" chart:attached-axis="primary-y" chart:style-name="G0S0">
            <chart:domain table:cell-range-address="run_time_threads.$A$115:.$A$164"/>
            <chart:data-point chart:repeated="50"/>
          </chart:series>
          <chart:series chart:label-cell-address="run_time_threads.$C$114" chart:values-cell-range-address="run_time_threads.$C$115:.$C$164" chart:class="chart:scatter" chart:attached-axis="primary-y" chart:style-name="G0S1">
            <chart:domain table:cell-range-address="run_time_threads.$A$115:.$A$164"/>
            <chart:data-point chart:repeated="50"/>
          </chart:series>
          <chart:series chart:label-cell-address="run_time_threads.$D$114" chart:values-cell-range-address="run_time_threads.$D$115:.$D$164" chart:class="chart:scatter" chart:attached-axis="primary-y" chart:style-name="G0S2">
            <chart:domain table:cell-range-address="run_time_threads.$A$115:.$A$164"/>
            <chart:data-point chart:repeated="50"/>
          </chart:series>
          <chart:series chart:label-cell-address="run_time_threads.$E$114" chart:values-cell-range-address="run_time_threads.$E$115:.$E$164" chart:class="chart:scatter" chart:attached-axis="primary-y" chart:style-name="G0S3">
            <chart:domain table:cell-range-address="run_time_threads.$A$115:.$A$164"/>
            <chart:data-point chart:repeated="50"/>
          </chart:series>
          <chart:series chart:label-cell-address="run_time_threads.$F$114" chart:values-cell-range-address="run_time_threads.$F$115:.$F$164" chart:class="chart:scatter" chart:attached-axis="primary-y" chart:style-name="G0S4">
            <chart:domain table:cell-range-address="run_time_threads.$A$115:.$A$164"/>
            <chart:data-point chart:repeated="50"/>
          </chart:series>
          <chart:series chart:label-cell-address="run_time_threads.$G$114" chart:values-cell-range-address="run_time_threads.$G$115:.$G$164" chart:class="chart:scatter" chart:attached-axis="primary-y" chart:style-name="G0S5">
            <chart:domain table:cell-range-address="run_time_threads.$A$115:.$A$164"/>
            <chart:data-point chart:repeated="50"/>
          </chart:series>
          <chart:series chart:label-cell-address="run_time_threads.$H$114" chart:values-cell-range-address="run_time_threads.$H$115:.$H$164" chart:class="chart:scatter" chart:attached-axis="primary-y" chart:style-name="G0S6">
            <chart:domain table:cell-range-address="run_time_threads.$A$115:.$A$164"/>
            <chart:data-point chart:repeated="50"/>
          </chart:series>
          <chart:series chart:label-cell-address="run_time_threads.$I$114" chart:values-cell-range-address="run_time_threads.$I$115:.$I$164" chart:class="chart:scatter" chart:attached-axis="primary-y" chart:style-name="G0S7">
            <chart:domain table:cell-range-address="run_time_threads.$A$115:.$A$164"/>
            <chart:data-point chart:repeated="5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